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9.07mm"/>
    </style:style>
    <style:style style:name="co6" style:family="table-column">
      <style:table-column-properties fo:break-before="auto" style:column-width="33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 style:vertical-align="top"/>
    </style:style>
    <style:style style:name="ce4" style:family="table-cell" style:parent-style-name="Default">
      <style:table-cell-properties fo:border="none" style:vertical-align="top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eeeeee" fo:border="0.06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#ffff99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default-cell-style-name="ce1"/>
        <table:table-row table:style-name="ro1">
          <table:table-cell table:style-name="ce1"/>
          <table:table-cell table:style-name="ce9" office:value-type="string" calcext:value-type="string" table:number-columns-spanned="3" table:number-rows-spanned="1">
            <text:p>Rn4 trimmed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Rn4 untrimmed</text:p>
          </table:table-cell>
          <table:covered-table-cell table:number-columns-repeated="2" table:style-name="Default"/>
          <table:table-cell table:style-name="ce9" office:value-type="string" calcext:value-type="string" table:number-columns-spanned="3" table:number-rows-spanned="1">
            <text:p>Rn6 trimmed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Rn6 untrimmed</text:p>
          </table:table-cell>
          <table:covered-table-cell table:number-columns-repeated="2"/>
        </table:table-row>
        <table:table-row table:style-name="ro1">
          <table:table-cell table:style-name="ce2" office:value-type="float" office:value="7973" calcext:value-type="float" table:number-columns-spanned="1" table:number-rows-spanned="117">
            <text:p>7973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equence length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equence length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equence length</text:p>
          </table:table-cell>
          <table:table-cell office:value-type="string" calcext:value-type="string">
            <text:p>Mappe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equence length</text:p>
          </table:table-cell>
          <table:table-cell office:value-type="string" calcext:value-type="string">
            <text:p>Mapped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02</text:p>
          </table:table-cell>
          <table:table-cell office:value-type="float" office:value="1061" calcext:value-type="float">
            <text:p>1061</text:p>
          </table:table-cell>
          <table:table-cell office:value-type="float" office:value="94205" calcext:value-type="float">
            <text:p>94205</text:p>
          </table:table-cell>
          <table:table-cell office:value-type="string" calcext:value-type="string">
            <text:p>ERCC-00002</text:p>
          </table:table-cell>
          <table:table-cell office:value-type="float" office:value="1061" calcext:value-type="float">
            <text:p>1061</text:p>
          </table:table-cell>
          <table:table-cell office:value-type="float" office:value="89813" calcext:value-type="float">
            <text:p>89813</text:p>
          </table:table-cell>
          <table:table-cell office:value-type="string" calcext:value-type="string">
            <text:p>ERCC-00002</text:p>
          </table:table-cell>
          <table:table-cell office:value-type="float" office:value="1061" calcext:value-type="float">
            <text:p>1061</text:p>
          </table:table-cell>
          <table:table-cell office:value-type="float" office:value="94203" calcext:value-type="float">
            <text:p>94203</text:p>
          </table:table-cell>
          <table:table-cell office:value-type="string" calcext:value-type="string">
            <text:p>ERCC-00002</text:p>
          </table:table-cell>
          <table:table-cell office:value-type="float" office:value="1061" calcext:value-type="float">
            <text:p>1061</text:p>
          </table:table-cell>
          <table:table-cell office:value-type="float" office:value="89812" calcext:value-type="float">
            <text:p>8981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03</text:p>
          </table:table-cell>
          <table:table-cell office:value-type="float" office:value="1023" calcext:value-type="float">
            <text:p>1023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ERCC-00003</text:p>
          </table:table-cell>
          <table:table-cell office:value-type="float" office:value="1023" calcext:value-type="float">
            <text:p>1023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ERCC-00003</text:p>
          </table:table-cell>
          <table:table-cell office:value-type="float" office:value="1023" calcext:value-type="float">
            <text:p>1023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ERCC-00003</text:p>
          </table:table-cell>
          <table:table-cell office:value-type="float" office:value="1023" calcext:value-type="float">
            <text:p>1023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04</text:p>
          </table:table-cell>
          <table:table-cell office:value-type="float" office:value="523" calcext:value-type="float">
            <text:p>523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ERCC-00004</text:p>
          </table:table-cell>
          <table:table-cell office:value-type="float" office:value="523" calcext:value-type="float">
            <text:p>523</text:p>
          </table:table-cell>
          <table:table-cell office:value-type="float" office:value="2790" calcext:value-type="float">
            <text:p>2790</text:p>
          </table:table-cell>
          <table:table-cell office:value-type="string" calcext:value-type="string">
            <text:p>ERCC-00004</text:p>
          </table:table-cell>
          <table:table-cell office:value-type="float" office:value="523" calcext:value-type="float">
            <text:p>523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ERCC-00004</text:p>
          </table:table-cell>
          <table:table-cell office:value-type="float" office:value="523" calcext:value-type="float">
            <text:p>523</text:p>
          </table:table-cell>
          <table:table-cell office:value-type="float" office:value="2790" calcext:value-type="float">
            <text:p>279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09</text:p>
          </table:table-cell>
          <table:table-cell office:value-type="float" office:value="984" calcext:value-type="float">
            <text:p>984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ERCC-00009</text:p>
          </table:table-cell>
          <table:table-cell office:value-type="float" office:value="984" calcext:value-type="float">
            <text:p>9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ERCC-00009</text:p>
          </table:table-cell>
          <table:table-cell office:value-type="float" office:value="984" calcext:value-type="float">
            <text:p>984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ERCC-00009</text:p>
          </table:table-cell>
          <table:table-cell office:value-type="float" office:value="984" calcext:value-type="float">
            <text:p>984</text:p>
          </table:table-cell>
          <table:table-cell office:value-type="float" office:value="1651" calcext:value-type="float">
            <text:p>165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12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12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12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12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13</text:p>
          </table:table-cell>
          <table:table-cell office:value-type="float" office:value="808" calcext:value-type="float">
            <text:p>8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CC-00013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013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013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14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4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4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4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16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16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6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16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17</text:p>
          </table:table-cell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7</text:p>
          </table:table-cell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19</text:p>
          </table:table-cell>
          <table:table-cell office:value-type="float" office:value="644" calcext:value-type="float">
            <text:p>6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CC-00019</text:p>
          </table:table-cell>
          <table:table-cell office:value-type="float" office:value="644" calcext:value-type="float">
            <text:p>6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CC-00019</text:p>
          </table:table-cell>
          <table:table-cell office:value-type="float" office:value="644" calcext:value-type="float">
            <text:p>6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CC-00019</text:p>
          </table:table-cell>
          <table:table-cell office:value-type="float" office:value="644" calcext:value-type="float">
            <text:p>6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22</text:p>
          </table:table-cell>
          <table:table-cell office:value-type="float" office:value="751" calcext:value-type="float">
            <text:p>751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ERCC-00022</text:p>
          </table:table-cell>
          <table:table-cell office:value-type="float" office:value="751" calcext:value-type="float">
            <text:p>751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ERCC-00022</text:p>
          </table:table-cell>
          <table:table-cell office:value-type="float" office:value="751" calcext:value-type="float">
            <text:p>751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ERCC-00022</text:p>
          </table:table-cell>
          <table:table-cell office:value-type="float" office:value="751" calcext:value-type="float">
            <text:p>75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2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2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2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2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25</text:p>
          </table:table-cell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RCC-00025</text:p>
          </table:table-cell>
          <table:table-cell office:value-type="float" office:value="1994" calcext:value-type="float">
            <text:p>199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RCC-00025</text:p>
          </table:table-cell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RCC-00025</text:p>
          </table:table-cell>
          <table:table-cell office:value-type="float" office:value="1994" calcext:value-type="float">
            <text:p>19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28</text:p>
          </table:table-cell>
          <table:table-cell office:value-type="float" office:value="1130" calcext:value-type="float">
            <text:p>1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CC-00028</text:p>
          </table:table-cell>
          <table:table-cell office:value-type="float" office:value="1130" calcext:value-type="float">
            <text:p>1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028</text:p>
          </table:table-cell>
          <table:table-cell office:value-type="float" office:value="1130" calcext:value-type="float">
            <text:p>1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028</text:p>
          </table:table-cell>
          <table:table-cell office:value-type="float" office:value="1130" calcext:value-type="float">
            <text:p>1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31</text:p>
          </table:table-cell>
          <table:table-cell office:value-type="float" office:value="1138" calcext:value-type="float">
            <text:p>11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31</text:p>
          </table:table-cell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31</text:p>
          </table:table-cell>
          <table:table-cell office:value-type="float" office:value="1138" calcext:value-type="float">
            <text:p>11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31</text:p>
          </table:table-cell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3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033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33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033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34</text:p>
          </table:table-cell>
          <table:table-cell office:value-type="float" office:value="1019" calcext:value-type="float">
            <text:p>1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RCC-00034</text:p>
          </table:table-cell>
          <table:table-cell office:value-type="float" office:value="1019" calcext:value-type="float">
            <text:p>1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RCC-00034</text:p>
          </table:table-cell>
          <table:table-cell office:value-type="float" office:value="1019" calcext:value-type="float">
            <text:p>10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RCC-00034</text:p>
          </table:table-cell>
          <table:table-cell office:value-type="float" office:value="1019" calcext:value-type="float">
            <text:p>10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35</text:p>
          </table:table-cell>
          <table:table-cell office:value-type="float" office:value="1130" calcext:value-type="float">
            <text:p>113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RCC-00035</text:p>
          </table:table-cell>
          <table:table-cell office:value-type="float" office:value="1130" calcext:value-type="float">
            <text:p>113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RCC-00035</text:p>
          </table:table-cell>
          <table:table-cell office:value-type="float" office:value="1130" calcext:value-type="float">
            <text:p>113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RCC-00035</text:p>
          </table:table-cell>
          <table:table-cell office:value-type="float" office:value="1130" calcext:value-type="float">
            <text:p>113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39</text:p>
          </table:table-cell>
          <table:table-cell office:value-type="float" office:value="740" calcext:value-type="float">
            <text:p>7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CC-00039</text:p>
          </table:table-cell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CC-00039</text:p>
          </table:table-cell>
          <table:table-cell office:value-type="float" office:value="740" calcext:value-type="float">
            <text:p>7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CC-00039</text:p>
          </table:table-cell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40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40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40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40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41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41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41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41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42</text:p>
          </table:table-cell>
          <table:table-cell office:value-type="float" office:value="1023" calcext:value-type="float">
            <text:p>1023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ERCC-00042</text:p>
          </table:table-cell>
          <table:table-cell office:value-type="float" office:value="1023" calcext:value-type="float">
            <text:p>1023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ERCC-00042</text:p>
          </table:table-cell>
          <table:table-cell office:value-type="float" office:value="1023" calcext:value-type="float">
            <text:p>1023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ERCC-00042</text:p>
          </table:table-cell>
          <table:table-cell office:value-type="float" office:value="1023" calcext:value-type="float">
            <text:p>1023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43</text:p>
          </table:table-cell>
          <table:table-cell office:value-type="float" office:value="1023" calcext:value-type="float">
            <text:p>1023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ERCC-00043</text:p>
          </table:table-cell>
          <table:table-cell office:value-type="float" office:value="1023" calcext:value-type="float">
            <text:p>1023</text:p>
          </table:table-cell>
          <table:table-cell office:value-type="float" office:value="3156" calcext:value-type="float">
            <text:p>3156</text:p>
          </table:table-cell>
          <table:table-cell office:value-type="string" calcext:value-type="string">
            <text:p>ERCC-00043</text:p>
          </table:table-cell>
          <table:table-cell office:value-type="float" office:value="1023" calcext:value-type="float">
            <text:p>1023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ERCC-00043</text:p>
          </table:table-cell>
          <table:table-cell office:value-type="float" office:value="1023" calcext:value-type="float">
            <text:p>1023</text:p>
          </table:table-cell>
          <table:table-cell office:value-type="float" office:value="3156" calcext:value-type="float">
            <text:p>315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44</text:p>
          </table:table-cell>
          <table:table-cell office:value-type="float" office:value="1156" calcext:value-type="float">
            <text:p>115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RCC-00044</text:p>
          </table:table-cell>
          <table:table-cell office:value-type="float" office:value="1156" calcext:value-type="float">
            <text:p>115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RCC-00044</text:p>
          </table:table-cell>
          <table:table-cell office:value-type="float" office:value="1156" calcext:value-type="float">
            <text:p>115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RCC-00044</text:p>
          </table:table-cell>
          <table:table-cell office:value-type="float" office:value="1156" calcext:value-type="float">
            <text:p>11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46</text:p>
          </table:table-cell>
          <table:table-cell office:value-type="float" office:value="522" calcext:value-type="float">
            <text:p>522</text:p>
          </table:table-cell>
          <table:table-cell office:value-type="float" office:value="15716" calcext:value-type="float">
            <text:p>15716</text:p>
          </table:table-cell>
          <table:table-cell office:value-type="string" calcext:value-type="string">
            <text:p>ERCC-00046</text:p>
          </table:table-cell>
          <table:table-cell office:value-type="float" office:value="522" calcext:value-type="float">
            <text:p>522</text:p>
          </table:table-cell>
          <table:table-cell office:value-type="float" office:value="15244" calcext:value-type="float">
            <text:p>15244</text:p>
          </table:table-cell>
          <table:table-cell office:value-type="string" calcext:value-type="string">
            <text:p>ERCC-00046</text:p>
          </table:table-cell>
          <table:table-cell office:value-type="float" office:value="522" calcext:value-type="float">
            <text:p>522</text:p>
          </table:table-cell>
          <table:table-cell office:value-type="float" office:value="15712" calcext:value-type="float">
            <text:p>15712</text:p>
          </table:table-cell>
          <table:table-cell office:value-type="string" calcext:value-type="string">
            <text:p>ERCC-00046</text:p>
          </table:table-cell>
          <table:table-cell office:value-type="float" office:value="522" calcext:value-type="float">
            <text:p>522</text:p>
          </table:table-cell>
          <table:table-cell office:value-type="float" office:value="15241" calcext:value-type="float">
            <text:p>1524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48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48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48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48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51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RCC-00051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RCC-00051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RCC-00051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53</text:p>
          </table:table-cell>
          <table:table-cell office:value-type="float" office:value="1023" calcext:value-type="float">
            <text:p>102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RCC-00053</text:p>
          </table:table-cell>
          <table:table-cell office:value-type="float" office:value="1023" calcext:value-type="float">
            <text:p>102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RCC-00053</text:p>
          </table:table-cell>
          <table:table-cell office:value-type="float" office:value="1023" calcext:value-type="float">
            <text:p>102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RCC-00053</text:p>
          </table:table-cell>
          <table:table-cell office:value-type="float" office:value="1023" calcext:value-type="float">
            <text:p>10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54</text:p>
          </table:table-cell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CC-00054</text:p>
          </table:table-cell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CC-00054</text:p>
          </table:table-cell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CC-00054</text:p>
          </table:table-cell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57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57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57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57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58</text:p>
          </table:table-cell>
          <table:table-cell office:value-type="float" office:value="1136" calcext:value-type="float">
            <text:p>11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RCC-00058</text:p>
          </table:table-cell>
          <table:table-cell office:value-type="float" office:value="1136" calcext:value-type="float">
            <text:p>11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CC-00058</text:p>
          </table:table-cell>
          <table:table-cell office:value-type="float" office:value="1136" calcext:value-type="float">
            <text:p>11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RCC-00058</text:p>
          </table:table-cell>
          <table:table-cell office:value-type="float" office:value="1136" calcext:value-type="float">
            <text:p>11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59</text:p>
          </table:table-cell>
          <table:table-cell office:value-type="float" office:value="525" calcext:value-type="float">
            <text:p>5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RCC-00059</text:p>
          </table:table-cell>
          <table:table-cell office:value-type="float" office:value="525" calcext:value-type="float">
            <text:p>5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RCC-00059</text:p>
          </table:table-cell>
          <table:table-cell office:value-type="float" office:value="525" calcext:value-type="float">
            <text:p>5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RCC-00059</text:p>
          </table:table-cell>
          <table:table-cell office:value-type="float" office:value="525" calcext:value-type="float">
            <text:p>5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60</text:p>
          </table:table-cell>
          <table:table-cell office:value-type="float" office:value="523" calcext:value-type="float">
            <text:p>523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RCC-00060</text:p>
          </table:table-cell>
          <table:table-cell office:value-type="float" office:value="523" calcext:value-type="float">
            <text:p>523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ERCC-00060</text:p>
          </table:table-cell>
          <table:table-cell office:value-type="float" office:value="523" calcext:value-type="float">
            <text:p>523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ERCC-00060</text:p>
          </table:table-cell>
          <table:table-cell office:value-type="float" office:value="523" calcext:value-type="float">
            <text:p>523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61</text:p>
          </table:table-cell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61</text:p>
          </table:table-cell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61</text:p>
          </table:table-cell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61</text:p>
          </table:table-cell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62</text:p>
          </table:table-cell>
          <table:table-cell office:value-type="float" office:value="1023" calcext:value-type="float">
            <text:p>10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RCC-00062</text:p>
          </table:table-cell>
          <table:table-cell office:value-type="float" office:value="1023" calcext:value-type="float">
            <text:p>10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RCC-00062</text:p>
          </table:table-cell>
          <table:table-cell office:value-type="float" office:value="1023" calcext:value-type="float">
            <text:p>10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RCC-00062</text:p>
          </table:table-cell>
          <table:table-cell office:value-type="float" office:value="1023" calcext:value-type="float">
            <text:p>10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67</text:p>
          </table:table-cell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67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67</text:p>
          </table:table-cell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67</text:p>
          </table:table-cell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69</text:p>
          </table:table-cell>
          <table:table-cell office:value-type="float" office:value="1137" calcext:value-type="float">
            <text:p>1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CC-00069</text:p>
          </table:table-cell>
          <table:table-cell office:value-type="float" office:value="1137" calcext:value-type="float">
            <text:p>11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CC-00069</text:p>
          </table:table-cell>
          <table:table-cell office:value-type="float" office:value="1137" calcext:value-type="float">
            <text:p>1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CC-00069</text:p>
          </table:table-cell>
          <table:table-cell office:value-type="float" office:value="1137" calcext:value-type="float">
            <text:p>11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71</text:p>
          </table:table-cell>
          <table:table-cell office:value-type="float" office:value="642" calcext:value-type="float">
            <text:p>6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RCC-00071</text:p>
          </table:table-cell>
          <table:table-cell office:value-type="float" office:value="642" calcext:value-type="float">
            <text:p>6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RCC-00071</text:p>
          </table:table-cell>
          <table:table-cell office:value-type="float" office:value="642" calcext:value-type="float">
            <text:p>6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ERCC-00071</text:p>
          </table:table-cell>
          <table:table-cell office:value-type="float" office:value="642" calcext:value-type="float">
            <text:p>64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7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73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73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73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74</text:p>
          </table:table-cell>
          <table:table-cell office:value-type="float" office:value="522" calcext:value-type="float">
            <text:p>522</text:p>
          </table:table-cell>
          <table:table-cell office:value-type="float" office:value="44925" calcext:value-type="float">
            <text:p>44925</text:p>
          </table:table-cell>
          <table:table-cell office:value-type="string" calcext:value-type="string">
            <text:p>ERCC-00074</text:p>
          </table:table-cell>
          <table:table-cell office:value-type="float" office:value="522" calcext:value-type="float">
            <text:p>522</text:p>
          </table:table-cell>
          <table:table-cell office:value-type="float" office:value="43769" calcext:value-type="float">
            <text:p>43769</text:p>
          </table:table-cell>
          <table:table-cell office:value-type="string" calcext:value-type="string">
            <text:p>ERCC-00074</text:p>
          </table:table-cell>
          <table:table-cell office:value-type="float" office:value="522" calcext:value-type="float">
            <text:p>522</text:p>
          </table:table-cell>
          <table:table-cell office:value-type="float" office:value="44922" calcext:value-type="float">
            <text:p>44922</text:p>
          </table:table-cell>
          <table:table-cell office:value-type="string" calcext:value-type="string">
            <text:p>ERCC-00074</text:p>
          </table:table-cell>
          <table:table-cell office:value-type="float" office:value="522" calcext:value-type="float">
            <text:p>522</text:p>
          </table:table-cell>
          <table:table-cell office:value-type="float" office:value="43768" calcext:value-type="float">
            <text:p>4376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75</text:p>
          </table:table-cell>
          <table:table-cell office:value-type="float" office:value="1023" calcext:value-type="float">
            <text:p>1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75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75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75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76</text:p>
          </table:table-cell>
          <table:table-cell office:value-type="float" office:value="642" calcext:value-type="float">
            <text:p>64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ERCC-00076</text:p>
          </table:table-cell>
          <table:table-cell office:value-type="float" office:value="642" calcext:value-type="float">
            <text:p>642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ERCC-00076</text:p>
          </table:table-cell>
          <table:table-cell office:value-type="float" office:value="642" calcext:value-type="float">
            <text:p>64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ERCC-00076</text:p>
          </table:table-cell>
          <table:table-cell office:value-type="float" office:value="642" calcext:value-type="float">
            <text:p>642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77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077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077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077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78</text:p>
          </table:table-cell>
          <table:table-cell office:value-type="float" office:value="993" calcext:value-type="float">
            <text:p>99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RCC-00078</text:p>
          </table:table-cell>
          <table:table-cell office:value-type="float" office:value="993" calcext:value-type="float">
            <text:p>99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RCC-00078</text:p>
          </table:table-cell>
          <table:table-cell office:value-type="float" office:value="993" calcext:value-type="float">
            <text:p>99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RCC-00078</text:p>
          </table:table-cell>
          <table:table-cell office:value-type="float" office:value="993" calcext:value-type="float">
            <text:p>99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79</text:p>
          </table:table-cell>
          <table:table-cell office:value-type="float" office:value="644" calcext:value-type="float">
            <text:p>64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RCC-00079</text:p>
          </table:table-cell>
          <table:table-cell office:value-type="float" office:value="644" calcext:value-type="float">
            <text:p>64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RCC-00079</text:p>
          </table:table-cell>
          <table:table-cell office:value-type="float" office:value="644" calcext:value-type="float">
            <text:p>64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RCC-00079</text:p>
          </table:table-cell>
          <table:table-cell office:value-type="float" office:value="644" calcext:value-type="float">
            <text:p>6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8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83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8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3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8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84</text:p>
          </table:table-cell>
          <table:table-cell office:value-type="float" office:value="994" calcext:value-type="float">
            <text:p>99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RCC-00084</text:p>
          </table:table-cell>
          <table:table-cell office:value-type="float" office:value="994" calcext:value-type="float">
            <text:p>99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RCC-00084</text:p>
          </table:table-cell>
          <table:table-cell office:value-type="float" office:value="994" calcext:value-type="float">
            <text:p>99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RCC-00084</text:p>
          </table:table-cell>
          <table:table-cell office:value-type="float" office:value="994" calcext:value-type="float">
            <text:p>99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85</text:p>
          </table:table-cell>
          <table:table-cell office:value-type="float" office:value="844" calcext:value-type="float">
            <text:p>8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085</text:p>
          </table:table-cell>
          <table:table-cell office:value-type="float" office:value="844" calcext:value-type="float">
            <text:p>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85</text:p>
          </table:table-cell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85</text:p>
          </table:table-cell>
          <table:table-cell office:value-type="float" office:value="844" calcext:value-type="float">
            <text:p>8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86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6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6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6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92</text:p>
          </table:table-cell>
          <table:table-cell office:value-type="float" office:value="1124" calcext:value-type="float">
            <text:p>112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RCC-00092</text:p>
          </table:table-cell>
          <table:table-cell office:value-type="float" office:value="1124" calcext:value-type="float">
            <text:p>11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RCC-00092</text:p>
          </table:table-cell>
          <table:table-cell office:value-type="float" office:value="1124" calcext:value-type="float">
            <text:p>112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RCC-00092</text:p>
          </table:table-cell>
          <table:table-cell office:value-type="float" office:value="1124" calcext:value-type="float">
            <text:p>112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95</text:p>
          </table:table-cell>
          <table:table-cell office:value-type="float" office:value="521" calcext:value-type="float">
            <text:p>5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RCC-00095</text:p>
          </table:table-cell>
          <table:table-cell office:value-type="float" office:value="521" calcext:value-type="float">
            <text:p>5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RCC-00095</text:p>
          </table:table-cell>
          <table:table-cell office:value-type="float" office:value="521" calcext:value-type="float">
            <text:p>5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RCC-00095</text:p>
          </table:table-cell>
          <table:table-cell office:value-type="float" office:value="521" calcext:value-type="float">
            <text:p>5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96</text:p>
          </table:table-cell>
          <table:table-cell office:value-type="float" office:value="1107" calcext:value-type="float">
            <text:p>1107</text:p>
          </table:table-cell>
          <table:table-cell office:value-type="float" office:value="23158" calcext:value-type="float">
            <text:p>23158</text:p>
          </table:table-cell>
          <table:table-cell office:value-type="string" calcext:value-type="string">
            <text:p>ERCC-00096</text:p>
          </table:table-cell>
          <table:table-cell office:value-type="float" office:value="1107" calcext:value-type="float">
            <text:p>1107</text:p>
          </table:table-cell>
          <table:table-cell office:value-type="float" office:value="21858" calcext:value-type="float">
            <text:p>21858</text:p>
          </table:table-cell>
          <table:table-cell office:value-type="string" calcext:value-type="string">
            <text:p>ERCC-00096</text:p>
          </table:table-cell>
          <table:table-cell office:value-type="float" office:value="1107" calcext:value-type="float">
            <text:p>1107</text:p>
          </table:table-cell>
          <table:table-cell office:value-type="float" office:value="23154" calcext:value-type="float">
            <text:p>23154</text:p>
          </table:table-cell>
          <table:table-cell office:value-type="string" calcext:value-type="string">
            <text:p>ERCC-00096</text:p>
          </table:table-cell>
          <table:table-cell office:value-type="float" office:value="1107" calcext:value-type="float">
            <text:p>1107</text:p>
          </table:table-cell>
          <table:table-cell office:value-type="float" office:value="21856" calcext:value-type="float">
            <text:p>2185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97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97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97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97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98</text:p>
          </table:table-cell>
          <table:table-cell office:value-type="float" office:value="1143" calcext:value-type="float">
            <text:p>1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98</text:p>
          </table:table-cell>
          <table:table-cell office:value-type="float" office:value="1143" calcext:value-type="float">
            <text:p>1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98</text:p>
          </table:table-cell>
          <table:table-cell office:value-type="float" office:value="1143" calcext:value-type="float">
            <text:p>1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98</text:p>
          </table:table-cell>
          <table:table-cell office:value-type="float" office:value="1143" calcext:value-type="float">
            <text:p>1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099</text:p>
          </table:table-cell>
          <table:table-cell office:value-type="float" office:value="1350" calcext:value-type="float">
            <text:p>13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RCC-00099</text:p>
          </table:table-cell>
          <table:table-cell office:value-type="float" office:value="1350" calcext:value-type="float">
            <text:p>13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RCC-00099</text:p>
          </table:table-cell>
          <table:table-cell office:value-type="float" office:value="1350" calcext:value-type="float">
            <text:p>13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RCC-00099</text:p>
          </table:table-cell>
          <table:table-cell office:value-type="float" office:value="1350" calcext:value-type="float">
            <text:p>13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0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0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0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0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08</text:p>
          </table:table-cell>
          <table:table-cell office:value-type="float" office:value="1022" calcext:value-type="float">
            <text:p>102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ERCC-00108</text:p>
          </table:table-cell>
          <table:table-cell office:value-type="float" office:value="1022" calcext:value-type="float">
            <text:p>1022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ERCC-00108</text:p>
          </table:table-cell>
          <table:table-cell office:value-type="float" office:value="1022" calcext:value-type="float">
            <text:p>102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ERCC-00108</text:p>
          </table:table-cell>
          <table:table-cell office:value-type="float" office:value="1022" calcext:value-type="float">
            <text:p>1022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09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109</text:p>
          </table:table-cell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109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109</text:p>
          </table:table-cell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11</text:p>
          </table:table-cell>
          <table:table-cell office:value-type="float" office:value="994" calcext:value-type="float">
            <text:p>994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ERCC-00111</text:p>
          </table:table-cell>
          <table:table-cell office:value-type="float" office:value="994" calcext:value-type="float">
            <text:p>994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ERCC-00111</text:p>
          </table:table-cell>
          <table:table-cell office:value-type="float" office:value="994" calcext:value-type="float">
            <text:p>994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ERCC-00111</text:p>
          </table:table-cell>
          <table:table-cell office:value-type="float" office:value="994" calcext:value-type="float">
            <text:p>994</text:p>
          </table:table-cell>
          <table:table-cell office:value-type="float" office:value="1720" calcext:value-type="float">
            <text:p>172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12</text:p>
          </table:table-cell>
          <table:table-cell office:value-type="float" office:value="1136" calcext:value-type="float">
            <text:p>113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RCC-00112</text:p>
          </table:table-cell>
          <table:table-cell office:value-type="float" office:value="1136" calcext:value-type="float">
            <text:p>113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ERCC-00112</text:p>
          </table:table-cell>
          <table:table-cell office:value-type="float" office:value="1136" calcext:value-type="float">
            <text:p>1136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ERCC-00112</text:p>
          </table:table-cell>
          <table:table-cell office:value-type="float" office:value="1136" calcext:value-type="float">
            <text:p>113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13</text:p>
          </table:table-cell>
          <table:table-cell office:value-type="float" office:value="840" calcext:value-type="float">
            <text:p>840</text:p>
          </table:table-cell>
          <table:table-cell office:value-type="float" office:value="12833" calcext:value-type="float">
            <text:p>12833</text:p>
          </table:table-cell>
          <table:table-cell office:value-type="string" calcext:value-type="string">
            <text:p>ERCC-00113</text:p>
          </table:table-cell>
          <table:table-cell office:value-type="float" office:value="840" calcext:value-type="float">
            <text:p>840</text:p>
          </table:table-cell>
          <table:table-cell office:value-type="float" office:value="12039" calcext:value-type="float">
            <text:p>12039</text:p>
          </table:table-cell>
          <table:table-cell office:value-type="string" calcext:value-type="string">
            <text:p>ERCC-00113</text:p>
          </table:table-cell>
          <table:table-cell office:value-type="float" office:value="840" calcext:value-type="float">
            <text:p>840</text:p>
          </table:table-cell>
          <table:table-cell office:value-type="float" office:value="12832" calcext:value-type="float">
            <text:p>12832</text:p>
          </table:table-cell>
          <table:table-cell office:value-type="string" calcext:value-type="string">
            <text:p>ERCC-00113</text:p>
          </table:table-cell>
          <table:table-cell office:value-type="float" office:value="840" calcext:value-type="float">
            <text:p>840</text:p>
          </table:table-cell>
          <table:table-cell office:value-type="float" office:value="12038" calcext:value-type="float">
            <text:p>1203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16</text:p>
          </table:table-cell>
          <table:table-cell office:value-type="float" office:value="1991" calcext:value-type="float">
            <text:p>199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RCC-00116</text:p>
          </table:table-cell>
          <table:table-cell office:value-type="float" office:value="1991" calcext:value-type="float">
            <text:p>199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RCC-00116</text:p>
          </table:table-cell>
          <table:table-cell office:value-type="float" office:value="1991" calcext:value-type="float">
            <text:p>199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RCC-00116</text:p>
          </table:table-cell>
          <table:table-cell office:value-type="float" office:value="1991" calcext:value-type="float">
            <text:p>199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20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20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20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20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23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2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23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2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26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26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26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26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30</text:p>
          </table:table-cell>
          <table:table-cell office:value-type="float" office:value="1059" calcext:value-type="float">
            <text:p>1059</text:p>
          </table:table-cell>
          <table:table-cell office:value-type="float" office:value="12598" calcext:value-type="float">
            <text:p>12598</text:p>
          </table:table-cell>
          <table:table-cell office:value-type="string" calcext:value-type="string">
            <text:p>ERCC-00130</text:p>
          </table:table-cell>
          <table:table-cell office:value-type="float" office:value="1059" calcext:value-type="float">
            <text:p>1059</text:p>
          </table:table-cell>
          <table:table-cell office:value-type="float" office:value="11659" calcext:value-type="float">
            <text:p>11659</text:p>
          </table:table-cell>
          <table:table-cell office:value-type="string" calcext:value-type="string">
            <text:p>ERCC-00130</text:p>
          </table:table-cell>
          <table:table-cell office:value-type="float" office:value="1059" calcext:value-type="float">
            <text:p>1059</text:p>
          </table:table-cell>
          <table:table-cell office:value-type="float" office:value="12599" calcext:value-type="float">
            <text:p>12599</text:p>
          </table:table-cell>
          <table:table-cell office:value-type="string" calcext:value-type="string">
            <text:p>ERCC-00130</text:p>
          </table:table-cell>
          <table:table-cell office:value-type="float" office:value="1059" calcext:value-type="float">
            <text:p>1059</text:p>
          </table:table-cell>
          <table:table-cell office:value-type="float" office:value="11659" calcext:value-type="float">
            <text:p>11659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31</text:p>
          </table:table-cell>
          <table:table-cell office:value-type="float" office:value="771" calcext:value-type="float">
            <text:p>7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RCC-00131</text:p>
          </table:table-cell>
          <table:table-cell office:value-type="float" office:value="771" calcext:value-type="float">
            <text:p>77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RCC-00131</text:p>
          </table:table-cell>
          <table:table-cell office:value-type="float" office:value="771" calcext:value-type="float">
            <text:p>7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RCC-00131</text:p>
          </table:table-cell>
          <table:table-cell office:value-type="float" office:value="771" calcext:value-type="float">
            <text:p>77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34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34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34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34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36</text:p>
          </table:table-cell>
          <table:table-cell office:value-type="float" office:value="1033" calcext:value-type="float">
            <text:p>1033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ERCC-00136</text:p>
          </table:table-cell>
          <table:table-cell office:value-type="float" office:value="1033" calcext:value-type="float">
            <text:p>103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RCC-00136</text:p>
          </table:table-cell>
          <table:table-cell office:value-type="float" office:value="1033" calcext:value-type="float">
            <text:p>1033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ERCC-00136</text:p>
          </table:table-cell>
          <table:table-cell office:value-type="float" office:value="1033" calcext:value-type="float">
            <text:p>103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37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37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37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37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38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3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38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3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4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4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4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4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43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143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143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143</text:p>
          </table:table-cell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44</text:p>
          </table:table-cell>
          <table:table-cell office:value-type="float" office:value="538" calcext:value-type="float">
            <text:p>5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CC-00144</text:p>
          </table:table-cell>
          <table:table-cell office:value-type="float" office:value="538" calcext:value-type="float">
            <text:p>5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CC-00144</text:p>
          </table:table-cell>
          <table:table-cell office:value-type="float" office:value="538" calcext:value-type="float">
            <text:p>5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CC-00144</text:p>
          </table:table-cell>
          <table:table-cell office:value-type="float" office:value="538" calcext:value-type="float">
            <text:p>5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45</text:p>
          </table:table-cell>
          <table:table-cell office:value-type="float" office:value="1042" calcext:value-type="float">
            <text:p>1042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ERCC-00145</text:p>
          </table:table-cell>
          <table:table-cell office:value-type="float" office:value="1042" calcext:value-type="float">
            <text:p>104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RCC-00145</text:p>
          </table:table-cell>
          <table:table-cell office:value-type="float" office:value="1042" calcext:value-type="float">
            <text:p>1042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ERCC-00145</text:p>
          </table:table-cell>
          <table:table-cell office:value-type="float" office:value="1042" calcext:value-type="float">
            <text:p>104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47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47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47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47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48</text:p>
          </table:table-cell>
          <table:table-cell office:value-type="float" office:value="494" calcext:value-type="float">
            <text:p>4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RCC-00148</text:p>
          </table:table-cell>
          <table:table-cell office:value-type="float" office:value="494" calcext:value-type="float">
            <text:p>4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RCC-00148</text:p>
          </table:table-cell>
          <table:table-cell office:value-type="float" office:value="494" calcext:value-type="float">
            <text:p>4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RCC-00148</text:p>
          </table:table-cell>
          <table:table-cell office:value-type="float" office:value="494" calcext:value-type="float">
            <text:p>4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50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50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50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50</text:p>
          </table:table-cell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54</text:p>
          </table:table-cell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CC-00154</text:p>
          </table:table-cell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154</text:p>
          </table:table-cell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CC-00154</text:p>
          </table:table-cell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56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5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56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5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57</text:p>
          </table:table-cell>
          <table:table-cell office:value-type="float" office:value="1019" calcext:value-type="float">
            <text:p>1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RCC-00157</text:p>
          </table:table-cell>
          <table:table-cell office:value-type="float" office:value="1019" calcext:value-type="float">
            <text:p>1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RCC-00157</text:p>
          </table:table-cell>
          <table:table-cell office:value-type="float" office:value="1019" calcext:value-type="float">
            <text:p>1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RCC-00157</text:p>
          </table:table-cell>
          <table:table-cell office:value-type="float" office:value="1019" calcext:value-type="float">
            <text:p>10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58</text:p>
          </table:table-cell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58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158</text:p>
          </table:table-cell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58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60</text:p>
          </table:table-cell>
          <table:table-cell office:value-type="float" office:value="743" calcext:value-type="float">
            <text:p>7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RCC-00160</text:p>
          </table:table-cell>
          <table:table-cell office:value-type="float" office:value="743" calcext:value-type="float">
            <text:p>74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RCC-00160</text:p>
          </table:table-cell>
          <table:table-cell office:value-type="float" office:value="743" calcext:value-type="float">
            <text:p>7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RCC-00160</text:p>
          </table:table-cell>
          <table:table-cell office:value-type="float" office:value="743" calcext:value-type="float">
            <text:p>74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62</text:p>
          </table:table-cell>
          <table:table-cell office:value-type="float" office:value="523" calcext:value-type="float">
            <text:p>52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RCC-00162</text:p>
          </table:table-cell>
          <table:table-cell office:value-type="float" office:value="523" calcext:value-type="float">
            <text:p>52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RCC-00162</text:p>
          </table:table-cell>
          <table:table-cell office:value-type="float" office:value="523" calcext:value-type="float">
            <text:p>52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RCC-00162</text:p>
          </table:table-cell>
          <table:table-cell office:value-type="float" office:value="523" calcext:value-type="float">
            <text:p>52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63</text:p>
          </table:table-cell>
          <table:table-cell office:value-type="float" office:value="543" calcext:value-type="float">
            <text:p>5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RCC-00163</text:p>
          </table:table-cell>
          <table:table-cell office:value-type="float" office:value="543" calcext:value-type="float">
            <text:p>5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RCC-00163</text:p>
          </table:table-cell>
          <table:table-cell office:value-type="float" office:value="543" calcext:value-type="float">
            <text:p>5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RCC-00163</text:p>
          </table:table-cell>
          <table:table-cell office:value-type="float" office:value="543" calcext:value-type="float">
            <text:p>5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64</text:p>
          </table:table-cell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64</text:p>
          </table:table-cell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64</text:p>
          </table:table-cell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64</text:p>
          </table:table-cell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65</text:p>
          </table:table-cell>
          <table:table-cell office:value-type="float" office:value="872" calcext:value-type="float">
            <text:p>87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RCC-00165</text:p>
          </table:table-cell>
          <table:table-cell office:value-type="float" office:value="872" calcext:value-type="float">
            <text:p>87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ERCC-00165</text:p>
          </table:table-cell>
          <table:table-cell office:value-type="float" office:value="872" calcext:value-type="float">
            <text:p>87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RCC-00165</text:p>
          </table:table-cell>
          <table:table-cell office:value-type="float" office:value="872" calcext:value-type="float">
            <text:p>87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6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6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6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68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70</text:p>
          </table:table-cell>
          <table:table-cell office:value-type="float" office:value="1023" calcext:value-type="float">
            <text:p>10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CC-00170</text:p>
          </table:table-cell>
          <table:table-cell office:value-type="float" office:value="1023" calcext:value-type="float">
            <text:p>10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CC-00170</text:p>
          </table:table-cell>
          <table:table-cell office:value-type="float" office:value="1023" calcext:value-type="float">
            <text:p>10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CC-00170</text:p>
          </table:table-cell>
          <table:table-cell office:value-type="float" office:value="1023" calcext:value-type="float">
            <text:p>1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ERCC-00171</text:p>
          </table:table-cell>
          <table:table-cell office:value-type="float" office:value="505" calcext:value-type="float">
            <text:p>505</text:p>
          </table:table-cell>
          <table:table-cell office:value-type="float" office:value="7467" calcext:value-type="float">
            <text:p>7467</text:p>
          </table:table-cell>
          <table:table-cell office:value-type="string" calcext:value-type="string">
            <text:p>ERCC-00171</text:p>
          </table:table-cell>
          <table:table-cell office:value-type="float" office:value="505" calcext:value-type="float">
            <text:p>505</text:p>
          </table:table-cell>
          <table:table-cell office:value-type="float" office:value="6975" calcext:value-type="float">
            <text:p>6975</text:p>
          </table:table-cell>
          <table:table-cell office:value-type="string" calcext:value-type="string">
            <text:p>ERCC-00171</text:p>
          </table:table-cell>
          <table:table-cell office:value-type="float" office:value="505" calcext:value-type="float">
            <text:p>505</text:p>
          </table:table-cell>
          <table:table-cell office:value-type="float" office:value="7466" calcext:value-type="float">
            <text:p>7466</text:p>
          </table:table-cell>
          <table:table-cell office:value-type="string" calcext:value-type="string">
            <text:p>ERCC-00171</text:p>
          </table:table-cell>
          <table:table-cell office:value-type="float" office:value="505" calcext:value-type="float">
            <text:p>505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1</text:p>
          </table:table-cell>
          <table:table-cell office:value-type="float" office:value="267910886" calcext:value-type="float">
            <text:p>267910886</text:p>
          </table:table-cell>
          <table:table-cell office:value-type="float" office:value="2582000" calcext:value-type="float">
            <text:p>2582000</text:p>
          </table:table-cell>
          <table:table-cell office:value-type="string" calcext:value-type="string">
            <text:p>chr1</text:p>
          </table:table-cell>
          <table:table-cell office:value-type="float" office:value="267910886" calcext:value-type="float">
            <text:p>267910886</text:p>
          </table:table-cell>
          <table:table-cell office:value-type="float" office:value="2437336" calcext:value-type="float">
            <text:p>2437336</text:p>
          </table:table-cell>
          <table:table-cell office:value-type="string" calcext:value-type="string">
            <text:p>chr1</text:p>
          </table:table-cell>
          <table:table-cell office:value-type="float" office:value="282763074" calcext:value-type="float">
            <text:p>282763074</text:p>
          </table:table-cell>
          <table:table-cell office:value-type="float" office:value="2818396" calcext:value-type="float">
            <text:p>2818396</text:p>
          </table:table-cell>
          <table:table-cell office:value-type="string" calcext:value-type="string">
            <text:p>chr1</text:p>
          </table:table-cell>
          <table:table-cell office:value-type="float" office:value="282763074" calcext:value-type="float">
            <text:p>282763074</text:p>
          </table:table-cell>
          <table:table-cell office:value-type="float" office:value="2676741" calcext:value-type="float">
            <text:p>267674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10</text:p>
          </table:table-cell>
          <table:table-cell office:value-type="float" office:value="110718848" calcext:value-type="float">
            <text:p>110718848</text:p>
          </table:table-cell>
          <table:table-cell office:value-type="float" office:value="1285326" calcext:value-type="float">
            <text:p>1285326</text:p>
          </table:table-cell>
          <table:table-cell office:value-type="string" calcext:value-type="string">
            <text:p>chr10</text:p>
          </table:table-cell>
          <table:table-cell office:value-type="float" office:value="110718848" calcext:value-type="float">
            <text:p>110718848</text:p>
          </table:table-cell>
          <table:table-cell office:value-type="float" office:value="1214462" calcext:value-type="float">
            <text:p>1214462</text:p>
          </table:table-cell>
          <table:table-cell office:value-type="string" calcext:value-type="string">
            <text:p>chr10</text:p>
          </table:table-cell>
          <table:table-cell office:value-type="float" office:value="112626471" calcext:value-type="float">
            <text:p>112626471</text:p>
          </table:table-cell>
          <table:table-cell office:value-type="float" office:value="1368107" calcext:value-type="float">
            <text:p>1368107</text:p>
          </table:table-cell>
          <table:table-cell office:value-type="string" calcext:value-type="string">
            <text:p>chr10</text:p>
          </table:table-cell>
          <table:table-cell office:value-type="float" office:value="112626471" calcext:value-type="float">
            <text:p>112626471</text:p>
          </table:table-cell>
          <table:table-cell office:value-type="float" office:value="1293782" calcext:value-type="float">
            <text:p>129378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11</text:p>
          </table:table-cell>
          <table:table-cell office:value-type="float" office:value="87759784" calcext:value-type="float">
            <text:p>87759784</text:p>
          </table:table-cell>
          <table:table-cell office:value-type="float" office:value="764648" calcext:value-type="float">
            <text:p>764648</text:p>
          </table:table-cell>
          <table:table-cell office:value-type="string" calcext:value-type="string">
            <text:p>chr11</text:p>
          </table:table-cell>
          <table:table-cell office:value-type="float" office:value="87759784" calcext:value-type="float">
            <text:p>87759784</text:p>
          </table:table-cell>
          <table:table-cell office:value-type="float" office:value="721538" calcext:value-type="float">
            <text:p>721538</text:p>
          </table:table-cell>
          <table:table-cell office:value-type="string" calcext:value-type="string">
            <text:p>chr11</text:p>
          </table:table-cell>
          <table:table-cell office:value-type="float" office:value="90463843" calcext:value-type="float">
            <text:p>90463843</text:p>
          </table:table-cell>
          <table:table-cell office:value-type="float" office:value="774795" calcext:value-type="float">
            <text:p>774795</text:p>
          </table:table-cell>
          <table:table-cell office:value-type="string" calcext:value-type="string">
            <text:p>chr11</text:p>
          </table:table-cell>
          <table:table-cell office:value-type="float" office:value="90463843" calcext:value-type="float">
            <text:p>90463843</text:p>
          </table:table-cell>
          <table:table-cell office:value-type="float" office:value="731768" calcext:value-type="float">
            <text:p>73176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12</text:p>
          </table:table-cell>
          <table:table-cell office:value-type="float" office:value="46782294" calcext:value-type="float">
            <text:p>46782294</text:p>
          </table:table-cell>
          <table:table-cell office:value-type="float" office:value="608819" calcext:value-type="float">
            <text:p>608819</text:p>
          </table:table-cell>
          <table:table-cell office:value-type="string" calcext:value-type="string">
            <text:p>chr12</text:p>
          </table:table-cell>
          <table:table-cell office:value-type="float" office:value="46782294" calcext:value-type="float">
            <text:p>46782294</text:p>
          </table:table-cell>
          <table:table-cell office:value-type="float" office:value="572884" calcext:value-type="float">
            <text:p>572884</text:p>
          </table:table-cell>
          <table:table-cell office:value-type="string" calcext:value-type="string">
            <text:p>chr12</text:p>
          </table:table-cell>
          <table:table-cell office:value-type="float" office:value="52716770" calcext:value-type="float">
            <text:p>52716770</text:p>
          </table:table-cell>
          <table:table-cell office:value-type="float" office:value="655970" calcext:value-type="float">
            <text:p>655970</text:p>
          </table:table-cell>
          <table:table-cell office:value-type="string" calcext:value-type="string">
            <text:p>chr12</text:p>
          </table:table-cell>
          <table:table-cell office:value-type="float" office:value="52716770" calcext:value-type="float">
            <text:p>52716770</text:p>
          </table:table-cell>
          <table:table-cell office:value-type="float" office:value="618378" calcext:value-type="float">
            <text:p>61837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13</text:p>
          </table:table-cell>
          <table:table-cell office:value-type="float" office:value="111154910" calcext:value-type="float">
            <text:p>111154910</text:p>
          </table:table-cell>
          <table:table-cell office:value-type="float" office:value="814458" calcext:value-type="float">
            <text:p>814458</text:p>
          </table:table-cell>
          <table:table-cell office:value-type="string" calcext:value-type="string">
            <text:p>chr13</text:p>
          </table:table-cell>
          <table:table-cell office:value-type="float" office:value="111154910" calcext:value-type="float">
            <text:p>111154910</text:p>
          </table:table-cell>
          <table:table-cell office:value-type="float" office:value="773038" calcext:value-type="float">
            <text:p>773038</text:p>
          </table:table-cell>
          <table:table-cell office:value-type="string" calcext:value-type="string">
            <text:p>chr13</text:p>
          </table:table-cell>
          <table:table-cell office:value-type="float" office:value="114033958" calcext:value-type="float">
            <text:p>114033958</text:p>
          </table:table-cell>
          <table:table-cell office:value-type="float" office:value="883056" calcext:value-type="float">
            <text:p>883056</text:p>
          </table:table-cell>
          <table:table-cell office:value-type="string" calcext:value-type="string">
            <text:p>chr13</text:p>
          </table:table-cell>
          <table:table-cell office:value-type="float" office:value="114033958" calcext:value-type="float">
            <text:p>114033958</text:p>
          </table:table-cell>
          <table:table-cell office:value-type="float" office:value="839072" calcext:value-type="float">
            <text:p>83907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14</text:p>
          </table:table-cell>
          <table:table-cell office:value-type="float" office:value="112194335" calcext:value-type="float">
            <text:p>112194335</text:p>
          </table:table-cell>
          <table:table-cell office:value-type="float" office:value="3587976" calcext:value-type="float">
            <text:p>3587976</text:p>
          </table:table-cell>
          <table:table-cell office:value-type="string" calcext:value-type="string">
            <text:p>chr14</text:p>
          </table:table-cell>
          <table:table-cell office:value-type="float" office:value="112194335" calcext:value-type="float">
            <text:p>112194335</text:p>
          </table:table-cell>
          <table:table-cell office:value-type="float" office:value="3398121" calcext:value-type="float">
            <text:p>3398121</text:p>
          </table:table-cell>
          <table:table-cell office:value-type="string" calcext:value-type="string">
            <text:p>chr14</text:p>
          </table:table-cell>
          <table:table-cell office:value-type="float" office:value="115493446" calcext:value-type="float">
            <text:p>115493446</text:p>
          </table:table-cell>
          <table:table-cell office:value-type="float" office:value="3782781" calcext:value-type="float">
            <text:p>3782781</text:p>
          </table:table-cell>
          <table:table-cell office:value-type="string" calcext:value-type="string">
            <text:p>chr14</text:p>
          </table:table-cell>
          <table:table-cell office:value-type="float" office:value="115493446" calcext:value-type="float">
            <text:p>115493446</text:p>
          </table:table-cell>
          <table:table-cell office:value-type="float" office:value="3585183" calcext:value-type="float">
            <text:p>358518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15</text:p>
          </table:table-cell>
          <table:table-cell office:value-type="float" office:value="109758846" calcext:value-type="float">
            <text:p>109758846</text:p>
          </table:table-cell>
          <table:table-cell office:value-type="float" office:value="436946" calcext:value-type="float">
            <text:p>436946</text:p>
          </table:table-cell>
          <table:table-cell office:value-type="string" calcext:value-type="string">
            <text:p>chr15</text:p>
          </table:table-cell>
          <table:table-cell office:value-type="float" office:value="109758846" calcext:value-type="float">
            <text:p>109758846</text:p>
          </table:table-cell>
          <table:table-cell office:value-type="float" office:value="414469" calcext:value-type="float">
            <text:p>414469</text:p>
          </table:table-cell>
          <table:table-cell office:value-type="string" calcext:value-type="string">
            <text:p>chr15</text:p>
          </table:table-cell>
          <table:table-cell office:value-type="float" office:value="111246239" calcext:value-type="float">
            <text:p>111246239</text:p>
          </table:table-cell>
          <table:table-cell office:value-type="float" office:value="450437" calcext:value-type="float">
            <text:p>450437</text:p>
          </table:table-cell>
          <table:table-cell office:value-type="string" calcext:value-type="string">
            <text:p>chr15</text:p>
          </table:table-cell>
          <table:table-cell office:value-type="float" office:value="111246239" calcext:value-type="float">
            <text:p>111246239</text:p>
          </table:table-cell>
          <table:table-cell office:value-type="float" office:value="427689" calcext:value-type="float">
            <text:p>427689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16</text:p>
          </table:table-cell>
          <table:table-cell office:value-type="float" office:value="90238779" calcext:value-type="float">
            <text:p>90238779</text:p>
          </table:table-cell>
          <table:table-cell office:value-type="float" office:value="693040" calcext:value-type="float">
            <text:p>693040</text:p>
          </table:table-cell>
          <table:table-cell office:value-type="string" calcext:value-type="string">
            <text:p>chr16</text:p>
          </table:table-cell>
          <table:table-cell office:value-type="float" office:value="90238779" calcext:value-type="float">
            <text:p>90238779</text:p>
          </table:table-cell>
          <table:table-cell office:value-type="float" office:value="657000" calcext:value-type="float">
            <text:p>657000</text:p>
          </table:table-cell>
          <table:table-cell office:value-type="string" calcext:value-type="string">
            <text:p>chr16</text:p>
          </table:table-cell>
          <table:table-cell office:value-type="float" office:value="90668790" calcext:value-type="float">
            <text:p>90668790</text:p>
          </table:table-cell>
          <table:table-cell office:value-type="float" office:value="719990" calcext:value-type="float">
            <text:p>719990</text:p>
          </table:table-cell>
          <table:table-cell office:value-type="string" calcext:value-type="string">
            <text:p>chr16</text:p>
          </table:table-cell>
          <table:table-cell office:value-type="float" office:value="90668790" calcext:value-type="float">
            <text:p>90668790</text:p>
          </table:table-cell>
          <table:table-cell office:value-type="float" office:value="683833" calcext:value-type="float">
            <text:p>68383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17</text:p>
          </table:table-cell>
          <table:table-cell office:value-type="float" office:value="97296363" calcext:value-type="float">
            <text:p>97296363</text:p>
          </table:table-cell>
          <table:table-cell office:value-type="float" office:value="471019" calcext:value-type="float">
            <text:p>471019</text:p>
          </table:table-cell>
          <table:table-cell office:value-type="string" calcext:value-type="string">
            <text:p>chr17</text:p>
          </table:table-cell>
          <table:table-cell office:value-type="float" office:value="97296363" calcext:value-type="float">
            <text:p>97296363</text:p>
          </table:table-cell>
          <table:table-cell office:value-type="float" office:value="447051" calcext:value-type="float">
            <text:p>447051</text:p>
          </table:table-cell>
          <table:table-cell office:value-type="string" calcext:value-type="string">
            <text:p>chr17</text:p>
          </table:table-cell>
          <table:table-cell office:value-type="float" office:value="90843779" calcext:value-type="float">
            <text:p>90843779</text:p>
          </table:table-cell>
          <table:table-cell office:value-type="float" office:value="477127" calcext:value-type="float">
            <text:p>477127</text:p>
          </table:table-cell>
          <table:table-cell office:value-type="string" calcext:value-type="string">
            <text:p>chr17</text:p>
          </table:table-cell>
          <table:table-cell office:value-type="float" office:value="90843779" calcext:value-type="float">
            <text:p>90843779</text:p>
          </table:table-cell>
          <table:table-cell office:value-type="float" office:value="454119" calcext:value-type="float">
            <text:p>454119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18</text:p>
          </table:table-cell>
          <table:table-cell office:value-type="float" office:value="87265094" calcext:value-type="float">
            <text:p>87265094</text:p>
          </table:table-cell>
          <table:table-cell office:value-type="float" office:value="487853" calcext:value-type="float">
            <text:p>487853</text:p>
          </table:table-cell>
          <table:table-cell office:value-type="string" calcext:value-type="string">
            <text:p>chr18</text:p>
          </table:table-cell>
          <table:table-cell office:value-type="float" office:value="87265094" calcext:value-type="float">
            <text:p>87265094</text:p>
          </table:table-cell>
          <table:table-cell office:value-type="float" office:value="462449" calcext:value-type="float">
            <text:p>462449</text:p>
          </table:table-cell>
          <table:table-cell office:value-type="string" calcext:value-type="string">
            <text:p>chr18</text:p>
          </table:table-cell>
          <table:table-cell office:value-type="float" office:value="88201929" calcext:value-type="float">
            <text:p>88201929</text:p>
          </table:table-cell>
          <table:table-cell office:value-type="float" office:value="512393" calcext:value-type="float">
            <text:p>512393</text:p>
          </table:table-cell>
          <table:table-cell office:value-type="string" calcext:value-type="string">
            <text:p>chr18</text:p>
          </table:table-cell>
          <table:table-cell office:value-type="float" office:value="88201929" calcext:value-type="float">
            <text:p>88201929</text:p>
          </table:table-cell>
          <table:table-cell office:value-type="float" office:value="486530" calcext:value-type="float">
            <text:p>48653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19</text:p>
          </table:table-cell>
          <table:table-cell office:value-type="float" office:value="59218465" calcext:value-type="float">
            <text:p>59218465</text:p>
          </table:table-cell>
          <table:table-cell office:value-type="float" office:value="601840" calcext:value-type="float">
            <text:p>601840</text:p>
          </table:table-cell>
          <table:table-cell office:value-type="string" calcext:value-type="string">
            <text:p>chr19</text:p>
          </table:table-cell>
          <table:table-cell office:value-type="float" office:value="59218465" calcext:value-type="float">
            <text:p>59218465</text:p>
          </table:table-cell>
          <table:table-cell office:value-type="float" office:value="568098" calcext:value-type="float">
            <text:p>568098</text:p>
          </table:table-cell>
          <table:table-cell office:value-type="string" calcext:value-type="string">
            <text:p>chr19</text:p>
          </table:table-cell>
          <table:table-cell office:value-type="float" office:value="62275575" calcext:value-type="float">
            <text:p>62275575</text:p>
          </table:table-cell>
          <table:table-cell office:value-type="float" office:value="611012" calcext:value-type="float">
            <text:p>611012</text:p>
          </table:table-cell>
          <table:table-cell office:value-type="string" calcext:value-type="string">
            <text:p>chr19</text:p>
          </table:table-cell>
          <table:table-cell office:value-type="float" office:value="62275575" calcext:value-type="float">
            <text:p>62275575</text:p>
          </table:table-cell>
          <table:table-cell office:value-type="float" office:value="576807" calcext:value-type="float">
            <text:p>576807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2</text:p>
          </table:table-cell>
          <table:table-cell office:value-type="float" office:value="258207540" calcext:value-type="float">
            <text:p>258207540</text:p>
          </table:table-cell>
          <table:table-cell office:value-type="float" office:value="1668894" calcext:value-type="float">
            <text:p>1668894</text:p>
          </table:table-cell>
          <table:table-cell office:value-type="string" calcext:value-type="string">
            <text:p>chr2</text:p>
          </table:table-cell>
          <table:table-cell office:value-type="float" office:value="258207540" calcext:value-type="float">
            <text:p>258207540</text:p>
          </table:table-cell>
          <table:table-cell office:value-type="float" office:value="1585474" calcext:value-type="float">
            <text:p>1585474</text:p>
          </table:table-cell>
          <table:table-cell office:value-type="string" calcext:value-type="string">
            <text:p>chr2</text:p>
          </table:table-cell>
          <table:table-cell office:value-type="float" office:value="266435125" calcext:value-type="float">
            <text:p>266435125</text:p>
          </table:table-cell>
          <table:table-cell office:value-type="float" office:value="1754349" calcext:value-type="float">
            <text:p>1754349</text:p>
          </table:table-cell>
          <table:table-cell office:value-type="string" calcext:value-type="string">
            <text:p>chr2</text:p>
          </table:table-cell>
          <table:table-cell office:value-type="float" office:value="266435125" calcext:value-type="float">
            <text:p>266435125</text:p>
          </table:table-cell>
          <table:table-cell office:value-type="float" office:value="1671908" calcext:value-type="float">
            <text:p>167190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20</text:p>
          </table:table-cell>
          <table:table-cell office:value-type="float" office:value="55268282" calcext:value-type="float">
            <text:p>55268282</text:p>
          </table:table-cell>
          <table:table-cell office:value-type="float" office:value="439790" calcext:value-type="float">
            <text:p>439790</text:p>
          </table:table-cell>
          <table:table-cell office:value-type="string" calcext:value-type="string">
            <text:p>chr20</text:p>
          </table:table-cell>
          <table:table-cell office:value-type="float" office:value="55268282" calcext:value-type="float">
            <text:p>55268282</text:p>
          </table:table-cell>
          <table:table-cell office:value-type="float" office:value="410389" calcext:value-type="float">
            <text:p>410389</text:p>
          </table:table-cell>
          <table:table-cell office:value-type="string" calcext:value-type="string">
            <text:p>chr20</text:p>
          </table:table-cell>
          <table:table-cell office:value-type="float" office:value="56205956" calcext:value-type="float">
            <text:p>56205956</text:p>
          </table:table-cell>
          <table:table-cell office:value-type="float" office:value="570629" calcext:value-type="float">
            <text:p>570629</text:p>
          </table:table-cell>
          <table:table-cell office:value-type="string" calcext:value-type="string">
            <text:p>chr20</text:p>
          </table:table-cell>
          <table:table-cell office:value-type="float" office:value="56205956" calcext:value-type="float">
            <text:p>56205956</text:p>
          </table:table-cell>
          <table:table-cell office:value-type="float" office:value="535628" calcext:value-type="float">
            <text:p>53562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3</text:p>
          </table:table-cell>
          <table:table-cell office:value-type="float" office:value="171063335" calcext:value-type="float">
            <text:p>171063335</text:p>
          </table:table-cell>
          <table:table-cell office:value-type="float" office:value="1093246" calcext:value-type="float">
            <text:p>1093246</text:p>
          </table:table-cell>
          <table:table-cell office:value-type="string" calcext:value-type="string">
            <text:p>chr3</text:p>
          </table:table-cell>
          <table:table-cell office:value-type="float" office:value="171063335" calcext:value-type="float">
            <text:p>171063335</text:p>
          </table:table-cell>
          <table:table-cell office:value-type="float" office:value="1033058" calcext:value-type="float">
            <text:p>1033058</text:p>
          </table:table-cell>
          <table:table-cell office:value-type="string" calcext:value-type="string">
            <text:p>chr3</text:p>
          </table:table-cell>
          <table:table-cell office:value-type="float" office:value="177699992" calcext:value-type="float">
            <text:p>177699992</text:p>
          </table:table-cell>
          <table:table-cell office:value-type="float" office:value="1187429" calcext:value-type="float">
            <text:p>1187429</text:p>
          </table:table-cell>
          <table:table-cell office:value-type="string" calcext:value-type="string">
            <text:p>chr3</text:p>
          </table:table-cell>
          <table:table-cell office:value-type="float" office:value="177699992" calcext:value-type="float">
            <text:p>177699992</text:p>
          </table:table-cell>
          <table:table-cell office:value-type="float" office:value="1123878" calcext:value-type="float">
            <text:p>112387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4</text:p>
          </table:table-cell>
          <table:table-cell office:value-type="float" office:value="187126005" calcext:value-type="float">
            <text:p>187126005</text:p>
          </table:table-cell>
          <table:table-cell office:value-type="float" office:value="2018487" calcext:value-type="float">
            <text:p>2018487</text:p>
          </table:table-cell>
          <table:table-cell office:value-type="string" calcext:value-type="string">
            <text:p>chr4</text:p>
          </table:table-cell>
          <table:table-cell office:value-type="float" office:value="187126005" calcext:value-type="float">
            <text:p>187126005</text:p>
          </table:table-cell>
          <table:table-cell office:value-type="float" office:value="1928761" calcext:value-type="float">
            <text:p>1928761</text:p>
          </table:table-cell>
          <table:table-cell office:value-type="string" calcext:value-type="string">
            <text:p>chr4</text:p>
          </table:table-cell>
          <table:table-cell office:value-type="float" office:value="184226339" calcext:value-type="float">
            <text:p>184226339</text:p>
          </table:table-cell>
          <table:table-cell office:value-type="float" office:value="2100528" calcext:value-type="float">
            <text:p>2100528</text:p>
          </table:table-cell>
          <table:table-cell office:value-type="string" calcext:value-type="string">
            <text:p>chr4</text:p>
          </table:table-cell>
          <table:table-cell office:value-type="float" office:value="184226339" calcext:value-type="float">
            <text:p>184226339</text:p>
          </table:table-cell>
          <table:table-cell office:value-type="float" office:value="2012730" calcext:value-type="float">
            <text:p>201273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5</text:p>
          </table:table-cell>
          <table:table-cell office:value-type="float" office:value="173096209" calcext:value-type="float">
            <text:p>173096209</text:p>
          </table:table-cell>
          <table:table-cell office:value-type="float" office:value="1585837" calcext:value-type="float">
            <text:p>1585837</text:p>
          </table:table-cell>
          <table:table-cell office:value-type="string" calcext:value-type="string">
            <text:p>chr5</text:p>
          </table:table-cell>
          <table:table-cell office:value-type="float" office:value="173096209" calcext:value-type="float">
            <text:p>173096209</text:p>
          </table:table-cell>
          <table:table-cell office:value-type="float" office:value="1494278" calcext:value-type="float">
            <text:p>1494278</text:p>
          </table:table-cell>
          <table:table-cell office:value-type="string" calcext:value-type="string">
            <text:p>chr5</text:p>
          </table:table-cell>
          <table:table-cell office:value-type="float" office:value="173707219" calcext:value-type="float">
            <text:p>173707219</text:p>
          </table:table-cell>
          <table:table-cell office:value-type="float" office:value="1683765" calcext:value-type="float">
            <text:p>1683765</text:p>
          </table:table-cell>
          <table:table-cell office:value-type="string" calcext:value-type="string">
            <text:p>chr5</text:p>
          </table:table-cell>
          <table:table-cell office:value-type="float" office:value="173707219" calcext:value-type="float">
            <text:p>173707219</text:p>
          </table:table-cell>
          <table:table-cell office:value-type="float" office:value="1559177" calcext:value-type="float">
            <text:p>1559177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6</text:p>
          </table:table-cell>
          <table:table-cell office:value-type="float" office:value="147636619" calcext:value-type="float">
            <text:p>147636619</text:p>
          </table:table-cell>
          <table:table-cell office:value-type="float" office:value="1234090" calcext:value-type="float">
            <text:p>1234090</text:p>
          </table:table-cell>
          <table:table-cell office:value-type="string" calcext:value-type="string">
            <text:p>chr6</text:p>
          </table:table-cell>
          <table:table-cell office:value-type="float" office:value="147636619" calcext:value-type="float">
            <text:p>147636619</text:p>
          </table:table-cell>
          <table:table-cell office:value-type="float" office:value="1178428" calcext:value-type="float">
            <text:p>1178428</text:p>
          </table:table-cell>
          <table:table-cell office:value-type="string" calcext:value-type="string">
            <text:p>chr6</text:p>
          </table:table-cell>
          <table:table-cell office:value-type="float" office:value="147991367" calcext:value-type="float">
            <text:p>147991367</text:p>
          </table:table-cell>
          <table:table-cell office:value-type="float" office:value="1324293" calcext:value-type="float">
            <text:p>1324293</text:p>
          </table:table-cell>
          <table:table-cell office:value-type="string" calcext:value-type="string">
            <text:p>chr6</text:p>
          </table:table-cell>
          <table:table-cell office:value-type="float" office:value="147991367" calcext:value-type="float">
            <text:p>147991367</text:p>
          </table:table-cell>
          <table:table-cell office:value-type="float" office:value="1269521" calcext:value-type="float">
            <text:p>1269521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7</text:p>
          </table:table-cell>
          <table:table-cell office:value-type="float" office:value="143002779" calcext:value-type="float">
            <text:p>143002779</text:p>
          </table:table-cell>
          <table:table-cell office:value-type="float" office:value="1201422" calcext:value-type="float">
            <text:p>1201422</text:p>
          </table:table-cell>
          <table:table-cell office:value-type="string" calcext:value-type="string">
            <text:p>chr7</text:p>
          </table:table-cell>
          <table:table-cell office:value-type="float" office:value="143002779" calcext:value-type="float">
            <text:p>143002779</text:p>
          </table:table-cell>
          <table:table-cell office:value-type="float" office:value="1130486" calcext:value-type="float">
            <text:p>1130486</text:p>
          </table:table-cell>
          <table:table-cell office:value-type="string" calcext:value-type="string">
            <text:p>chr7</text:p>
          </table:table-cell>
          <table:table-cell office:value-type="float" office:value="145729302" calcext:value-type="float">
            <text:p>145729302</text:p>
          </table:table-cell>
          <table:table-cell office:value-type="float" office:value="1241542" calcext:value-type="float">
            <text:p>1241542</text:p>
          </table:table-cell>
          <table:table-cell office:value-type="string" calcext:value-type="string">
            <text:p>chr7</text:p>
          </table:table-cell>
          <table:table-cell office:value-type="float" office:value="145729302" calcext:value-type="float">
            <text:p>145729302</text:p>
          </table:table-cell>
          <table:table-cell office:value-type="float" office:value="1170350" calcext:value-type="float">
            <text:p>1170350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8</text:p>
          </table:table-cell>
          <table:table-cell office:value-type="float" office:value="129041809" calcext:value-type="float">
            <text:p>129041809</text:p>
          </table:table-cell>
          <table:table-cell office:value-type="float" office:value="2124102" calcext:value-type="float">
            <text:p>2124102</text:p>
          </table:table-cell>
          <table:table-cell office:value-type="string" calcext:value-type="string">
            <text:p>chr8</text:p>
          </table:table-cell>
          <table:table-cell office:value-type="float" office:value="129041809" calcext:value-type="float">
            <text:p>129041809</text:p>
          </table:table-cell>
          <table:table-cell office:value-type="float" office:value="2032305" calcext:value-type="float">
            <text:p>2032305</text:p>
          </table:table-cell>
          <table:table-cell office:value-type="string" calcext:value-type="string">
            <text:p>chr8</text:p>
          </table:table-cell>
          <table:table-cell office:value-type="float" office:value="133307652" calcext:value-type="float">
            <text:p>133307652</text:p>
          </table:table-cell>
          <table:table-cell office:value-type="float" office:value="2254753" calcext:value-type="float">
            <text:p>2254753</text:p>
          </table:table-cell>
          <table:table-cell office:value-type="string" calcext:value-type="string">
            <text:p>chr8</text:p>
          </table:table-cell>
          <table:table-cell office:value-type="float" office:value="133307652" calcext:value-type="float">
            <text:p>133307652</text:p>
          </table:table-cell>
          <table:table-cell office:value-type="float" office:value="2120408" calcext:value-type="float">
            <text:p>2120408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9</text:p>
          </table:table-cell>
          <table:table-cell office:value-type="float" office:value="113440463" calcext:value-type="float">
            <text:p>113440463</text:p>
          </table:table-cell>
          <table:table-cell office:value-type="float" office:value="622331" calcext:value-type="float">
            <text:p>622331</text:p>
          </table:table-cell>
          <table:table-cell office:value-type="string" calcext:value-type="string">
            <text:p>chr9</text:p>
          </table:table-cell>
          <table:table-cell office:value-type="float" office:value="113440463" calcext:value-type="float">
            <text:p>113440463</text:p>
          </table:table-cell>
          <table:table-cell office:value-type="float" office:value="590148" calcext:value-type="float">
            <text:p>590148</text:p>
          </table:table-cell>
          <table:table-cell office:value-type="string" calcext:value-type="string">
            <text:p>chr9</text:p>
          </table:table-cell>
          <table:table-cell office:value-type="float" office:value="122095297" calcext:value-type="float">
            <text:p>122095297</text:p>
          </table:table-cell>
          <table:table-cell office:value-type="float" office:value="1017907" calcext:value-type="float">
            <text:p>1017907</text:p>
          </table:table-cell>
          <table:table-cell office:value-type="string" calcext:value-type="string">
            <text:p>chr9</text:p>
          </table:table-cell>
          <table:table-cell office:value-type="float" office:value="122095297" calcext:value-type="float">
            <text:p>122095297</text:p>
          </table:table-cell>
          <table:table-cell office:value-type="float" office:value="966153" calcext:value-type="float">
            <text:p>96615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M</text:p>
          </table:table-cell>
          <table:table-cell office:value-type="float" office:value="16300" calcext:value-type="float">
            <text:p>16300</text:p>
          </table:table-cell>
          <table:table-cell office:value-type="float" office:value="1712629" calcext:value-type="float">
            <text:p>1712629</text:p>
          </table:table-cell>
          <table:table-cell office:value-type="string" calcext:value-type="string">
            <text:p>chrM</text:p>
          </table:table-cell>
          <table:table-cell office:value-type="float" office:value="16300" calcext:value-type="float">
            <text:p>16300</text:p>
          </table:table-cell>
          <table:table-cell office:value-type="float" office:value="1636533" calcext:value-type="float">
            <text:p>1636533</text:p>
          </table:table-cell>
          <table:table-cell office:value-type="string" calcext:value-type="string">
            <text:p>chrM</text:p>
          </table:table-cell>
          <table:table-cell office:value-type="float" office:value="16313" calcext:value-type="float">
            <text:p>16313</text:p>
          </table:table-cell>
          <table:table-cell office:value-type="float" office:value="1881649" calcext:value-type="float">
            <text:p>1881649</text:p>
          </table:table-cell>
          <table:table-cell office:value-type="string" calcext:value-type="string">
            <text:p>chrM</text:p>
          </table:table-cell>
          <table:table-cell office:value-type="float" office:value="16313" calcext:value-type="float">
            <text:p>16313</text:p>
          </table:table-cell>
          <table:table-cell office:value-type="float" office:value="1790864" calcext:value-type="float">
            <text:p>179086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chrX</text:p>
          </table:table-cell>
          <table:table-cell office:value-type="float" office:value="160699376" calcext:value-type="float">
            <text:p>160699376</text:p>
          </table:table-cell>
          <table:table-cell office:value-type="float" office:value="379625" calcext:value-type="float">
            <text:p>379625</text:p>
          </table:table-cell>
          <table:table-cell office:value-type="string" calcext:value-type="string">
            <text:p>chrX</text:p>
          </table:table-cell>
          <table:table-cell office:value-type="float" office:value="160699376" calcext:value-type="float">
            <text:p>160699376</text:p>
          </table:table-cell>
          <table:table-cell office:value-type="float" office:value="362549" calcext:value-type="float">
            <text:p>362549</text:p>
          </table:table-cell>
          <table:table-cell office:value-type="string" calcext:value-type="string">
            <text:p>chrX</text:p>
          </table:table-cell>
          <table:table-cell office:value-type="float" office:value="159970021" calcext:value-type="float">
            <text:p>159970021</text:p>
          </table:table-cell>
          <table:table-cell office:value-type="float" office:value="396820" calcext:value-type="float">
            <text:p>396820</text:p>
          </table:table-cell>
          <table:table-cell office:value-type="string" calcext:value-type="string">
            <text:p>chrX</text:p>
          </table:table-cell>
          <table:table-cell office:value-type="float" office:value="159970021" calcext:value-type="float">
            <text:p>159970021</text:p>
          </table:table-cell>
          <table:table-cell office:value-type="float" office:value="383255" calcext:value-type="float">
            <text:p>38325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rY</text:p>
          </table:table-cell>
          <table:table-cell office:value-type="float" office:value="3310458" calcext:value-type="float">
            <text:p>3310458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chrY</text:p>
          </table:table-cell>
          <table:table-cell office:value-type="float" office:value="3310458" calcext:value-type="float">
            <text:p>3310458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covered-table-cell table:style-name="ce4"/>
          <table:table-cell table:style-name="ce11" table:number-columns-repeated="6"/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Total mapped</text:p>
          </table:table-cell>
          <table:table-cell table:style-name="ce11" table:number-columns-repeated="2"/>
          <table:table-cell table:style-name="ce12" table:formula="of:=SUM([.D3:.D117])" office:value-type="float" office:value="26650652" calcext:value-type="float">
            <text:p>26650652</text:p>
          </table:table-cell>
          <table:table-cell table:style-name="ce11" table:number-columns-repeated="2"/>
          <table:table-cell table:style-name="ce12" table:formula="of:=SUM([.G3:.G117])" office:value-type="float" office:value="25274607" calcext:value-type="float">
            <text:p>25274607</text:p>
          </table:table-cell>
          <table:table-cell table:number-columns-repeated="2"/>
          <table:table-cell table:style-name="ce12" table:formula="of:=SUM([.J3:.J118])" office:value-type="float" office:value="28709260" calcext:value-type="float">
            <text:p>28709260</text:p>
          </table:table-cell>
          <table:table-cell table:number-columns-repeated="2"/>
          <table:table-cell table:style-name="ce12" table:formula="of:=SUM([.M3:.M118])" office:value-type="float" office:value="27208610" calcext:value-type="float">
            <text:p>27208610</text:p>
          </table:table-cell>
        </table:table-row>
        <table:table-row table:style-name="ro1">
          <table:table-cell table:style-name="ce5" office:value-type="float" office:value="8033" calcext:value-type="float" table:number-columns-spanned="1" table:number-rows-spanned="116">
            <text:p>8033</text:p>
          </table:table-cell>
          <table:table-cell table:style-name="ce6" office:value-type="string" calcext:value-type="string">
            <text:p>ERCC-00002</text:p>
          </table:table-cell>
          <table:table-cell table:style-name="ce6" office:value-type="float" office:value="1061" calcext:value-type="float">
            <text:p>1061</text:p>
          </table:table-cell>
          <table:table-cell table:style-name="ce6" office:value-type="float" office:value="114544" calcext:value-type="float">
            <text:p>114544</text:p>
          </table:table-cell>
          <table:table-cell table:style-name="ce6" office:value-type="string" calcext:value-type="string">
            <text:p>ERCC-00002</text:p>
          </table:table-cell>
          <table:table-cell table:style-name="ce6" office:value-type="float" office:value="1061" calcext:value-type="float">
            <text:p>1061</text:p>
          </table:table-cell>
          <table:table-cell table:style-name="ce6" office:value-type="float" office:value="93517" calcext:value-type="float">
            <text:p>93517</text:p>
          </table:table-cell>
          <table:table-cell table:style-name="ce6" office:value-type="string" calcext:value-type="string">
            <text:p>ERCC-00002</text:p>
          </table:table-cell>
          <table:table-cell table:style-name="ce6" office:value-type="float" office:value="1061" calcext:value-type="float">
            <text:p>1061</text:p>
          </table:table-cell>
          <table:table-cell table:style-name="ce6" office:value-type="float" office:value="114520" calcext:value-type="float">
            <text:p>114520</text:p>
          </table:table-cell>
          <table:table-cell table:style-name="ce6" office:value-type="string" calcext:value-type="string">
            <text:p>ERCC-00002</text:p>
          </table:table-cell>
          <table:table-cell table:style-name="ce6" office:value-type="float" office:value="1061" calcext:value-type="float">
            <text:p>1061</text:p>
          </table:table-cell>
          <table:table-cell table:style-name="ce6" office:value-type="float" office:value="93513" calcext:value-type="float">
            <text:p>9351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0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7416" calcext:value-type="float">
            <text:p>7416</text:p>
          </table:table-cell>
          <table:table-cell table:style-name="ce6" office:value-type="string" calcext:value-type="string">
            <text:p>ERCC-0000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6335" calcext:value-type="float">
            <text:p>6335</text:p>
          </table:table-cell>
          <table:table-cell table:style-name="ce6" office:value-type="string" calcext:value-type="string">
            <text:p>ERCC-0000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7415" calcext:value-type="float">
            <text:p>7415</text:p>
          </table:table-cell>
          <table:table-cell table:style-name="ce6" office:value-type="string" calcext:value-type="string">
            <text:p>ERCC-0000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6334" calcext:value-type="float">
            <text:p>633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04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8473" calcext:value-type="float">
            <text:p>28473</text:p>
          </table:table-cell>
          <table:table-cell table:style-name="ce6" office:value-type="string" calcext:value-type="string">
            <text:p>ERCC-00004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2325" calcext:value-type="float">
            <text:p>22325</text:p>
          </table:table-cell>
          <table:table-cell table:style-name="ce6" office:value-type="string" calcext:value-type="string">
            <text:p>ERCC-00004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8466" calcext:value-type="float">
            <text:p>28466</text:p>
          </table:table-cell>
          <table:table-cell table:style-name="ce6" office:value-type="string" calcext:value-type="string">
            <text:p>ERCC-00004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2323" calcext:value-type="float">
            <text:p>2232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09</text:p>
          </table:table-cell>
          <table:table-cell table:style-name="ce6" office:value-type="float" office:value="984" calcext:value-type="float">
            <text:p>984</text:p>
          </table:table-cell>
          <table:table-cell table:style-name="ce6" office:value-type="float" office:value="4233" calcext:value-type="float">
            <text:p>4233</text:p>
          </table:table-cell>
          <table:table-cell table:style-name="ce6" office:value-type="string" calcext:value-type="string">
            <text:p>ERCC-00009</text:p>
          </table:table-cell>
          <table:table-cell table:style-name="ce6" office:value-type="float" office:value="984" calcext:value-type="float">
            <text:p>984</text:p>
          </table:table-cell>
          <table:table-cell table:style-name="ce6" office:value-type="float" office:value="3433" calcext:value-type="float">
            <text:p>3433</text:p>
          </table:table-cell>
          <table:table-cell table:style-name="ce6" office:value-type="string" calcext:value-type="string">
            <text:p>ERCC-00009</text:p>
          </table:table-cell>
          <table:table-cell table:style-name="ce6" office:value-type="float" office:value="984" calcext:value-type="float">
            <text:p>984</text:p>
          </table:table-cell>
          <table:table-cell table:style-name="ce6" office:value-type="float" office:value="4233" calcext:value-type="float">
            <text:p>4233</text:p>
          </table:table-cell>
          <table:table-cell table:style-name="ce6" office:value-type="string" calcext:value-type="string">
            <text:p>ERCC-00009</text:p>
          </table:table-cell>
          <table:table-cell table:style-name="ce6" office:value-type="float" office:value="984" calcext:value-type="float">
            <text:p>984</text:p>
          </table:table-cell>
          <table:table-cell table:style-name="ce6" office:value-type="float" office:value="3434" calcext:value-type="float">
            <text:p>343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12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12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12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12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13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RCC-00013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RCC-00013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RCC-00013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14</text:p>
          </table:table-cell>
          <table:table-cell table:style-name="ce6" office:value-type="float" office:value="1957" calcext:value-type="float">
            <text:p>195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RCC-00014</text:p>
          </table:table-cell>
          <table:table-cell table:style-name="ce6" office:value-type="float" office:value="1957" calcext:value-type="float">
            <text:p>195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RCC-00014</text:p>
          </table:table-cell>
          <table:table-cell table:style-name="ce6" office:value-type="float" office:value="1957" calcext:value-type="float">
            <text:p>195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RCC-00014</text:p>
          </table:table-cell>
          <table:table-cell table:style-name="ce6" office:value-type="float" office:value="1957" calcext:value-type="float">
            <text:p>1957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16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016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16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016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0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0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1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string" calcext:value-type="string">
            <text:p>ERCC-0001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ERCC-0001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string" calcext:value-type="string">
            <text:p>ERCC-0001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21" calcext:value-type="float">
            <text:p>12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22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1003" calcext:value-type="float">
            <text:p>1003</text:p>
          </table:table-cell>
          <table:table-cell table:style-name="ce6" office:value-type="string" calcext:value-type="string">
            <text:p>ERCC-00022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839" calcext:value-type="float">
            <text:p>839</text:p>
          </table:table-cell>
          <table:table-cell table:style-name="ce6" office:value-type="string" calcext:value-type="string">
            <text:p>ERCC-00022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1002" calcext:value-type="float">
            <text:p>1002</text:p>
          </table:table-cell>
          <table:table-cell table:style-name="ce6" office:value-type="string" calcext:value-type="string">
            <text:p>ERCC-00022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839" calcext:value-type="float">
            <text:p>83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24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24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24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24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25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string" calcext:value-type="string">
            <text:p>ERCC-00025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string" calcext:value-type="string">
            <text:p>ERCC-00025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string" calcext:value-type="string">
            <text:p>ERCC-00025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236" calcext:value-type="float">
            <text:p>23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28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RCC-00028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RCC-00028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RCC-00028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31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RCC-00031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031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031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33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RCC-00033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RCC-00033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RCC-00033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34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string" calcext:value-type="string">
            <text:p>ERCC-00034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string" calcext:value-type="string">
            <text:p>ERCC-00034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string" calcext:value-type="string">
            <text:p>ERCC-00034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62" calcext:value-type="float">
            <text:p>6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35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string" calcext:value-type="string">
            <text:p>ERCC-00035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string" calcext:value-type="string">
            <text:p>ERCC-00035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string" calcext:value-type="string">
            <text:p>ERCC-00035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493" calcext:value-type="float">
            <text:p>49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39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RCC-00039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ERCC-00039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RCC-00039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20" calcext:value-type="float">
            <text:p>2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0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RCC-00040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040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RCC-00040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1</text:p>
          </table:table-cell>
          <table:table-cell table:style-name="ce6" office:value-type="float" office:value="1122" calcext:value-type="float">
            <text:p>11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41</text:p>
          </table:table-cell>
          <table:table-cell table:style-name="ce6" office:value-type="float" office:value="1122" calcext:value-type="float">
            <text:p>11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41</text:p>
          </table:table-cell>
          <table:table-cell table:style-name="ce6" office:value-type="float" office:value="1122" calcext:value-type="float">
            <text:p>11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41</text:p>
          </table:table-cell>
          <table:table-cell table:style-name="ce6" office:value-type="float" office:value="1122" calcext:value-type="float">
            <text:p>112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438" calcext:value-type="float">
            <text:p>3438</text:p>
          </table:table-cell>
          <table:table-cell table:style-name="ce6" office:value-type="string" calcext:value-type="string">
            <text:p>ERCC-0004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2983" calcext:value-type="float">
            <text:p>2983</text:p>
          </table:table-cell>
          <table:table-cell table:style-name="ce6" office:value-type="string" calcext:value-type="string">
            <text:p>ERCC-0004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437" calcext:value-type="float">
            <text:p>3437</text:p>
          </table:table-cell>
          <table:table-cell table:style-name="ce6" office:value-type="string" calcext:value-type="string">
            <text:p>ERCC-0004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2983" calcext:value-type="float">
            <text:p>298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663" calcext:value-type="float">
            <text:p>3663</text:p>
          </table:table-cell>
          <table:table-cell table:style-name="ce6" office:value-type="string" calcext:value-type="string">
            <text:p>ERCC-0004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054" calcext:value-type="float">
            <text:p>3054</text:p>
          </table:table-cell>
          <table:table-cell table:style-name="ce6" office:value-type="string" calcext:value-type="string">
            <text:p>ERCC-0004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662" calcext:value-type="float">
            <text:p>3662</text:p>
          </table:table-cell>
          <table:table-cell table:style-name="ce6" office:value-type="string" calcext:value-type="string">
            <text:p>ERCC-0004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053" calcext:value-type="float">
            <text:p>305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4</text:p>
          </table:table-cell>
          <table:table-cell table:style-name="ce6" office:value-type="float" office:value="1156" calcext:value-type="float">
            <text:p>1156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string" calcext:value-type="string">
            <text:p>ERCC-00044</text:p>
          </table:table-cell>
          <table:table-cell table:style-name="ce6" office:value-type="float" office:value="1156" calcext:value-type="float">
            <text:p>1156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string" calcext:value-type="string">
            <text:p>ERCC-00044</text:p>
          </table:table-cell>
          <table:table-cell table:style-name="ce6" office:value-type="float" office:value="1156" calcext:value-type="float">
            <text:p>1156</text:p>
          </table:table-cell>
          <table:table-cell table:style-name="ce6" office:value-type="float" office:value="318" calcext:value-type="float">
            <text:p>318</text:p>
          </table:table-cell>
          <table:table-cell table:style-name="ce6" office:value-type="string" calcext:value-type="string">
            <text:p>ERCC-00044</text:p>
          </table:table-cell>
          <table:table-cell table:style-name="ce6" office:value-type="float" office:value="1156" calcext:value-type="float">
            <text:p>115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6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21065" calcext:value-type="float">
            <text:p>21065</text:p>
          </table:table-cell>
          <table:table-cell table:style-name="ce6" office:value-type="string" calcext:value-type="string">
            <text:p>ERCC-00046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18166" calcext:value-type="float">
            <text:p>18166</text:p>
          </table:table-cell>
          <table:table-cell table:style-name="ce6" office:value-type="string" calcext:value-type="string">
            <text:p>ERCC-00046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21061" calcext:value-type="float">
            <text:p>21061</text:p>
          </table:table-cell>
          <table:table-cell table:style-name="ce6" office:value-type="string" calcext:value-type="string">
            <text:p>ERCC-00046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18166" calcext:value-type="float">
            <text:p>1816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8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48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48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48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51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RCC-00051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string" calcext:value-type="string">
            <text:p>ERCC-00051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string" calcext:value-type="string">
            <text:p>ERCC-00051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59" calcext:value-type="float">
            <text:p>5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5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ERCC-0005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string" calcext:value-type="string">
            <text:p>ERCC-0005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string" calcext:value-type="string">
            <text:p>ERCC-0005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170" calcext:value-type="float">
            <text:p>17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5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RCC-0005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ERCC-0005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ERCC-0005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30" calcext:value-type="float">
            <text:p>3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57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57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57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57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58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058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058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058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59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RCC-00059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RCC-00059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ERCC-00059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71" calcext:value-type="float">
            <text:p>7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60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1793" calcext:value-type="float">
            <text:p>1793</text:p>
          </table:table-cell>
          <table:table-cell table:style-name="ce6" office:value-type="string" calcext:value-type="string">
            <text:p>ERCC-00060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1474" calcext:value-type="float">
            <text:p>1474</text:p>
          </table:table-cell>
          <table:table-cell table:style-name="ce6" office:value-type="string" calcext:value-type="string">
            <text:p>ERCC-00060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1793" calcext:value-type="float">
            <text:p>1793</text:p>
          </table:table-cell>
          <table:table-cell table:style-name="ce6" office:value-type="string" calcext:value-type="string">
            <text:p>ERCC-00060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1474" calcext:value-type="float">
            <text:p>147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61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61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61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61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6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461" calcext:value-type="float">
            <text:p>461</text:p>
          </table:table-cell>
          <table:table-cell table:style-name="ce6" office:value-type="string" calcext:value-type="string">
            <text:p>ERCC-0006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string" calcext:value-type="string">
            <text:p>ERCC-0006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461" calcext:value-type="float">
            <text:p>461</text:p>
          </table:table-cell>
          <table:table-cell table:style-name="ce6" office:value-type="string" calcext:value-type="string">
            <text:p>ERCC-0006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90" calcext:value-type="float">
            <text:p>39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67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RCC-00067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RCC-00067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RCC-00067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69</text:p>
          </table:table-cell>
          <table:table-cell table:style-name="ce6" office:value-type="float" office:value="1137" calcext:value-type="float">
            <text:p>1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RCC-00069</text:p>
          </table:table-cell>
          <table:table-cell table:style-name="ce6" office:value-type="float" office:value="1137" calcext:value-type="float">
            <text:p>1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RCC-00069</text:p>
          </table:table-cell>
          <table:table-cell table:style-name="ce6" office:value-type="float" office:value="1137" calcext:value-type="float">
            <text:p>1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RCC-00069</text:p>
          </table:table-cell>
          <table:table-cell table:style-name="ce6" office:value-type="float" office:value="1137" calcext:value-type="float">
            <text:p>1137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1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string" calcext:value-type="string">
            <text:p>ERCC-00071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string" calcext:value-type="string">
            <text:p>ERCC-00071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string" calcext:value-type="string">
            <text:p>ERCC-00071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163" calcext:value-type="float">
            <text:p>16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3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RCC-00073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073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RCC-00073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4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76383" calcext:value-type="float">
            <text:p>76383</text:p>
          </table:table-cell>
          <table:table-cell table:style-name="ce6" office:value-type="string" calcext:value-type="string">
            <text:p>ERCC-00074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65624" calcext:value-type="float">
            <text:p>65624</text:p>
          </table:table-cell>
          <table:table-cell table:style-name="ce6" office:value-type="string" calcext:value-type="string">
            <text:p>ERCC-00074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76376" calcext:value-type="float">
            <text:p>76376</text:p>
          </table:table-cell>
          <table:table-cell table:style-name="ce6" office:value-type="string" calcext:value-type="string">
            <text:p>ERCC-00074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65623" calcext:value-type="float">
            <text:p>6562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5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75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75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75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6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883" calcext:value-type="float">
            <text:p>883</text:p>
          </table:table-cell>
          <table:table-cell table:style-name="ce6" office:value-type="string" calcext:value-type="string">
            <text:p>ERCC-00076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621" calcext:value-type="float">
            <text:p>621</text:p>
          </table:table-cell>
          <table:table-cell table:style-name="ce6" office:value-type="string" calcext:value-type="string">
            <text:p>ERCC-00076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883" calcext:value-type="float">
            <text:p>883</text:p>
          </table:table-cell>
          <table:table-cell table:style-name="ce6" office:value-type="string" calcext:value-type="string">
            <text:p>ERCC-00076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621" calcext:value-type="float">
            <text:p>62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7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RCC-00077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RCC-00077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ERCC-00077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8</text:p>
          </table:table-cell>
          <table:table-cell table:style-name="ce6" office:value-type="float" office:value="993" calcext:value-type="float">
            <text:p>993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string" calcext:value-type="string">
            <text:p>ERCC-00078</text:p>
          </table:table-cell>
          <table:table-cell table:style-name="ce6" office:value-type="float" office:value="993" calcext:value-type="float">
            <text:p>993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ERCC-00078</text:p>
          </table:table-cell>
          <table:table-cell table:style-name="ce6" office:value-type="float" office:value="993" calcext:value-type="float">
            <text:p>993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string" calcext:value-type="string">
            <text:p>ERCC-00078</text:p>
          </table:table-cell>
          <table:table-cell table:style-name="ce6" office:value-type="float" office:value="993" calcext:value-type="float">
            <text:p>993</text:p>
          </table:table-cell>
          <table:table-cell table:style-name="ce6" office:value-type="float" office:value="200" calcext:value-type="float">
            <text:p>20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string" calcext:value-type="string">
            <text:p>ERCC-0007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291" calcext:value-type="float">
            <text:p>291</text:p>
          </table:table-cell>
          <table:table-cell table:style-name="ce6" office:value-type="string" calcext:value-type="string">
            <text:p>ERCC-0007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string" calcext:value-type="string">
            <text:p>ERCC-0007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291" calcext:value-type="float">
            <text:p>29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81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81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81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81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8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8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8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8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84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string" calcext:value-type="string">
            <text:p>ERCC-00084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ERCC-00084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string" calcext:value-type="string">
            <text:p>ERCC-00084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116" calcext:value-type="float">
            <text:p>11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85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ERCC-00085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ERCC-00085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string" calcext:value-type="string">
            <text:p>ERCC-00085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44" calcext:value-type="float">
            <text:p>4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86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86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86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86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92</text:p>
          </table:table-cell>
          <table:table-cell table:style-name="ce6" office:value-type="float" office:value="1124" calcext:value-type="float">
            <text:p>1124</text:p>
          </table:table-cell>
          <table:table-cell table:style-name="ce6" office:value-type="float" office:value="1567" calcext:value-type="float">
            <text:p>1567</text:p>
          </table:table-cell>
          <table:table-cell table:style-name="ce6" office:value-type="string" calcext:value-type="string">
            <text:p>ERCC-00092</text:p>
          </table:table-cell>
          <table:table-cell table:style-name="ce6" office:value-type="float" office:value="1124" calcext:value-type="float">
            <text:p>1124</text:p>
          </table:table-cell>
          <table:table-cell table:style-name="ce6" office:value-type="float" office:value="1198" calcext:value-type="float">
            <text:p>1198</text:p>
          </table:table-cell>
          <table:table-cell table:style-name="ce6" office:value-type="string" calcext:value-type="string">
            <text:p>ERCC-00092</text:p>
          </table:table-cell>
          <table:table-cell table:style-name="ce6" office:value-type="float" office:value="1124" calcext:value-type="float">
            <text:p>1124</text:p>
          </table:table-cell>
          <table:table-cell table:style-name="ce6" office:value-type="float" office:value="1567" calcext:value-type="float">
            <text:p>1567</text:p>
          </table:table-cell>
          <table:table-cell table:style-name="ce6" office:value-type="string" calcext:value-type="string">
            <text:p>ERCC-00092</text:p>
          </table:table-cell>
          <table:table-cell table:style-name="ce6" office:value-type="float" office:value="1124" calcext:value-type="float">
            <text:p>1124</text:p>
          </table:table-cell>
          <table:table-cell table:style-name="ce6" office:value-type="float" office:value="1198" calcext:value-type="float">
            <text:p>119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95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string" calcext:value-type="string">
            <text:p>ERCC-00095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string" calcext:value-type="string">
            <text:p>ERCC-00095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string" calcext:value-type="string">
            <text:p>ERCC-00095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355" calcext:value-type="float">
            <text:p>35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96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75837" calcext:value-type="float">
            <text:p>75837</text:p>
          </table:table-cell>
          <table:table-cell table:style-name="ce6" office:value-type="string" calcext:value-type="string">
            <text:p>ERCC-00096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58829" calcext:value-type="float">
            <text:p>58829</text:p>
          </table:table-cell>
          <table:table-cell table:style-name="ce6" office:value-type="string" calcext:value-type="string">
            <text:p>ERCC-00096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75829" calcext:value-type="float">
            <text:p>75829</text:p>
          </table:table-cell>
          <table:table-cell table:style-name="ce6" office:value-type="string" calcext:value-type="string">
            <text:p>ERCC-00096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58829" calcext:value-type="float">
            <text:p>5882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97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97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97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97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98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98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98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98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99</text:p>
          </table:table-cell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string" calcext:value-type="string">
            <text:p>ERCC-00099</text:p>
          </table:table-cell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ERCC-00099</text:p>
          </table:table-cell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string" calcext:value-type="string">
            <text:p>ERCC-00099</text:p>
          </table:table-cell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99" calcext:value-type="float">
            <text:p>9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04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04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04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04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08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6457" calcext:value-type="float">
            <text:p>6457</text:p>
          </table:table-cell>
          <table:table-cell table:style-name="ce6" office:value-type="string" calcext:value-type="string">
            <text:p>ERCC-00108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5159" calcext:value-type="float">
            <text:p>5159</text:p>
          </table:table-cell>
          <table:table-cell table:style-name="ce6" office:value-type="string" calcext:value-type="string">
            <text:p>ERCC-00108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6456" calcext:value-type="float">
            <text:p>6456</text:p>
          </table:table-cell>
          <table:table-cell table:style-name="ce6" office:value-type="string" calcext:value-type="string">
            <text:p>ERCC-00108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5159" calcext:value-type="float">
            <text:p>515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09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109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RCC-00109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109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7" calcext:value-type="float">
            <text:p>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11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3511" calcext:value-type="float">
            <text:p>3511</text:p>
          </table:table-cell>
          <table:table-cell table:style-name="ce6" office:value-type="string" calcext:value-type="string">
            <text:p>ERCC-00111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2948" calcext:value-type="float">
            <text:p>2948</text:p>
          </table:table-cell>
          <table:table-cell table:style-name="ce6" office:value-type="string" calcext:value-type="string">
            <text:p>ERCC-00111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3511" calcext:value-type="float">
            <text:p>3511</text:p>
          </table:table-cell>
          <table:table-cell table:style-name="ce6" office:value-type="string" calcext:value-type="string">
            <text:p>ERCC-00111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2948" calcext:value-type="float">
            <text:p>294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12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470" calcext:value-type="float">
            <text:p>470</text:p>
          </table:table-cell>
          <table:table-cell table:style-name="ce6" office:value-type="string" calcext:value-type="string">
            <text:p>ERCC-00112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362" calcext:value-type="float">
            <text:p>362</text:p>
          </table:table-cell>
          <table:table-cell table:style-name="ce6" office:value-type="string" calcext:value-type="string">
            <text:p>ERCC-00112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470" calcext:value-type="float">
            <text:p>470</text:p>
          </table:table-cell>
          <table:table-cell table:style-name="ce6" office:value-type="string" calcext:value-type="string">
            <text:p>ERCC-00112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362" calcext:value-type="float">
            <text:p>36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13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22522" calcext:value-type="float">
            <text:p>22522</text:p>
          </table:table-cell>
          <table:table-cell table:style-name="ce6" office:value-type="string" calcext:value-type="string">
            <text:p>ERCC-00113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17035" calcext:value-type="float">
            <text:p>17035</text:p>
          </table:table-cell>
          <table:table-cell table:style-name="ce6" office:value-type="string" calcext:value-type="string">
            <text:p>ERCC-00113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22518" calcext:value-type="float">
            <text:p>22518</text:p>
          </table:table-cell>
          <table:table-cell table:style-name="ce6" office:value-type="string" calcext:value-type="string">
            <text:p>ERCC-00113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17036" calcext:value-type="float">
            <text:p>1703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16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1074" calcext:value-type="float">
            <text:p>1074</text:p>
          </table:table-cell>
          <table:table-cell table:style-name="ce6" office:value-type="string" calcext:value-type="string">
            <text:p>ERCC-00116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864" calcext:value-type="float">
            <text:p>864</text:p>
          </table:table-cell>
          <table:table-cell table:style-name="ce6" office:value-type="string" calcext:value-type="string">
            <text:p>ERCC-00116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1074" calcext:value-type="float">
            <text:p>1074</text:p>
          </table:table-cell>
          <table:table-cell table:style-name="ce6" office:value-type="string" calcext:value-type="string">
            <text:p>ERCC-00116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864" calcext:value-type="float">
            <text:p>86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20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20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20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20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2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12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2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12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26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RCC-00126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RCC-00126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ERCC-00126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30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70275" calcext:value-type="float">
            <text:p>170275</text:p>
          </table:table-cell>
          <table:table-cell table:style-name="ce6" office:value-type="string" calcext:value-type="string">
            <text:p>ERCC-00130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28234" calcext:value-type="float">
            <text:p>128234</text:p>
          </table:table-cell>
          <table:table-cell table:style-name="ce6" office:value-type="string" calcext:value-type="string">
            <text:p>ERCC-00130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70256" calcext:value-type="float">
            <text:p>170256</text:p>
          </table:table-cell>
          <table:table-cell table:style-name="ce6" office:value-type="string" calcext:value-type="string">
            <text:p>ERCC-00130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28224" calcext:value-type="float">
            <text:p>12822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31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string" calcext:value-type="string">
            <text:p>ERCC-00131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508" calcext:value-type="float">
            <text:p>508</text:p>
          </table:table-cell>
          <table:table-cell table:style-name="ce6" office:value-type="string" calcext:value-type="string">
            <text:p>ERCC-00131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string" calcext:value-type="string">
            <text:p>ERCC-00131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507" calcext:value-type="float">
            <text:p>50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3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3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13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3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36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float" office:value="8265" calcext:value-type="float">
            <text:p>8265</text:p>
          </table:table-cell>
          <table:table-cell table:style-name="ce6" office:value-type="string" calcext:value-type="string">
            <text:p>ERCC-00136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float" office:value="6723" calcext:value-type="float">
            <text:p>6723</text:p>
          </table:table-cell>
          <table:table-cell table:style-name="ce6" office:value-type="string" calcext:value-type="string">
            <text:p>ERCC-00136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float" office:value="8264" calcext:value-type="float">
            <text:p>8264</text:p>
          </table:table-cell>
          <table:table-cell table:style-name="ce6" office:value-type="string" calcext:value-type="string">
            <text:p>ERCC-00136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float" office:value="6722" calcext:value-type="float">
            <text:p>672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37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137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37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37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3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13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3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13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42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42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42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42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43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RCC-00143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RCC-00143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RCC-00143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44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string" calcext:value-type="string">
            <text:p>ERCC-00144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ERCC-00144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string" calcext:value-type="string">
            <text:p>ERCC-00144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72" calcext:value-type="float">
            <text:p>7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45</text:p>
          </table:table-cell>
          <table:table-cell table:style-name="ce6" office:value-type="float" office:value="1042" calcext:value-type="float">
            <text:p>1042</text:p>
          </table:table-cell>
          <table:table-cell table:style-name="ce6" office:value-type="float" office:value="3313" calcext:value-type="float">
            <text:p>3313</text:p>
          </table:table-cell>
          <table:table-cell table:style-name="ce6" office:value-type="string" calcext:value-type="string">
            <text:p>ERCC-00145</text:p>
          </table:table-cell>
          <table:table-cell table:style-name="ce6" office:value-type="float" office:value="1042" calcext:value-type="float">
            <text:p>1042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string" calcext:value-type="string">
            <text:p>ERCC-00145</text:p>
          </table:table-cell>
          <table:table-cell table:style-name="ce6" office:value-type="float" office:value="1042" calcext:value-type="float">
            <text:p>1042</text:p>
          </table:table-cell>
          <table:table-cell table:style-name="ce6" office:value-type="float" office:value="3312" calcext:value-type="float">
            <text:p>3312</text:p>
          </table:table-cell>
          <table:table-cell table:style-name="ce6" office:value-type="string" calcext:value-type="string">
            <text:p>ERCC-00145</text:p>
          </table:table-cell>
          <table:table-cell table:style-name="ce6" office:value-type="float" office:value="1042" calcext:value-type="float">
            <text:p>1042</text:p>
          </table:table-cell>
          <table:table-cell table:style-name="ce6" office:value-type="float" office:value="2489" calcext:value-type="float">
            <text:p>248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47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RCC-00147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RCC-00147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RCC-00147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48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RCC-00148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RCC-00148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string" calcext:value-type="string">
            <text:p>ERCC-00148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55" calcext:value-type="float">
            <text:p>5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5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RCC-0015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RCC-0015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RCC-0015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54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RCC-00154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ERCC-00154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ERCC-00154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22" calcext:value-type="float">
            <text:p>2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5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5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5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5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57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RCC-00157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RCC-00157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string" calcext:value-type="string">
            <text:p>ERCC-00157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53" calcext:value-type="float">
            <text:p>5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58</text:p>
          </table:table-cell>
          <table:table-cell table:style-name="ce6" office:value-type="float" office:value="1027" calcext:value-type="float">
            <text:p>102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158</text:p>
          </table:table-cell>
          <table:table-cell table:style-name="ce6" office:value-type="float" office:value="1027" calcext:value-type="float">
            <text:p>10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158</text:p>
          </table:table-cell>
          <table:table-cell table:style-name="ce6" office:value-type="float" office:value="1027" calcext:value-type="float">
            <text:p>102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158</text:p>
          </table:table-cell>
          <table:table-cell table:style-name="ce6" office:value-type="float" office:value="1027" calcext:value-type="float">
            <text:p>1027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6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RCC-0016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ERCC-0016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RCC-0016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62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string" calcext:value-type="string">
            <text:p>ERCC-00162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string" calcext:value-type="string">
            <text:p>ERCC-00162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string" calcext:value-type="string">
            <text:p>ERCC-00162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41" calcext:value-type="float">
            <text:p>24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6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ERCC-0016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RCC-0016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ERCC-0016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51" calcext:value-type="float">
            <text:p>5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64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64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64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64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65</text:p>
          </table:table-cell>
          <table:table-cell table:style-name="ce6" office:value-type="float" office:value="872" calcext:value-type="float">
            <text:p>872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ERCC-00165</text:p>
          </table:table-cell>
          <table:table-cell table:style-name="ce6" office:value-type="float" office:value="872" calcext:value-type="float">
            <text:p>872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string" calcext:value-type="string">
            <text:p>ERCC-00165</text:p>
          </table:table-cell>
          <table:table-cell table:style-name="ce6" office:value-type="float" office:value="872" calcext:value-type="float">
            <text:p>872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string" calcext:value-type="string">
            <text:p>ERCC-00165</text:p>
          </table:table-cell>
          <table:table-cell table:style-name="ce6" office:value-type="float" office:value="872" calcext:value-type="float">
            <text:p>872</text:p>
          </table:table-cell>
          <table:table-cell table:style-name="ce6" office:value-type="float" office:value="231" calcext:value-type="float">
            <text:p>23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6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16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16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16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7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RCC-0017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ERCC-0017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string" calcext:value-type="string">
            <text:p>ERCC-0017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73" calcext:value-type="float">
            <text:p>7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71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20108" calcext:value-type="float">
            <text:p>20108</text:p>
          </table:table-cell>
          <table:table-cell table:style-name="ce6" office:value-type="string" calcext:value-type="string">
            <text:p>ERCC-00171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15696" calcext:value-type="float">
            <text:p>15696</text:p>
          </table:table-cell>
          <table:table-cell table:style-name="ce6" office:value-type="string" calcext:value-type="string">
            <text:p>ERCC-00171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20105" calcext:value-type="float">
            <text:p>20105</text:p>
          </table:table-cell>
          <table:table-cell table:style-name="ce6" office:value-type="string" calcext:value-type="string">
            <text:p>ERCC-00171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15696" calcext:value-type="float">
            <text:p>1569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</text:p>
          </table:table-cell>
          <table:table-cell table:style-name="ce6" office:value-type="float" office:value="267910886" calcext:value-type="float">
            <text:p>267910886</text:p>
          </table:table-cell>
          <table:table-cell table:style-name="ce6" office:value-type="float" office:value="2762667" calcext:value-type="float">
            <text:p>2762667</text:p>
          </table:table-cell>
          <table:table-cell table:style-name="ce6" office:value-type="string" calcext:value-type="string">
            <text:p>chr1</text:p>
          </table:table-cell>
          <table:table-cell table:style-name="ce6" office:value-type="float" office:value="267910886" calcext:value-type="float">
            <text:p>267910886</text:p>
          </table:table-cell>
          <table:table-cell table:style-name="ce6" office:value-type="float" office:value="2152545" calcext:value-type="float">
            <text:p>2152545</text:p>
          </table:table-cell>
          <table:table-cell table:style-name="ce6" office:value-type="string" calcext:value-type="string">
            <text:p>chr1</text:p>
          </table:table-cell>
          <table:table-cell table:style-name="ce6" office:value-type="float" office:value="282763074" calcext:value-type="float">
            <text:p>282763074</text:p>
          </table:table-cell>
          <table:table-cell table:style-name="ce6" office:value-type="float" office:value="2947145" calcext:value-type="float">
            <text:p>2947145</text:p>
          </table:table-cell>
          <table:table-cell table:style-name="ce6" office:value-type="string" calcext:value-type="string">
            <text:p>chr1</text:p>
          </table:table-cell>
          <table:table-cell table:style-name="ce6" office:value-type="float" office:value="282763074" calcext:value-type="float">
            <text:p>282763074</text:p>
          </table:table-cell>
          <table:table-cell table:style-name="ce6" office:value-type="float" office:value="2318288" calcext:value-type="float">
            <text:p>231828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0</text:p>
          </table:table-cell>
          <table:table-cell table:style-name="ce6" office:value-type="float" office:value="110718848" calcext:value-type="float">
            <text:p>110718848</text:p>
          </table:table-cell>
          <table:table-cell table:style-name="ce6" office:value-type="float" office:value="1239726" calcext:value-type="float">
            <text:p>1239726</text:p>
          </table:table-cell>
          <table:table-cell table:style-name="ce6" office:value-type="string" calcext:value-type="string">
            <text:p>chr10</text:p>
          </table:table-cell>
          <table:table-cell table:style-name="ce6" office:value-type="float" office:value="110718848" calcext:value-type="float">
            <text:p>110718848</text:p>
          </table:table-cell>
          <table:table-cell table:style-name="ce6" office:value-type="float" office:value="971687" calcext:value-type="float">
            <text:p>971687</text:p>
          </table:table-cell>
          <table:table-cell table:style-name="ce6" office:value-type="string" calcext:value-type="string">
            <text:p>chr10</text:p>
          </table:table-cell>
          <table:table-cell table:style-name="ce6" office:value-type="float" office:value="112626471" calcext:value-type="float">
            <text:p>112626471</text:p>
          </table:table-cell>
          <table:table-cell table:style-name="ce6" office:value-type="float" office:value="1390732" calcext:value-type="float">
            <text:p>1390732</text:p>
          </table:table-cell>
          <table:table-cell table:style-name="ce6" office:value-type="string" calcext:value-type="string">
            <text:p>chr10</text:p>
          </table:table-cell>
          <table:table-cell table:style-name="ce6" office:value-type="float" office:value="112626471" calcext:value-type="float">
            <text:p>112626471</text:p>
          </table:table-cell>
          <table:table-cell table:style-name="ce6" office:value-type="float" office:value="1092448" calcext:value-type="float">
            <text:p>109244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1</text:p>
          </table:table-cell>
          <table:table-cell table:style-name="ce6" office:value-type="float" office:value="87759784" calcext:value-type="float">
            <text:p>87759784</text:p>
          </table:table-cell>
          <table:table-cell table:style-name="ce6" office:value-type="float" office:value="681507" calcext:value-type="float">
            <text:p>681507</text:p>
          </table:table-cell>
          <table:table-cell table:style-name="ce6" office:value-type="string" calcext:value-type="string">
            <text:p>chr11</text:p>
          </table:table-cell>
          <table:table-cell table:style-name="ce6" office:value-type="float" office:value="87759784" calcext:value-type="float">
            <text:p>87759784</text:p>
          </table:table-cell>
          <table:table-cell table:style-name="ce6" office:value-type="float" office:value="526811" calcext:value-type="float">
            <text:p>526811</text:p>
          </table:table-cell>
          <table:table-cell table:style-name="ce6" office:value-type="string" calcext:value-type="string">
            <text:p>chr11</text:p>
          </table:table-cell>
          <table:table-cell table:style-name="ce6" office:value-type="float" office:value="90463843" calcext:value-type="float">
            <text:p>90463843</text:p>
          </table:table-cell>
          <table:table-cell table:style-name="ce6" office:value-type="float" office:value="689720" calcext:value-type="float">
            <text:p>689720</text:p>
          </table:table-cell>
          <table:table-cell table:style-name="ce6" office:value-type="string" calcext:value-type="string">
            <text:p>chr11</text:p>
          </table:table-cell>
          <table:table-cell table:style-name="ce6" office:value-type="float" office:value="90463843" calcext:value-type="float">
            <text:p>90463843</text:p>
          </table:table-cell>
          <table:table-cell table:style-name="ce6" office:value-type="float" office:value="535890" calcext:value-type="float">
            <text:p>53589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2</text:p>
          </table:table-cell>
          <table:table-cell table:style-name="ce6" office:value-type="float" office:value="46782294" calcext:value-type="float">
            <text:p>46782294</text:p>
          </table:table-cell>
          <table:table-cell table:style-name="ce6" office:value-type="float" office:value="589763" calcext:value-type="float">
            <text:p>589763</text:p>
          </table:table-cell>
          <table:table-cell table:style-name="ce6" office:value-type="string" calcext:value-type="string">
            <text:p>chr12</text:p>
          </table:table-cell>
          <table:table-cell table:style-name="ce6" office:value-type="float" office:value="46782294" calcext:value-type="float">
            <text:p>46782294</text:p>
          </table:table-cell>
          <table:table-cell table:style-name="ce6" office:value-type="float" office:value="470874" calcext:value-type="float">
            <text:p>470874</text:p>
          </table:table-cell>
          <table:table-cell table:style-name="ce6" office:value-type="string" calcext:value-type="string">
            <text:p>chr12</text:p>
          </table:table-cell>
          <table:table-cell table:style-name="ce6" office:value-type="float" office:value="52716770" calcext:value-type="float">
            <text:p>52716770</text:p>
          </table:table-cell>
          <table:table-cell table:style-name="ce6" office:value-type="float" office:value="657733" calcext:value-type="float">
            <text:p>657733</text:p>
          </table:table-cell>
          <table:table-cell table:style-name="ce6" office:value-type="string" calcext:value-type="string">
            <text:p>chr12</text:p>
          </table:table-cell>
          <table:table-cell table:style-name="ce6" office:value-type="float" office:value="52716770" calcext:value-type="float">
            <text:p>52716770</text:p>
          </table:table-cell>
          <table:table-cell table:style-name="ce6" office:value-type="float" office:value="528819" calcext:value-type="float">
            <text:p>52881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3</text:p>
          </table:table-cell>
          <table:table-cell table:style-name="ce6" office:value-type="float" office:value="111154910" calcext:value-type="float">
            <text:p>111154910</text:p>
          </table:table-cell>
          <table:table-cell table:style-name="ce6" office:value-type="float" office:value="721922" calcext:value-type="float">
            <text:p>721922</text:p>
          </table:table-cell>
          <table:table-cell table:style-name="ce6" office:value-type="string" calcext:value-type="string">
            <text:p>chr13</text:p>
          </table:table-cell>
          <table:table-cell table:style-name="ce6" office:value-type="float" office:value="111154910" calcext:value-type="float">
            <text:p>111154910</text:p>
          </table:table-cell>
          <table:table-cell table:style-name="ce6" office:value-type="float" office:value="574650" calcext:value-type="float">
            <text:p>574650</text:p>
          </table:table-cell>
          <table:table-cell table:style-name="ce6" office:value-type="string" calcext:value-type="string">
            <text:p>chr13</text:p>
          </table:table-cell>
          <table:table-cell table:style-name="ce6" office:value-type="float" office:value="114033958" calcext:value-type="float">
            <text:p>114033958</text:p>
          </table:table-cell>
          <table:table-cell table:style-name="ce6" office:value-type="float" office:value="779899" calcext:value-type="float">
            <text:p>779899</text:p>
          </table:table-cell>
          <table:table-cell table:style-name="ce6" office:value-type="string" calcext:value-type="string">
            <text:p>chr13</text:p>
          </table:table-cell>
          <table:table-cell table:style-name="ce6" office:value-type="float" office:value="114033958" calcext:value-type="float">
            <text:p>114033958</text:p>
          </table:table-cell>
          <table:table-cell table:style-name="ce6" office:value-type="float" office:value="624362" calcext:value-type="float">
            <text:p>62436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4</text:p>
          </table:table-cell>
          <table:table-cell table:style-name="ce6" office:value-type="float" office:value="112194335" calcext:value-type="float">
            <text:p>112194335</text:p>
          </table:table-cell>
          <table:table-cell table:style-name="ce6" office:value-type="float" office:value="2310093" calcext:value-type="float">
            <text:p>2310093</text:p>
          </table:table-cell>
          <table:table-cell table:style-name="ce6" office:value-type="string" calcext:value-type="string">
            <text:p>chr14</text:p>
          </table:table-cell>
          <table:table-cell table:style-name="ce6" office:value-type="float" office:value="112194335" calcext:value-type="float">
            <text:p>112194335</text:p>
          </table:table-cell>
          <table:table-cell table:style-name="ce6" office:value-type="float" office:value="1885508" calcext:value-type="float">
            <text:p>1885508</text:p>
          </table:table-cell>
          <table:table-cell table:style-name="ce6" office:value-type="string" calcext:value-type="string">
            <text:p>chr14</text:p>
          </table:table-cell>
          <table:table-cell table:style-name="ce6" office:value-type="float" office:value="115493446" calcext:value-type="float">
            <text:p>115493446</text:p>
          </table:table-cell>
          <table:table-cell table:style-name="ce6" office:value-type="float" office:value="2462496" calcext:value-type="float">
            <text:p>2462496</text:p>
          </table:table-cell>
          <table:table-cell table:style-name="ce6" office:value-type="string" calcext:value-type="string">
            <text:p>chr14</text:p>
          </table:table-cell>
          <table:table-cell table:style-name="ce6" office:value-type="float" office:value="115493446" calcext:value-type="float">
            <text:p>115493446</text:p>
          </table:table-cell>
          <table:table-cell table:style-name="ce6" office:value-type="float" office:value="2011762" calcext:value-type="float">
            <text:p>201176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5</text:p>
          </table:table-cell>
          <table:table-cell table:style-name="ce6" office:value-type="float" office:value="109758846" calcext:value-type="float">
            <text:p>109758846</text:p>
          </table:table-cell>
          <table:table-cell table:style-name="ce6" office:value-type="float" office:value="399489" calcext:value-type="float">
            <text:p>399489</text:p>
          </table:table-cell>
          <table:table-cell table:style-name="ce6" office:value-type="string" calcext:value-type="string">
            <text:p>chr15</text:p>
          </table:table-cell>
          <table:table-cell table:style-name="ce6" office:value-type="float" office:value="109758846" calcext:value-type="float">
            <text:p>109758846</text:p>
          </table:table-cell>
          <table:table-cell table:style-name="ce6" office:value-type="float" office:value="316261" calcext:value-type="float">
            <text:p>316261</text:p>
          </table:table-cell>
          <table:table-cell table:style-name="ce6" office:value-type="string" calcext:value-type="string">
            <text:p>chr15</text:p>
          </table:table-cell>
          <table:table-cell table:style-name="ce6" office:value-type="float" office:value="111246239" calcext:value-type="float">
            <text:p>111246239</text:p>
          </table:table-cell>
          <table:table-cell table:style-name="ce6" office:value-type="float" office:value="410685" calcext:value-type="float">
            <text:p>410685</text:p>
          </table:table-cell>
          <table:table-cell table:style-name="ce6" office:value-type="string" calcext:value-type="string">
            <text:p>chr15</text:p>
          </table:table-cell>
          <table:table-cell table:style-name="ce6" office:value-type="float" office:value="111246239" calcext:value-type="float">
            <text:p>111246239</text:p>
          </table:table-cell>
          <table:table-cell table:style-name="ce6" office:value-type="float" office:value="329032" calcext:value-type="float">
            <text:p>32903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6</text:p>
          </table:table-cell>
          <table:table-cell table:style-name="ce6" office:value-type="float" office:value="90238779" calcext:value-type="float">
            <text:p>90238779</text:p>
          </table:table-cell>
          <table:table-cell table:style-name="ce6" office:value-type="float" office:value="643456" calcext:value-type="float">
            <text:p>643456</text:p>
          </table:table-cell>
          <table:table-cell table:style-name="ce6" office:value-type="string" calcext:value-type="string">
            <text:p>chr16</text:p>
          </table:table-cell>
          <table:table-cell table:style-name="ce6" office:value-type="float" office:value="90238779" calcext:value-type="float">
            <text:p>90238779</text:p>
          </table:table-cell>
          <table:table-cell table:style-name="ce6" office:value-type="float" office:value="509246" calcext:value-type="float">
            <text:p>509246</text:p>
          </table:table-cell>
          <table:table-cell table:style-name="ce6" office:value-type="string" calcext:value-type="string">
            <text:p>chr16</text:p>
          </table:table-cell>
          <table:table-cell table:style-name="ce6" office:value-type="float" office:value="90668790" calcext:value-type="float">
            <text:p>90668790</text:p>
          </table:table-cell>
          <table:table-cell table:style-name="ce6" office:value-type="float" office:value="664784" calcext:value-type="float">
            <text:p>664784</text:p>
          </table:table-cell>
          <table:table-cell table:style-name="ce6" office:value-type="string" calcext:value-type="string">
            <text:p>chr16</text:p>
          </table:table-cell>
          <table:table-cell table:style-name="ce6" office:value-type="float" office:value="90668790" calcext:value-type="float">
            <text:p>90668790</text:p>
          </table:table-cell>
          <table:table-cell table:style-name="ce6" office:value-type="float" office:value="531507" calcext:value-type="float">
            <text:p>53150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7</text:p>
          </table:table-cell>
          <table:table-cell table:style-name="ce6" office:value-type="float" office:value="97296363" calcext:value-type="float">
            <text:p>97296363</text:p>
          </table:table-cell>
          <table:table-cell table:style-name="ce6" office:value-type="float" office:value="421144" calcext:value-type="float">
            <text:p>421144</text:p>
          </table:table-cell>
          <table:table-cell table:style-name="ce6" office:value-type="string" calcext:value-type="string">
            <text:p>chr17</text:p>
          </table:table-cell>
          <table:table-cell table:style-name="ce6" office:value-type="float" office:value="97296363" calcext:value-type="float">
            <text:p>97296363</text:p>
          </table:table-cell>
          <table:table-cell table:style-name="ce6" office:value-type="float" office:value="334644" calcext:value-type="float">
            <text:p>334644</text:p>
          </table:table-cell>
          <table:table-cell table:style-name="ce6" office:value-type="string" calcext:value-type="string">
            <text:p>chr17</text:p>
          </table:table-cell>
          <table:table-cell table:style-name="ce6" office:value-type="float" office:value="90843779" calcext:value-type="float">
            <text:p>90843779</text:p>
          </table:table-cell>
          <table:table-cell table:style-name="ce6" office:value-type="float" office:value="425139" calcext:value-type="float">
            <text:p>425139</text:p>
          </table:table-cell>
          <table:table-cell table:style-name="ce6" office:value-type="string" calcext:value-type="string">
            <text:p>chr17</text:p>
          </table:table-cell>
          <table:table-cell table:style-name="ce6" office:value-type="float" office:value="90843779" calcext:value-type="float">
            <text:p>90843779</text:p>
          </table:table-cell>
          <table:table-cell table:style-name="ce6" office:value-type="float" office:value="342236" calcext:value-type="float">
            <text:p>34223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8</text:p>
          </table:table-cell>
          <table:table-cell table:style-name="ce6" office:value-type="float" office:value="87265094" calcext:value-type="float">
            <text:p>87265094</text:p>
          </table:table-cell>
          <table:table-cell table:style-name="ce6" office:value-type="float" office:value="424873" calcext:value-type="float">
            <text:p>424873</text:p>
          </table:table-cell>
          <table:table-cell table:style-name="ce6" office:value-type="string" calcext:value-type="string">
            <text:p>chr18</text:p>
          </table:table-cell>
          <table:table-cell table:style-name="ce6" office:value-type="float" office:value="87265094" calcext:value-type="float">
            <text:p>87265094</text:p>
          </table:table-cell>
          <table:table-cell table:style-name="ce6" office:value-type="float" office:value="331256" calcext:value-type="float">
            <text:p>331256</text:p>
          </table:table-cell>
          <table:table-cell table:style-name="ce6" office:value-type="string" calcext:value-type="string">
            <text:p>chr18</text:p>
          </table:table-cell>
          <table:table-cell table:style-name="ce6" office:value-type="float" office:value="88201929" calcext:value-type="float">
            <text:p>88201929</text:p>
          </table:table-cell>
          <table:table-cell table:style-name="ce6" office:value-type="float" office:value="443614" calcext:value-type="float">
            <text:p>443614</text:p>
          </table:table-cell>
          <table:table-cell table:style-name="ce6" office:value-type="string" calcext:value-type="string">
            <text:p>chr18</text:p>
          </table:table-cell>
          <table:table-cell table:style-name="ce6" office:value-type="float" office:value="88201929" calcext:value-type="float">
            <text:p>88201929</text:p>
          </table:table-cell>
          <table:table-cell table:style-name="ce6" office:value-type="float" office:value="349204" calcext:value-type="float">
            <text:p>34920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9</text:p>
          </table:table-cell>
          <table:table-cell table:style-name="ce6" office:value-type="float" office:value="59218465" calcext:value-type="float">
            <text:p>59218465</text:p>
          </table:table-cell>
          <table:table-cell table:style-name="ce6" office:value-type="float" office:value="546855" calcext:value-type="float">
            <text:p>546855</text:p>
          </table:table-cell>
          <table:table-cell table:style-name="ce6" office:value-type="string" calcext:value-type="string">
            <text:p>chr19</text:p>
          </table:table-cell>
          <table:table-cell table:style-name="ce6" office:value-type="float" office:value="59218465" calcext:value-type="float">
            <text:p>59218465</text:p>
          </table:table-cell>
          <table:table-cell table:style-name="ce6" office:value-type="float" office:value="426059" calcext:value-type="float">
            <text:p>426059</text:p>
          </table:table-cell>
          <table:table-cell table:style-name="ce6" office:value-type="string" calcext:value-type="string">
            <text:p>chr19</text:p>
          </table:table-cell>
          <table:table-cell table:style-name="ce6" office:value-type="float" office:value="62275575" calcext:value-type="float">
            <text:p>62275575</text:p>
          </table:table-cell>
          <table:table-cell table:style-name="ce6" office:value-type="float" office:value="555972" calcext:value-type="float">
            <text:p>555972</text:p>
          </table:table-cell>
          <table:table-cell table:style-name="ce6" office:value-type="string" calcext:value-type="string">
            <text:p>chr19</text:p>
          </table:table-cell>
          <table:table-cell table:style-name="ce6" office:value-type="float" office:value="62275575" calcext:value-type="float">
            <text:p>62275575</text:p>
          </table:table-cell>
          <table:table-cell table:style-name="ce6" office:value-type="float" office:value="434869" calcext:value-type="float">
            <text:p>43486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2</text:p>
          </table:table-cell>
          <table:table-cell table:style-name="ce6" office:value-type="float" office:value="258207540" calcext:value-type="float">
            <text:p>258207540</text:p>
          </table:table-cell>
          <table:table-cell table:style-name="ce6" office:value-type="float" office:value="1515475" calcext:value-type="float">
            <text:p>1515475</text:p>
          </table:table-cell>
          <table:table-cell table:style-name="ce6" office:value-type="string" calcext:value-type="string">
            <text:p>chr2</text:p>
          </table:table-cell>
          <table:table-cell table:style-name="ce6" office:value-type="float" office:value="258207540" calcext:value-type="float">
            <text:p>258207540</text:p>
          </table:table-cell>
          <table:table-cell table:style-name="ce6" office:value-type="float" office:value="1197345" calcext:value-type="float">
            <text:p>1197345</text:p>
          </table:table-cell>
          <table:table-cell table:style-name="ce6" office:value-type="string" calcext:value-type="string">
            <text:p>chr2</text:p>
          </table:table-cell>
          <table:table-cell table:style-name="ce6" office:value-type="float" office:value="266435125" calcext:value-type="float">
            <text:p>266435125</text:p>
          </table:table-cell>
          <table:table-cell table:style-name="ce6" office:value-type="float" office:value="1582945" calcext:value-type="float">
            <text:p>1582945</text:p>
          </table:table-cell>
          <table:table-cell table:style-name="ce6" office:value-type="string" calcext:value-type="string">
            <text:p>chr2</text:p>
          </table:table-cell>
          <table:table-cell table:style-name="ce6" office:value-type="float" office:value="266435125" calcext:value-type="float">
            <text:p>266435125</text:p>
          </table:table-cell>
          <table:table-cell table:style-name="ce6" office:value-type="float" office:value="1269273" calcext:value-type="float">
            <text:p>126927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20</text:p>
          </table:table-cell>
          <table:table-cell table:style-name="ce6" office:value-type="float" office:value="55268282" calcext:value-type="float">
            <text:p>55268282</text:p>
          </table:table-cell>
          <table:table-cell table:style-name="ce6" office:value-type="float" office:value="434395" calcext:value-type="float">
            <text:p>434395</text:p>
          </table:table-cell>
          <table:table-cell table:style-name="ce6" office:value-type="string" calcext:value-type="string">
            <text:p>chr20</text:p>
          </table:table-cell>
          <table:table-cell table:style-name="ce6" office:value-type="float" office:value="55268282" calcext:value-type="float">
            <text:p>55268282</text:p>
          </table:table-cell>
          <table:table-cell table:style-name="ce6" office:value-type="float" office:value="327569" calcext:value-type="float">
            <text:p>327569</text:p>
          </table:table-cell>
          <table:table-cell table:style-name="ce6" office:value-type="string" calcext:value-type="string">
            <text:p>chr20</text:p>
          </table:table-cell>
          <table:table-cell table:style-name="ce6" office:value-type="float" office:value="56205956" calcext:value-type="float">
            <text:p>56205956</text:p>
          </table:table-cell>
          <table:table-cell table:style-name="ce6" office:value-type="float" office:value="560875" calcext:value-type="float">
            <text:p>560875</text:p>
          </table:table-cell>
          <table:table-cell table:style-name="ce6" office:value-type="string" calcext:value-type="string">
            <text:p>chr20</text:p>
          </table:table-cell>
          <table:table-cell table:style-name="ce6" office:value-type="float" office:value="56205956" calcext:value-type="float">
            <text:p>56205956</text:p>
          </table:table-cell>
          <table:table-cell table:style-name="ce6" office:value-type="float" office:value="435787" calcext:value-type="float">
            <text:p>43578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3</text:p>
          </table:table-cell>
          <table:table-cell table:style-name="ce6" office:value-type="float" office:value="171063335" calcext:value-type="float">
            <text:p>171063335</text:p>
          </table:table-cell>
          <table:table-cell table:style-name="ce6" office:value-type="float" office:value="970981" calcext:value-type="float">
            <text:p>970981</text:p>
          </table:table-cell>
          <table:table-cell table:style-name="ce6" office:value-type="string" calcext:value-type="string">
            <text:p>chr3</text:p>
          </table:table-cell>
          <table:table-cell table:style-name="ce6" office:value-type="float" office:value="171063335" calcext:value-type="float">
            <text:p>171063335</text:p>
          </table:table-cell>
          <table:table-cell table:style-name="ce6" office:value-type="float" office:value="762694" calcext:value-type="float">
            <text:p>762694</text:p>
          </table:table-cell>
          <table:table-cell table:style-name="ce6" office:value-type="string" calcext:value-type="string">
            <text:p>chr3</text:p>
          </table:table-cell>
          <table:table-cell table:style-name="ce6" office:value-type="float" office:value="177699992" calcext:value-type="float">
            <text:p>177699992</text:p>
          </table:table-cell>
          <table:table-cell table:style-name="ce6" office:value-type="float" office:value="1052570" calcext:value-type="float">
            <text:p>1052570</text:p>
          </table:table-cell>
          <table:table-cell table:style-name="ce6" office:value-type="string" calcext:value-type="string">
            <text:p>chr3</text:p>
          </table:table-cell>
          <table:table-cell table:style-name="ce6" office:value-type="float" office:value="177699992" calcext:value-type="float">
            <text:p>177699992</text:p>
          </table:table-cell>
          <table:table-cell table:style-name="ce6" office:value-type="float" office:value="833964" calcext:value-type="float">
            <text:p>83396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4</text:p>
          </table:table-cell>
          <table:table-cell table:style-name="ce6" office:value-type="float" office:value="187126005" calcext:value-type="float">
            <text:p>187126005</text:p>
          </table:table-cell>
          <table:table-cell table:style-name="ce6" office:value-type="float" office:value="1553963" calcext:value-type="float">
            <text:p>1553963</text:p>
          </table:table-cell>
          <table:table-cell table:style-name="ce6" office:value-type="string" calcext:value-type="string">
            <text:p>chr4</text:p>
          </table:table-cell>
          <table:table-cell table:style-name="ce6" office:value-type="float" office:value="187126005" calcext:value-type="float">
            <text:p>187126005</text:p>
          </table:table-cell>
          <table:table-cell table:style-name="ce6" office:value-type="float" office:value="1261499" calcext:value-type="float">
            <text:p>1261499</text:p>
          </table:table-cell>
          <table:table-cell table:style-name="ce6" office:value-type="string" calcext:value-type="string">
            <text:p>chr4</text:p>
          </table:table-cell>
          <table:table-cell table:style-name="ce6" office:value-type="float" office:value="184226339" calcext:value-type="float">
            <text:p>184226339</text:p>
          </table:table-cell>
          <table:table-cell table:style-name="ce6" office:value-type="float" office:value="1614772" calcext:value-type="float">
            <text:p>1614772</text:p>
          </table:table-cell>
          <table:table-cell table:style-name="ce6" office:value-type="string" calcext:value-type="string">
            <text:p>chr4</text:p>
          </table:table-cell>
          <table:table-cell table:style-name="ce6" office:value-type="float" office:value="184226339" calcext:value-type="float">
            <text:p>184226339</text:p>
          </table:table-cell>
          <table:table-cell table:style-name="ce6" office:value-type="float" office:value="1331700" calcext:value-type="float">
            <text:p>133170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5</text:p>
          </table:table-cell>
          <table:table-cell table:style-name="ce6" office:value-type="float" office:value="173096209" calcext:value-type="float">
            <text:p>173096209</text:p>
          </table:table-cell>
          <table:table-cell table:style-name="ce6" office:value-type="float" office:value="1170256" calcext:value-type="float">
            <text:p>1170256</text:p>
          </table:table-cell>
          <table:table-cell table:style-name="ce6" office:value-type="string" calcext:value-type="string">
            <text:p>chr5</text:p>
          </table:table-cell>
          <table:table-cell table:style-name="ce6" office:value-type="float" office:value="173096209" calcext:value-type="float">
            <text:p>173096209</text:p>
          </table:table-cell>
          <table:table-cell table:style-name="ce6" office:value-type="float" office:value="919881" calcext:value-type="float">
            <text:p>919881</text:p>
          </table:table-cell>
          <table:table-cell table:style-name="ce6" office:value-type="string" calcext:value-type="string">
            <text:p>chr5</text:p>
          </table:table-cell>
          <table:table-cell table:style-name="ce6" office:value-type="float" office:value="173707219" calcext:value-type="float">
            <text:p>173707219</text:p>
          </table:table-cell>
          <table:table-cell table:style-name="ce6" office:value-type="float" office:value="1349822" calcext:value-type="float">
            <text:p>1349822</text:p>
          </table:table-cell>
          <table:table-cell table:style-name="ce6" office:value-type="string" calcext:value-type="string">
            <text:p>chr5</text:p>
          </table:table-cell>
          <table:table-cell table:style-name="ce6" office:value-type="float" office:value="173707219" calcext:value-type="float">
            <text:p>173707219</text:p>
          </table:table-cell>
          <table:table-cell table:style-name="ce6" office:value-type="float" office:value="1073066" calcext:value-type="float">
            <text:p>107306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6</text:p>
          </table:table-cell>
          <table:table-cell table:style-name="ce6" office:value-type="float" office:value="147636619" calcext:value-type="float">
            <text:p>147636619</text:p>
          </table:table-cell>
          <table:table-cell table:style-name="ce6" office:value-type="float" office:value="983675" calcext:value-type="float">
            <text:p>983675</text:p>
          </table:table-cell>
          <table:table-cell table:style-name="ce6" office:value-type="string" calcext:value-type="string">
            <text:p>chr6</text:p>
          </table:table-cell>
          <table:table-cell table:style-name="ce6" office:value-type="float" office:value="147636619" calcext:value-type="float">
            <text:p>147636619</text:p>
          </table:table-cell>
          <table:table-cell table:style-name="ce6" office:value-type="float" office:value="791566" calcext:value-type="float">
            <text:p>791566</text:p>
          </table:table-cell>
          <table:table-cell table:style-name="ce6" office:value-type="string" calcext:value-type="string">
            <text:p>chr6</text:p>
          </table:table-cell>
          <table:table-cell table:style-name="ce6" office:value-type="float" office:value="147991367" calcext:value-type="float">
            <text:p>147991367</text:p>
          </table:table-cell>
          <table:table-cell table:style-name="ce6" office:value-type="float" office:value="1062890" calcext:value-type="float">
            <text:p>1062890</text:p>
          </table:table-cell>
          <table:table-cell table:style-name="ce6" office:value-type="string" calcext:value-type="string">
            <text:p>chr6</text:p>
          </table:table-cell>
          <table:table-cell table:style-name="ce6" office:value-type="float" office:value="147991367" calcext:value-type="float">
            <text:p>147991367</text:p>
          </table:table-cell>
          <table:table-cell table:style-name="ce6" office:value-type="float" office:value="867337" calcext:value-type="float">
            <text:p>86733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7</text:p>
          </table:table-cell>
          <table:table-cell table:style-name="ce6" office:value-type="float" office:value="143002779" calcext:value-type="float">
            <text:p>143002779</text:p>
          </table:table-cell>
          <table:table-cell table:style-name="ce6" office:value-type="float" office:value="1102002" calcext:value-type="float">
            <text:p>1102002</text:p>
          </table:table-cell>
          <table:table-cell table:style-name="ce6" office:value-type="string" calcext:value-type="string">
            <text:p>chr7</text:p>
          </table:table-cell>
          <table:table-cell table:style-name="ce6" office:value-type="float" office:value="143002779" calcext:value-type="float">
            <text:p>143002779</text:p>
          </table:table-cell>
          <table:table-cell table:style-name="ce6" office:value-type="float" office:value="854845" calcext:value-type="float">
            <text:p>854845</text:p>
          </table:table-cell>
          <table:table-cell table:style-name="ce6" office:value-type="string" calcext:value-type="string">
            <text:p>chr7</text:p>
          </table:table-cell>
          <table:table-cell table:style-name="ce6" office:value-type="float" office:value="145729302" calcext:value-type="float">
            <text:p>145729302</text:p>
          </table:table-cell>
          <table:table-cell table:style-name="ce6" office:value-type="float" office:value="1141882" calcext:value-type="float">
            <text:p>1141882</text:p>
          </table:table-cell>
          <table:table-cell table:style-name="ce6" office:value-type="string" calcext:value-type="string">
            <text:p>chr7</text:p>
          </table:table-cell>
          <table:table-cell table:style-name="ce6" office:value-type="float" office:value="145729302" calcext:value-type="float">
            <text:p>145729302</text:p>
          </table:table-cell>
          <table:table-cell table:style-name="ce6" office:value-type="float" office:value="892018" calcext:value-type="float">
            <text:p>89201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8</text:p>
          </table:table-cell>
          <table:table-cell table:style-name="ce6" office:value-type="float" office:value="129041809" calcext:value-type="float">
            <text:p>129041809</text:p>
          </table:table-cell>
          <table:table-cell table:style-name="ce6" office:value-type="float" office:value="1717425" calcext:value-type="float">
            <text:p>1717425</text:p>
          </table:table-cell>
          <table:table-cell table:style-name="ce6" office:value-type="string" calcext:value-type="string">
            <text:p>chr8</text:p>
          </table:table-cell>
          <table:table-cell table:style-name="ce6" office:value-type="float" office:value="129041809" calcext:value-type="float">
            <text:p>129041809</text:p>
          </table:table-cell>
          <table:table-cell table:style-name="ce6" office:value-type="float" office:value="1350191" calcext:value-type="float">
            <text:p>1350191</text:p>
          </table:table-cell>
          <table:table-cell table:style-name="ce6" office:value-type="string" calcext:value-type="string">
            <text:p>chr8</text:p>
          </table:table-cell>
          <table:table-cell table:style-name="ce6" office:value-type="float" office:value="133307652" calcext:value-type="float">
            <text:p>133307652</text:p>
          </table:table-cell>
          <table:table-cell table:style-name="ce6" office:value-type="float" office:value="1850251" calcext:value-type="float">
            <text:p>1850251</text:p>
          </table:table-cell>
          <table:table-cell table:style-name="ce6" office:value-type="string" calcext:value-type="string">
            <text:p>chr8</text:p>
          </table:table-cell>
          <table:table-cell table:style-name="ce6" office:value-type="float" office:value="133307652" calcext:value-type="float">
            <text:p>133307652</text:p>
          </table:table-cell>
          <table:table-cell table:style-name="ce6" office:value-type="float" office:value="1470095" calcext:value-type="float">
            <text:p>147009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9</text:p>
          </table:table-cell>
          <table:table-cell table:style-name="ce6" office:value-type="float" office:value="113440463" calcext:value-type="float">
            <text:p>113440463</text:p>
          </table:table-cell>
          <table:table-cell table:style-name="ce6" office:value-type="float" office:value="598513" calcext:value-type="float">
            <text:p>598513</text:p>
          </table:table-cell>
          <table:table-cell table:style-name="ce6" office:value-type="string" calcext:value-type="string">
            <text:p>chr9</text:p>
          </table:table-cell>
          <table:table-cell table:style-name="ce6" office:value-type="float" office:value="113440463" calcext:value-type="float">
            <text:p>113440463</text:p>
          </table:table-cell>
          <table:table-cell table:style-name="ce6" office:value-type="float" office:value="472890" calcext:value-type="float">
            <text:p>472890</text:p>
          </table:table-cell>
          <table:table-cell table:style-name="ce6" office:value-type="string" calcext:value-type="string">
            <text:p>chr9</text:p>
          </table:table-cell>
          <table:table-cell table:style-name="ce6" office:value-type="float" office:value="122095297" calcext:value-type="float">
            <text:p>122095297</text:p>
          </table:table-cell>
          <table:table-cell table:style-name="ce6" office:value-type="float" office:value="861306" calcext:value-type="float">
            <text:p>861306</text:p>
          </table:table-cell>
          <table:table-cell table:style-name="ce6" office:value-type="string" calcext:value-type="string">
            <text:p>chr9</text:p>
          </table:table-cell>
          <table:table-cell table:style-name="ce6" office:value-type="float" office:value="122095297" calcext:value-type="float">
            <text:p>122095297</text:p>
          </table:table-cell>
          <table:table-cell table:style-name="ce6" office:value-type="float" office:value="685004" calcext:value-type="float">
            <text:p>68500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M</text:p>
          </table:table-cell>
          <table:table-cell table:style-name="ce6" office:value-type="float" office:value="16300" calcext:value-type="float">
            <text:p>16300</text:p>
          </table:table-cell>
          <table:table-cell table:style-name="ce6" office:value-type="float" office:value="1803928" calcext:value-type="float">
            <text:p>1803928</text:p>
          </table:table-cell>
          <table:table-cell table:style-name="ce6" office:value-type="string" calcext:value-type="string">
            <text:p>chrM</text:p>
          </table:table-cell>
          <table:table-cell table:style-name="ce6" office:value-type="float" office:value="16300" calcext:value-type="float">
            <text:p>16300</text:p>
          </table:table-cell>
          <table:table-cell table:style-name="ce6" office:value-type="float" office:value="1406922" calcext:value-type="float">
            <text:p>1406922</text:p>
          </table:table-cell>
          <table:table-cell table:style-name="ce6" office:value-type="string" calcext:value-type="string">
            <text:p>chrM</text:p>
          </table:table-cell>
          <table:table-cell table:style-name="ce6" office:value-type="float" office:value="16313" calcext:value-type="float">
            <text:p>16313</text:p>
          </table:table-cell>
          <table:table-cell table:style-name="ce6" office:value-type="float" office:value="1946781" calcext:value-type="float">
            <text:p>1946781</text:p>
          </table:table-cell>
          <table:table-cell table:style-name="ce6" office:value-type="string" calcext:value-type="string">
            <text:p>chrM</text:p>
          </table:table-cell>
          <table:table-cell table:style-name="ce6" office:value-type="float" office:value="16313" calcext:value-type="float">
            <text:p>16313</text:p>
          </table:table-cell>
          <table:table-cell table:style-name="ce6" office:value-type="float" office:value="1554795" calcext:value-type="float">
            <text:p>155479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X</text:p>
          </table:table-cell>
          <table:table-cell table:style-name="ce6" office:value-type="float" office:value="160699376" calcext:value-type="float">
            <text:p>160699376</text:p>
          </table:table-cell>
          <table:table-cell table:style-name="ce6" office:value-type="float" office:value="368789" calcext:value-type="float">
            <text:p>368789</text:p>
          </table:table-cell>
          <table:table-cell table:style-name="ce6" office:value-type="string" calcext:value-type="string">
            <text:p>chrX</text:p>
          </table:table-cell>
          <table:table-cell table:style-name="ce6" office:value-type="float" office:value="160699376" calcext:value-type="float">
            <text:p>160699376</text:p>
          </table:table-cell>
          <table:table-cell table:style-name="ce6" office:value-type="float" office:value="298486" calcext:value-type="float">
            <text:p>298486</text:p>
          </table:table-cell>
          <table:table-cell table:style-name="ce6" office:value-type="string" calcext:value-type="string">
            <text:p>chrX</text:p>
          </table:table-cell>
          <table:table-cell table:style-name="ce6" office:value-type="float" office:value="159970021" calcext:value-type="float">
            <text:p>159970021</text:p>
          </table:table-cell>
          <table:table-cell table:style-name="ce6" office:value-type="float" office:value="378511" calcext:value-type="float">
            <text:p>378511</text:p>
          </table:table-cell>
          <table:table-cell table:style-name="ce6" office:value-type="string" calcext:value-type="string">
            <text:p>chrX</text:p>
          </table:table-cell>
          <table:table-cell table:style-name="ce6" office:value-type="float" office:value="159970021" calcext:value-type="float">
            <text:p>159970021</text:p>
          </table:table-cell>
          <table:table-cell table:style-name="ce6" office:value-type="float" office:value="313753" calcext:value-type="float">
            <text:p>31375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*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hrY</text:p>
          </table:table-cell>
          <table:table-cell table:style-name="ce6" office:value-type="float" office:value="3310458" calcext:value-type="float">
            <text:p>3310458</text:p>
          </table:table-cell>
          <table:table-cell table:style-name="ce6" office:value-type="float" office:value="4415" calcext:value-type="float">
            <text:p>4415</text:p>
          </table:table-cell>
          <table:table-cell table:style-name="ce6" office:value-type="string" calcext:value-type="string">
            <text:p>chrY</text:p>
          </table:table-cell>
          <table:table-cell table:style-name="ce6" office:value-type="float" office:value="3310458" calcext:value-type="float">
            <text:p>3310458</text:p>
          </table:table-cell>
          <table:table-cell table:style-name="ce6" office:value-type="float" office:value="3824" calcext:value-type="float">
            <text:p>3824</text:p>
          </table:table-cell>
        </table:table-row>
        <table:table-row table:style-name="ro1">
          <table:covered-table-cell table:style-name="ce7"/>
          <table:table-cell table:style-name="ce7" table:number-columns-repeated="6"/>
          <table:table-cell table:style-name="ce6" office:value-type="string" calcext:value-type="string">
            <text:p>*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Total mapped</text:p>
          </table:table-cell>
          <table:table-cell table:style-name="ce7" table:number-columns-repeated="2"/>
          <table:table-cell table:style-name="ce12" table:formula="of:=SUM([.D120:.D234])" office:value-type="float" office:value="23543180" calcext:value-type="float">
            <text:p>23543180</text:p>
          </table:table-cell>
          <table:table-cell table:style-name="ce7" table:number-columns-repeated="2"/>
          <table:table-cell table:style-name="ce12" table:formula="of:=SUM([.G120:.G234])" office:value-type="float" office:value="18606036" calcext:value-type="float">
            <text:p>18606036</text:p>
          </table:table-cell>
          <table:table-cell table:style-name="ce7" table:number-columns-repeated="2"/>
          <table:table-cell table:style-name="ce12" table:formula="of:=SUM([.J120:.J235])" office:value-type="float" office:value="25417132" calcext:value-type="float">
            <text:p>25417132</text:p>
          </table:table-cell>
          <table:table-cell table:style-name="ce7" table:number-columns-repeated="2"/>
          <table:table-cell table:style-name="ce12" table:formula="of:=SUM([.M120:.M235])" office:value-type="float" office:value="20291620" calcext:value-type="float">
            <text:p>20291620</text:p>
          </table:table-cell>
        </table:table-row>
        <table:table-row table:style-name="ro1">
          <table:table-cell table:style-name="ce9" office:value-type="float" office:value="8043" calcext:value-type="float" table:number-columns-spanned="1" table:number-rows-spanned="116">
            <text:p>8043</text:p>
          </table:table-cell>
          <table:table-cell office:value-type="string" calcext:value-type="string">
            <text:p>ERCC-00002</text:p>
          </table:table-cell>
          <table:table-cell office:value-type="float" office:value="1061" calcext:value-type="float">
            <text:p>1061</text:p>
          </table:table-cell>
          <table:table-cell office:value-type="float" office:value="152438" calcext:value-type="float">
            <text:p>152438</text:p>
          </table:table-cell>
          <table:table-cell office:value-type="string" calcext:value-type="string">
            <text:p>ERCC-00002</text:p>
          </table:table-cell>
          <table:table-cell office:value-type="float" office:value="1061" calcext:value-type="float">
            <text:p>1061</text:p>
          </table:table-cell>
          <table:table-cell office:value-type="float" office:value="136841" calcext:value-type="float">
            <text:p>136841</text:p>
          </table:table-cell>
          <table:table-cell office:value-type="string" calcext:value-type="string">
            <text:p>ERCC-00002</text:p>
          </table:table-cell>
          <table:table-cell office:value-type="float" office:value="1061" calcext:value-type="float">
            <text:p>1061</text:p>
          </table:table-cell>
          <table:table-cell office:value-type="float" office:value="152416" calcext:value-type="float">
            <text:p>152416</text:p>
          </table:table-cell>
          <table:table-cell office:value-type="string" calcext:value-type="string">
            <text:p>ERCC-00002</text:p>
          </table:table-cell>
          <table:table-cell office:value-type="float" office:value="1061" calcext:value-type="float">
            <text:p>1061</text:p>
          </table:table-cell>
          <table:table-cell office:value-type="float" office:value="136835" calcext:value-type="float">
            <text:p>13683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03</text:p>
          </table:table-cell>
          <table:table-cell office:value-type="float" office:value="1023" calcext:value-type="float">
            <text:p>1023</text:p>
          </table:table-cell>
          <table:table-cell office:value-type="float" office:value="9481" calcext:value-type="float">
            <text:p>9481</text:p>
          </table:table-cell>
          <table:table-cell office:value-type="string" calcext:value-type="string">
            <text:p>ERCC-00003</text:p>
          </table:table-cell>
          <table:table-cell office:value-type="float" office:value="1023" calcext:value-type="float">
            <text:p>1023</text:p>
          </table:table-cell>
          <table:table-cell office:value-type="float" office:value="8770" calcext:value-type="float">
            <text:p>8770</text:p>
          </table:table-cell>
          <table:table-cell office:value-type="string" calcext:value-type="string">
            <text:p>ERCC-00003</text:p>
          </table:table-cell>
          <table:table-cell office:value-type="float" office:value="1023" calcext:value-type="float">
            <text:p>1023</text:p>
          </table:table-cell>
          <table:table-cell office:value-type="float" office:value="9481" calcext:value-type="float">
            <text:p>9481</text:p>
          </table:table-cell>
          <table:table-cell office:value-type="string" calcext:value-type="string">
            <text:p>ERCC-00003</text:p>
          </table:table-cell>
          <table:table-cell office:value-type="float" office:value="1023" calcext:value-type="float">
            <text:p>1023</text:p>
          </table:table-cell>
          <table:table-cell office:value-type="float" office:value="8770" calcext:value-type="float">
            <text:p>877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04</text:p>
          </table:table-cell>
          <table:table-cell office:value-type="float" office:value="523" calcext:value-type="float">
            <text:p>523</text:p>
          </table:table-cell>
          <table:table-cell office:value-type="float" office:value="38313" calcext:value-type="float">
            <text:p>38313</text:p>
          </table:table-cell>
          <table:table-cell office:value-type="string" calcext:value-type="string">
            <text:p>ERCC-00004</text:p>
          </table:table-cell>
          <table:table-cell office:value-type="float" office:value="523" calcext:value-type="float">
            <text:p>523</text:p>
          </table:table-cell>
          <table:table-cell office:value-type="float" office:value="33371" calcext:value-type="float">
            <text:p>33371</text:p>
          </table:table-cell>
          <table:table-cell office:value-type="string" calcext:value-type="string">
            <text:p>ERCC-00004</text:p>
          </table:table-cell>
          <table:table-cell office:value-type="float" office:value="523" calcext:value-type="float">
            <text:p>523</text:p>
          </table:table-cell>
          <table:table-cell office:value-type="float" office:value="38309" calcext:value-type="float">
            <text:p>38309</text:p>
          </table:table-cell>
          <table:table-cell office:value-type="string" calcext:value-type="string">
            <text:p>ERCC-00004</text:p>
          </table:table-cell>
          <table:table-cell office:value-type="float" office:value="523" calcext:value-type="float">
            <text:p>523</text:p>
          </table:table-cell>
          <table:table-cell office:value-type="float" office:value="33369" calcext:value-type="float">
            <text:p>3336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09</text:p>
          </table:table-cell>
          <table:table-cell office:value-type="float" office:value="984" calcext:value-type="float">
            <text:p>984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ERCC-00009</text:p>
          </table:table-cell>
          <table:table-cell office:value-type="float" office:value="984" calcext:value-type="float">
            <text:p>984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ERCC-00009</text:p>
          </table:table-cell>
          <table:table-cell office:value-type="float" office:value="984" calcext:value-type="float">
            <text:p>984</text:p>
          </table:table-cell>
          <table:table-cell office:value-type="float" office:value="5875" calcext:value-type="float">
            <text:p>5875</text:p>
          </table:table-cell>
          <table:table-cell office:value-type="string" calcext:value-type="string">
            <text:p>ERCC-00009</text:p>
          </table:table-cell>
          <table:table-cell office:value-type="float" office:value="984" calcext:value-type="float">
            <text:p>984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1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2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13</text:p>
          </table:table-cell>
          <table:table-cell office:value-type="float" office:value="808" calcext:value-type="float">
            <text:p>8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CC-00013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013</text:p>
          </table:table-cell>
          <table:table-cell office:value-type="float" office:value="808" calcext:value-type="float">
            <text:p>8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CC-00013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14</text:p>
          </table:table-cell>
          <table:table-cell office:value-type="float" office:value="1957" calcext:value-type="float">
            <text:p>19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CC-00014</text:p>
          </table:table-cell>
          <table:table-cell office:value-type="float" office:value="1957" calcext:value-type="float">
            <text:p>19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CC-00014</text:p>
          </table:table-cell>
          <table:table-cell office:value-type="float" office:value="1957" calcext:value-type="float">
            <text:p>19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CC-00014</text:p>
          </table:table-cell>
          <table:table-cell office:value-type="float" office:value="1957" calcext:value-type="float">
            <text:p>19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16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6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6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6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17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7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19</text:p>
          </table:table-cell>
          <table:table-cell office:value-type="float" office:value="644" calcext:value-type="float">
            <text:p>64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RCC-00019</text:p>
          </table:table-cell>
          <table:table-cell office:value-type="float" office:value="644" calcext:value-type="float">
            <text:p>64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RCC-00019</text:p>
          </table:table-cell>
          <table:table-cell office:value-type="float" office:value="644" calcext:value-type="float">
            <text:p>64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ERCC-00019</text:p>
          </table:table-cell>
          <table:table-cell office:value-type="float" office:value="644" calcext:value-type="float">
            <text:p>64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22</text:p>
          </table:table-cell>
          <table:table-cell office:value-type="float" office:value="751" calcext:value-type="float">
            <text:p>751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ERCC-00022</text:p>
          </table:table-cell>
          <table:table-cell office:value-type="float" office:value="751" calcext:value-type="float">
            <text:p>75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ERCC-00022</text:p>
          </table:table-cell>
          <table:table-cell office:value-type="float" office:value="751" calcext:value-type="float">
            <text:p>751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ERCC-00022</text:p>
          </table:table-cell>
          <table:table-cell office:value-type="float" office:value="751" calcext:value-type="float">
            <text:p>751</text:p>
          </table:table-cell>
          <table:table-cell office:value-type="float" office:value="1342" calcext:value-type="float">
            <text:p>134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2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2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2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2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25</text:p>
          </table:table-cell>
          <table:table-cell office:value-type="float" office:value="1994" calcext:value-type="float">
            <text:p>199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ERCC-00025</text:p>
          </table:table-cell>
          <table:table-cell office:value-type="float" office:value="1994" calcext:value-type="float">
            <text:p>199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ERCC-00025</text:p>
          </table:table-cell>
          <table:table-cell office:value-type="float" office:value="1994" calcext:value-type="float">
            <text:p>199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ERCC-00025</text:p>
          </table:table-cell>
          <table:table-cell office:value-type="float" office:value="1994" calcext:value-type="float">
            <text:p>199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28</text:p>
          </table:table-cell>
          <table:table-cell office:value-type="float" office:value="1130" calcext:value-type="float">
            <text:p>11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RCC-00028</text:p>
          </table:table-cell>
          <table:table-cell office:value-type="float" office:value="1130" calcext:value-type="float">
            <text:p>11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RCC-00028</text:p>
          </table:table-cell>
          <table:table-cell office:value-type="float" office:value="1130" calcext:value-type="float">
            <text:p>11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RCC-00028</text:p>
          </table:table-cell>
          <table:table-cell office:value-type="float" office:value="1130" calcext:value-type="float">
            <text:p>11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31</text:p>
          </table:table-cell>
          <table:table-cell office:value-type="float" office:value="1138" calcext:value-type="float">
            <text:p>11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CC-00031</text:p>
          </table:table-cell>
          <table:table-cell office:value-type="float" office:value="1138" calcext:value-type="float">
            <text:p>11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CC-00031</text:p>
          </table:table-cell>
          <table:table-cell office:value-type="float" office:value="1138" calcext:value-type="float">
            <text:p>11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CC-00031</text:p>
          </table:table-cell>
          <table:table-cell office:value-type="float" office:value="1138" calcext:value-type="float">
            <text:p>11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33</text:p>
          </table:table-cell>
          <table:table-cell office:value-type="float" office:value="2022" calcext:value-type="float">
            <text:p>20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CC-00033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CC-00033</text:p>
          </table:table-cell>
          <table:table-cell office:value-type="float" office:value="2022" calcext:value-type="float">
            <text:p>20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CC-00033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34</text:p>
          </table:table-cell>
          <table:table-cell office:value-type="float" office:value="1019" calcext:value-type="float">
            <text:p>101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RCC-00034</text:p>
          </table:table-cell>
          <table:table-cell office:value-type="float" office:value="1019" calcext:value-type="float">
            <text:p>101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RCC-00034</text:p>
          </table:table-cell>
          <table:table-cell office:value-type="float" office:value="1019" calcext:value-type="float">
            <text:p>101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RCC-00034</text:p>
          </table:table-cell>
          <table:table-cell office:value-type="float" office:value="1019" calcext:value-type="float">
            <text:p>10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35</text:p>
          </table:table-cell>
          <table:table-cell office:value-type="float" office:value="1130" calcext:value-type="float">
            <text:p>113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ERCC-00035</text:p>
          </table:table-cell>
          <table:table-cell office:value-type="float" office:value="1130" calcext:value-type="float">
            <text:p>1130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ERCC-00035</text:p>
          </table:table-cell>
          <table:table-cell office:value-type="float" office:value="1130" calcext:value-type="float">
            <text:p>1130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ERCC-00035</text:p>
          </table:table-cell>
          <table:table-cell office:value-type="float" office:value="1130" calcext:value-type="float">
            <text:p>113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39</text:p>
          </table:table-cell>
          <table:table-cell office:value-type="float" office:value="740" calcext:value-type="float">
            <text:p>7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RCC-00039</text:p>
          </table:table-cell>
          <table:table-cell office:value-type="float" office:value="740" calcext:value-type="float">
            <text:p>7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RCC-00039</text:p>
          </table:table-cell>
          <table:table-cell office:value-type="float" office:value="740" calcext:value-type="float">
            <text:p>7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RCC-00039</text:p>
          </table:table-cell>
          <table:table-cell office:value-type="float" office:value="740" calcext:value-type="float">
            <text:p>7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0</text:p>
          </table:table-cell>
          <table:table-cell office:value-type="float" office:value="744" calcext:value-type="float">
            <text:p>7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040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040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040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1</text:p>
          </table:table-cell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41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41</text:p>
          </table:table-cell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41</text:p>
          </table:table-cell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2</text:p>
          </table:table-cell>
          <table:table-cell office:value-type="float" office:value="1023" calcext:value-type="float">
            <text:p>1023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ERCC-00042</text:p>
          </table:table-cell>
          <table:table-cell office:value-type="float" office:value="1023" calcext:value-type="float">
            <text:p>1023</text:p>
          </table:table-cell>
          <table:table-cell office:value-type="float" office:value="4079" calcext:value-type="float">
            <text:p>4079</text:p>
          </table:table-cell>
          <table:table-cell office:value-type="string" calcext:value-type="string">
            <text:p>ERCC-00042</text:p>
          </table:table-cell>
          <table:table-cell office:value-type="float" office:value="1023" calcext:value-type="float">
            <text:p>1023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ERCC-00042</text:p>
          </table:table-cell>
          <table:table-cell office:value-type="float" office:value="1023" calcext:value-type="float">
            <text:p>1023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3</text:p>
          </table:table-cell>
          <table:table-cell office:value-type="float" office:value="1023" calcext:value-type="float">
            <text:p>1023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ERCC-00043</text:p>
          </table:table-cell>
          <table:table-cell office:value-type="float" office:value="1023" calcext:value-type="float">
            <text:p>1023</text:p>
          </table:table-cell>
          <table:table-cell office:value-type="float" office:value="4535" calcext:value-type="float">
            <text:p>4535</text:p>
          </table:table-cell>
          <table:table-cell office:value-type="string" calcext:value-type="string">
            <text:p>ERCC-00043</text:p>
          </table:table-cell>
          <table:table-cell office:value-type="float" office:value="1023" calcext:value-type="float">
            <text:p>1023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ERCC-00043</text:p>
          </table:table-cell>
          <table:table-cell office:value-type="float" office:value="1023" calcext:value-type="float">
            <text:p>1023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4</text:p>
          </table:table-cell>
          <table:table-cell office:value-type="float" office:value="1156" calcext:value-type="float">
            <text:p>115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ERCC-00044</text:p>
          </table:table-cell>
          <table:table-cell office:value-type="float" office:value="1156" calcext:value-type="float">
            <text:p>115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RCC-00044</text:p>
          </table:table-cell>
          <table:table-cell office:value-type="float" office:value="1156" calcext:value-type="float">
            <text:p>1156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ERCC-00044</text:p>
          </table:table-cell>
          <table:table-cell office:value-type="float" office:value="1156" calcext:value-type="float">
            <text:p>115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6</text:p>
          </table:table-cell>
          <table:table-cell office:value-type="float" office:value="522" calcext:value-type="float">
            <text:p>522</text:p>
          </table:table-cell>
          <table:table-cell office:value-type="float" office:value="29140" calcext:value-type="float">
            <text:p>29140</text:p>
          </table:table-cell>
          <table:table-cell office:value-type="string" calcext:value-type="string">
            <text:p>ERCC-00046</text:p>
          </table:table-cell>
          <table:table-cell office:value-type="float" office:value="522" calcext:value-type="float">
            <text:p>522</text:p>
          </table:table-cell>
          <table:table-cell office:value-type="float" office:value="26466" calcext:value-type="float">
            <text:p>26466</text:p>
          </table:table-cell>
          <table:table-cell office:value-type="string" calcext:value-type="string">
            <text:p>ERCC-00046</text:p>
          </table:table-cell>
          <table:table-cell office:value-type="float" office:value="522" calcext:value-type="float">
            <text:p>522</text:p>
          </table:table-cell>
          <table:table-cell office:value-type="float" office:value="29135" calcext:value-type="float">
            <text:p>29135</text:p>
          </table:table-cell>
          <table:table-cell office:value-type="string" calcext:value-type="string">
            <text:p>ERCC-00046</text:p>
          </table:table-cell>
          <table:table-cell office:value-type="float" office:value="522" calcext:value-type="float">
            <text:p>522</text:p>
          </table:table-cell>
          <table:table-cell office:value-type="float" office:value="26463" calcext:value-type="float">
            <text:p>2646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8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48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48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48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51</text:p>
          </table:table-cell>
          <table:table-cell office:value-type="float" office:value="274" calcext:value-type="float">
            <text:p>27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RCC-00051</text:p>
          </table:table-cell>
          <table:table-cell office:value-type="float" office:value="274" calcext:value-type="float">
            <text:p>2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RCC-00051</text:p>
          </table:table-cell>
          <table:table-cell office:value-type="float" office:value="274" calcext:value-type="float">
            <text:p>27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RCC-00051</text:p>
          </table:table-cell>
          <table:table-cell office:value-type="float" office:value="274" calcext:value-type="float">
            <text:p>27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53</text:p>
          </table:table-cell>
          <table:table-cell office:value-type="float" office:value="1023" calcext:value-type="float">
            <text:p>102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RCC-00053</text:p>
          </table:table-cell>
          <table:table-cell office:value-type="float" office:value="1023" calcext:value-type="float">
            <text:p>102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RCC-00053</text:p>
          </table:table-cell>
          <table:table-cell office:value-type="float" office:value="1023" calcext:value-type="float">
            <text:p>102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RCC-00053</text:p>
          </table:table-cell>
          <table:table-cell office:value-type="float" office:value="1023" calcext:value-type="float">
            <text:p>1023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54</text:p>
          </table:table-cell>
          <table:table-cell office:value-type="float" office:value="274" calcext:value-type="float">
            <text:p>2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RCC-00054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RCC-00054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RCC-00054</text:p>
          </table:table-cell>
          <table:table-cell office:value-type="float" office:value="274" calcext:value-type="float">
            <text:p>2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57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57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57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57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58</text:p>
          </table:table-cell>
          <table:table-cell office:value-type="float" office:value="1136" calcext:value-type="float">
            <text:p>11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RCC-00058</text:p>
          </table:table-cell>
          <table:table-cell office:value-type="float" office:value="1136" calcext:value-type="float">
            <text:p>11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CC-00058</text:p>
          </table:table-cell>
          <table:table-cell office:value-type="float" office:value="1136" calcext:value-type="float">
            <text:p>11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RCC-00058</text:p>
          </table:table-cell>
          <table:table-cell office:value-type="float" office:value="1136" calcext:value-type="float">
            <text:p>11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59</text:p>
          </table:table-cell>
          <table:table-cell office:value-type="float" office:value="525" calcext:value-type="float">
            <text:p>5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RCC-00059</text:p>
          </table:table-cell>
          <table:table-cell office:value-type="float" office:value="525" calcext:value-type="float">
            <text:p>52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RCC-00059</text:p>
          </table:table-cell>
          <table:table-cell office:value-type="float" office:value="525" calcext:value-type="float">
            <text:p>52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RCC-00059</text:p>
          </table:table-cell>
          <table:table-cell office:value-type="float" office:value="525" calcext:value-type="float">
            <text:p>52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60</text:p>
          </table:table-cell>
          <table:table-cell office:value-type="float" office:value="523" calcext:value-type="float">
            <text:p>523</text:p>
          </table:table-cell>
          <table:table-cell office:value-type="float" office:value="2484" calcext:value-type="float">
            <text:p>2484</text:p>
          </table:table-cell>
          <table:table-cell office:value-type="string" calcext:value-type="string">
            <text:p>ERCC-00060</text:p>
          </table:table-cell>
          <table:table-cell office:value-type="float" office:value="523" calcext:value-type="float">
            <text:p>523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ERCC-00060</text:p>
          </table:table-cell>
          <table:table-cell office:value-type="float" office:value="523" calcext:value-type="float">
            <text:p>523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ERCC-00060</text:p>
          </table:table-cell>
          <table:table-cell office:value-type="float" office:value="523" calcext:value-type="float">
            <text:p>523</text:p>
          </table:table-cell>
          <table:table-cell office:value-type="float" office:value="2261" calcext:value-type="float">
            <text:p>226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61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61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61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61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62</text:p>
          </table:table-cell>
          <table:table-cell office:value-type="float" office:value="1023" calcext:value-type="float">
            <text:p>102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RCC-00062</text:p>
          </table:table-cell>
          <table:table-cell office:value-type="float" office:value="1023" calcext:value-type="float">
            <text:p>102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RCC-00062</text:p>
          </table:table-cell>
          <table:table-cell office:value-type="float" office:value="1023" calcext:value-type="float">
            <text:p>1023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RCC-00062</text:p>
          </table:table-cell>
          <table:table-cell office:value-type="float" office:value="1023" calcext:value-type="float">
            <text:p>102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67</text:p>
          </table:table-cell>
          <table:table-cell office:value-type="float" office:value="644" calcext:value-type="float">
            <text:p>6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RCC-00067</text:p>
          </table:table-cell>
          <table:table-cell office:value-type="float" office:value="644" calcext:value-type="float">
            <text:p>6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RCC-00067</text:p>
          </table:table-cell>
          <table:table-cell office:value-type="float" office:value="644" calcext:value-type="float">
            <text:p>6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RCC-00067</text:p>
          </table:table-cell>
          <table:table-cell office:value-type="float" office:value="644" calcext:value-type="float">
            <text:p>6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69</text:p>
          </table:table-cell>
          <table:table-cell office:value-type="float" office:value="1137" calcext:value-type="float">
            <text:p>11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RCC-00069</text:p>
          </table:table-cell>
          <table:table-cell office:value-type="float" office:value="1137" calcext:value-type="float">
            <text:p>11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CC-00069</text:p>
          </table:table-cell>
          <table:table-cell office:value-type="float" office:value="1137" calcext:value-type="float">
            <text:p>11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RCC-00069</text:p>
          </table:table-cell>
          <table:table-cell office:value-type="float" office:value="1137" calcext:value-type="float">
            <text:p>11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1</text:p>
          </table:table-cell>
          <table:table-cell office:value-type="float" office:value="642" calcext:value-type="float">
            <text:p>64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RCC-00071</text:p>
          </table:table-cell>
          <table:table-cell office:value-type="float" office:value="642" calcext:value-type="float">
            <text:p>64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ERCC-00071</text:p>
          </table:table-cell>
          <table:table-cell office:value-type="float" office:value="642" calcext:value-type="float">
            <text:p>64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RCC-00071</text:p>
          </table:table-cell>
          <table:table-cell office:value-type="float" office:value="642" calcext:value-type="float">
            <text:p>64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3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73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73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73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4</text:p>
          </table:table-cell>
          <table:table-cell office:value-type="float" office:value="522" calcext:value-type="float">
            <text:p>522</text:p>
          </table:table-cell>
          <table:table-cell office:value-type="float" office:value="100407" calcext:value-type="float">
            <text:p>100407</text:p>
          </table:table-cell>
          <table:table-cell office:value-type="string" calcext:value-type="string">
            <text:p>ERCC-00074</text:p>
          </table:table-cell>
          <table:table-cell office:value-type="float" office:value="522" calcext:value-type="float">
            <text:p>522</text:p>
          </table:table-cell>
          <table:table-cell office:value-type="float" office:value="92714" calcext:value-type="float">
            <text:p>92714</text:p>
          </table:table-cell>
          <table:table-cell office:value-type="string" calcext:value-type="string">
            <text:p>ERCC-00074</text:p>
          </table:table-cell>
          <table:table-cell office:value-type="float" office:value="522" calcext:value-type="float">
            <text:p>522</text:p>
          </table:table-cell>
          <table:table-cell office:value-type="float" office:value="100404" calcext:value-type="float">
            <text:p>100404</text:p>
          </table:table-cell>
          <table:table-cell office:value-type="string" calcext:value-type="string">
            <text:p>ERCC-00074</text:p>
          </table:table-cell>
          <table:table-cell office:value-type="float" office:value="522" calcext:value-type="float">
            <text:p>522</text:p>
          </table:table-cell>
          <table:table-cell office:value-type="float" office:value="92712" calcext:value-type="float">
            <text:p>9271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5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75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75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75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6</text:p>
          </table:table-cell>
          <table:table-cell office:value-type="float" office:value="642" calcext:value-type="float">
            <text:p>642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ERCC-00076</text:p>
          </table:table-cell>
          <table:table-cell office:value-type="float" office:value="642" calcext:value-type="float">
            <text:p>642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ERCC-00076</text:p>
          </table:table-cell>
          <table:table-cell office:value-type="float" office:value="642" calcext:value-type="float">
            <text:p>642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ERCC-00076</text:p>
          </table:table-cell>
          <table:table-cell office:value-type="float" office:value="642" calcext:value-type="float">
            <text:p>64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7</text:p>
          </table:table-cell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CC-00077</text:p>
          </table:table-cell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CC-00077</text:p>
          </table:table-cell>
          <table:table-cell office:value-type="float" office:value="273" calcext:value-type="float">
            <text:p>2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CC-00077</text:p>
          </table:table-cell>
          <table:table-cell office:value-type="float" office:value="273" calcext:value-type="float">
            <text:p>2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8</text:p>
          </table:table-cell>
          <table:table-cell office:value-type="float" office:value="993" calcext:value-type="float">
            <text:p>99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RCC-00078</text:p>
          </table:table-cell>
          <table:table-cell office:value-type="float" office:value="993" calcext:value-type="float">
            <text:p>99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ERCC-00078</text:p>
          </table:table-cell>
          <table:table-cell office:value-type="float" office:value="993" calcext:value-type="float">
            <text:p>99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RCC-00078</text:p>
          </table:table-cell>
          <table:table-cell office:value-type="float" office:value="993" calcext:value-type="float">
            <text:p>99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9</text:p>
          </table:table-cell>
          <table:table-cell office:value-type="float" office:value="644" calcext:value-type="float">
            <text:p>644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RCC-00079</text:p>
          </table:table-cell>
          <table:table-cell office:value-type="float" office:value="644" calcext:value-type="float">
            <text:p>64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ERCC-00079</text:p>
          </table:table-cell>
          <table:table-cell office:value-type="float" office:value="644" calcext:value-type="float">
            <text:p>644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ERCC-00079</text:p>
          </table:table-cell>
          <table:table-cell office:value-type="float" office:value="644" calcext:value-type="float">
            <text:p>64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81</text:p>
          </table:table-cell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81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81</text:p>
          </table:table-cell>
          <table:table-cell office:value-type="float" office:value="534" calcext:value-type="float">
            <text:p>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81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8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84</text:p>
          </table:table-cell>
          <table:table-cell office:value-type="float" office:value="994" calcext:value-type="float">
            <text:p>99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RCC-00084</text:p>
          </table:table-cell>
          <table:table-cell office:value-type="float" office:value="994" calcext:value-type="float">
            <text:p>9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RCC-00084</text:p>
          </table:table-cell>
          <table:table-cell office:value-type="float" office:value="994" calcext:value-type="float">
            <text:p>99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RCC-00084</text:p>
          </table:table-cell>
          <table:table-cell office:value-type="float" office:value="994" calcext:value-type="float">
            <text:p>99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85</text:p>
          </table:table-cell>
          <table:table-cell office:value-type="float" office:value="844" calcext:value-type="float">
            <text:p>8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RCC-00085</text:p>
          </table:table-cell>
          <table:table-cell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RCC-00085</text:p>
          </table:table-cell>
          <table:table-cell office:value-type="float" office:value="844" calcext:value-type="float">
            <text:p>8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RCC-00085</text:p>
          </table:table-cell>
          <table:table-cell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86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6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6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6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92</text:p>
          </table:table-cell>
          <table:table-cell office:value-type="float" office:value="1124" calcext:value-type="float">
            <text:p>1124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ERCC-00092</text:p>
          </table:table-cell>
          <table:table-cell office:value-type="float" office:value="1124" calcext:value-type="float">
            <text:p>1124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ERCC-00092</text:p>
          </table:table-cell>
          <table:table-cell office:value-type="float" office:value="1124" calcext:value-type="float">
            <text:p>1124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ERCC-00092</text:p>
          </table:table-cell>
          <table:table-cell office:value-type="float" office:value="1124" calcext:value-type="float">
            <text:p>1124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95</text:p>
          </table:table-cell>
          <table:table-cell office:value-type="float" office:value="521" calcext:value-type="float">
            <text:p>52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RCC-00095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ERCC-00095</text:p>
          </table:table-cell>
          <table:table-cell office:value-type="float" office:value="521" calcext:value-type="float">
            <text:p>52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RCC-00095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96</text:p>
          </table:table-cell>
          <table:table-cell office:value-type="float" office:value="1107" calcext:value-type="float">
            <text:p>1107</text:p>
          </table:table-cell>
          <table:table-cell office:value-type="float" office:value="100159" calcext:value-type="float">
            <text:p>100159</text:p>
          </table:table-cell>
          <table:table-cell office:value-type="string" calcext:value-type="string">
            <text:p>ERCC-00096</text:p>
          </table:table-cell>
          <table:table-cell office:value-type="float" office:value="1107" calcext:value-type="float">
            <text:p>1107</text:p>
          </table:table-cell>
          <table:table-cell office:value-type="float" office:value="83052" calcext:value-type="float">
            <text:p>83052</text:p>
          </table:table-cell>
          <table:table-cell office:value-type="string" calcext:value-type="string">
            <text:p>ERCC-00096</text:p>
          </table:table-cell>
          <table:table-cell office:value-type="float" office:value="1107" calcext:value-type="float">
            <text:p>1107</text:p>
          </table:table-cell>
          <table:table-cell office:value-type="float" office:value="100153" calcext:value-type="float">
            <text:p>100153</text:p>
          </table:table-cell>
          <table:table-cell office:value-type="string" calcext:value-type="string">
            <text:p>ERCC-00096</text:p>
          </table:table-cell>
          <table:table-cell office:value-type="float" office:value="1107" calcext:value-type="float">
            <text:p>1107</text:p>
          </table:table-cell>
          <table:table-cell office:value-type="float" office:value="83049" calcext:value-type="float">
            <text:p>8304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97</text:p>
          </table:table-cell>
          <table:table-cell office:value-type="float" office:value="523" calcext:value-type="float">
            <text:p>5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CC-00097</text:p>
          </table:table-cell>
          <table:table-cell office:value-type="float" office:value="523" calcext:value-type="float">
            <text:p>5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97</text:p>
          </table:table-cell>
          <table:table-cell office:value-type="float" office:value="523" calcext:value-type="float">
            <text:p>5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097</text:p>
          </table:table-cell>
          <table:table-cell office:value-type="float" office:value="523" calcext:value-type="float">
            <text:p>5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98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98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98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98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99</text:p>
          </table:table-cell>
          <table:table-cell office:value-type="float" office:value="1350" calcext:value-type="float">
            <text:p>135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RCC-00099</text:p>
          </table:table-cell>
          <table:table-cell office:value-type="float" office:value="1350" calcext:value-type="float">
            <text:p>135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RCC-00099</text:p>
          </table:table-cell>
          <table:table-cell office:value-type="float" office:value="1350" calcext:value-type="float">
            <text:p>135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RCC-00099</text:p>
          </table:table-cell>
          <table:table-cell office:value-type="float" office:value="1350" calcext:value-type="float">
            <text:p>135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04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04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04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04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08</text:p>
          </table:table-cell>
          <table:table-cell office:value-type="float" office:value="1022" calcext:value-type="float">
            <text:p>1022</text:p>
          </table:table-cell>
          <table:table-cell office:value-type="float" office:value="8566" calcext:value-type="float">
            <text:p>8566</text:p>
          </table:table-cell>
          <table:table-cell office:value-type="string" calcext:value-type="string">
            <text:p>ERCC-00108</text:p>
          </table:table-cell>
          <table:table-cell office:value-type="float" office:value="1022" calcext:value-type="float">
            <text:p>1022</text:p>
          </table:table-cell>
          <table:table-cell office:value-type="float" office:value="7095" calcext:value-type="float">
            <text:p>7095</text:p>
          </table:table-cell>
          <table:table-cell office:value-type="string" calcext:value-type="string">
            <text:p>ERCC-00108</text:p>
          </table:table-cell>
          <table:table-cell office:value-type="float" office:value="1022" calcext:value-type="float">
            <text:p>1022</text:p>
          </table:table-cell>
          <table:table-cell office:value-type="float" office:value="8566" calcext:value-type="float">
            <text:p>8566</text:p>
          </table:table-cell>
          <table:table-cell office:value-type="string" calcext:value-type="string">
            <text:p>ERCC-00108</text:p>
          </table:table-cell>
          <table:table-cell office:value-type="float" office:value="1022" calcext:value-type="float">
            <text:p>1022</text:p>
          </table:table-cell>
          <table:table-cell office:value-type="float" office:value="7095" calcext:value-type="float">
            <text:p>709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09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09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09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09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11</text:p>
          </table:table-cell>
          <table:table-cell office:value-type="float" office:value="994" calcext:value-type="float">
            <text:p>994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ERCC-00111</text:p>
          </table:table-cell>
          <table:table-cell office:value-type="float" office:value="994" calcext:value-type="float">
            <text:p>994</text:p>
          </table:table-cell>
          <table:table-cell office:value-type="float" office:value="4120" calcext:value-type="float">
            <text:p>4120</text:p>
          </table:table-cell>
          <table:table-cell office:value-type="string" calcext:value-type="string">
            <text:p>ERCC-00111</text:p>
          </table:table-cell>
          <table:table-cell office:value-type="float" office:value="994" calcext:value-type="float">
            <text:p>994</text:p>
          </table:table-cell>
          <table:table-cell office:value-type="float" office:value="4547" calcext:value-type="float">
            <text:p>4547</text:p>
          </table:table-cell>
          <table:table-cell office:value-type="string" calcext:value-type="string">
            <text:p>ERCC-00111</text:p>
          </table:table-cell>
          <table:table-cell office:value-type="float" office:value="994" calcext:value-type="float">
            <text:p>994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12</text:p>
          </table:table-cell>
          <table:table-cell office:value-type="float" office:value="1136" calcext:value-type="float">
            <text:p>1136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ERCC-00112</text:p>
          </table:table-cell>
          <table:table-cell office:value-type="float" office:value="1136" calcext:value-type="float">
            <text:p>113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ERCC-00112</text:p>
          </table:table-cell>
          <table:table-cell office:value-type="float" office:value="1136" calcext:value-type="float">
            <text:p>1136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ERCC-00112</text:p>
          </table:table-cell>
          <table:table-cell office:value-type="float" office:value="1136" calcext:value-type="float">
            <text:p>113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13</text:p>
          </table:table-cell>
          <table:table-cell office:value-type="float" office:value="840" calcext:value-type="float">
            <text:p>840</text:p>
          </table:table-cell>
          <table:table-cell office:value-type="float" office:value="30560" calcext:value-type="float">
            <text:p>30560</text:p>
          </table:table-cell>
          <table:table-cell office:value-type="string" calcext:value-type="string">
            <text:p>ERCC-00113</text:p>
          </table:table-cell>
          <table:table-cell office:value-type="float" office:value="840" calcext:value-type="float">
            <text:p>840</text:p>
          </table:table-cell>
          <table:table-cell office:value-type="float" office:value="24787" calcext:value-type="float">
            <text:p>24787</text:p>
          </table:table-cell>
          <table:table-cell office:value-type="string" calcext:value-type="string">
            <text:p>ERCC-00113</text:p>
          </table:table-cell>
          <table:table-cell office:value-type="float" office:value="840" calcext:value-type="float">
            <text:p>840</text:p>
          </table:table-cell>
          <table:table-cell office:value-type="float" office:value="30559" calcext:value-type="float">
            <text:p>30559</text:p>
          </table:table-cell>
          <table:table-cell office:value-type="string" calcext:value-type="string">
            <text:p>ERCC-00113</text:p>
          </table:table-cell>
          <table:table-cell office:value-type="float" office:value="840" calcext:value-type="float">
            <text:p>840</text:p>
          </table:table-cell>
          <table:table-cell office:value-type="float" office:value="24787" calcext:value-type="float">
            <text:p>2478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16</text:p>
          </table:table-cell>
          <table:table-cell office:value-type="float" office:value="1991" calcext:value-type="float">
            <text:p>1991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RCC-00116</text:p>
          </table:table-cell>
          <table:table-cell office:value-type="float" office:value="1991" calcext:value-type="float">
            <text:p>199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ERCC-00116</text:p>
          </table:table-cell>
          <table:table-cell office:value-type="float" office:value="1991" calcext:value-type="float">
            <text:p>1991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RCC-00116</text:p>
          </table:table-cell>
          <table:table-cell office:value-type="float" office:value="1991" calcext:value-type="float">
            <text:p>199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20</text:p>
          </table:table-cell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120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120</text:p>
          </table:table-cell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120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23</text:p>
          </table:table-cell>
          <table:table-cell office:value-type="float" office:value="1022" calcext:value-type="float">
            <text:p>1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123</text:p>
          </table:table-cell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123</text:p>
          </table:table-cell>
          <table:table-cell office:value-type="float" office:value="1022" calcext:value-type="float">
            <text:p>1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123</text:p>
          </table:table-cell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26</text:p>
          </table:table-cell>
          <table:table-cell office:value-type="float" office:value="1118" calcext:value-type="float">
            <text:p>11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CC-00126</text:p>
          </table:table-cell>
          <table:table-cell office:value-type="float" office:value="1118" calcext:value-type="float">
            <text:p>11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CC-00126</text:p>
          </table:table-cell>
          <table:table-cell office:value-type="float" office:value="1118" calcext:value-type="float">
            <text:p>11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CC-00126</text:p>
          </table:table-cell>
          <table:table-cell office:value-type="float" office:value="1118" calcext:value-type="float">
            <text:p>111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30</text:p>
          </table:table-cell>
          <table:table-cell office:value-type="float" office:value="1059" calcext:value-type="float">
            <text:p>1059</text:p>
          </table:table-cell>
          <table:table-cell office:value-type="float" office:value="233661" calcext:value-type="float">
            <text:p>233661</text:p>
          </table:table-cell>
          <table:table-cell office:value-type="string" calcext:value-type="string">
            <text:p>ERCC-00130</text:p>
          </table:table-cell>
          <table:table-cell office:value-type="float" office:value="1059" calcext:value-type="float">
            <text:p>1059</text:p>
          </table:table-cell>
          <table:table-cell office:value-type="float" office:value="188964" calcext:value-type="float">
            <text:p>188964</text:p>
          </table:table-cell>
          <table:table-cell office:value-type="string" calcext:value-type="string">
            <text:p>ERCC-00130</text:p>
          </table:table-cell>
          <table:table-cell office:value-type="float" office:value="1059" calcext:value-type="float">
            <text:p>1059</text:p>
          </table:table-cell>
          <table:table-cell office:value-type="float" office:value="233649" calcext:value-type="float">
            <text:p>233649</text:p>
          </table:table-cell>
          <table:table-cell office:value-type="string" calcext:value-type="string">
            <text:p>ERCC-00130</text:p>
          </table:table-cell>
          <table:table-cell office:value-type="float" office:value="1059" calcext:value-type="float">
            <text:p>1059</text:p>
          </table:table-cell>
          <table:table-cell office:value-type="float" office:value="188956" calcext:value-type="float">
            <text:p>18895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31</text:p>
          </table:table-cell>
          <table:table-cell office:value-type="float" office:value="771" calcext:value-type="float">
            <text:p>771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ERCC-00131</text:p>
          </table:table-cell>
          <table:table-cell office:value-type="float" office:value="771" calcext:value-type="float">
            <text:p>771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ERCC-00131</text:p>
          </table:table-cell>
          <table:table-cell office:value-type="float" office:value="771" calcext:value-type="float">
            <text:p>771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ERCC-00131</text:p>
          </table:table-cell>
          <table:table-cell office:value-type="float" office:value="771" calcext:value-type="float">
            <text:p>77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34</text:p>
          </table:table-cell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134</text:p>
          </table:table-cell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134</text:p>
          </table:table-cell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134</text:p>
          </table:table-cell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36</text:p>
          </table:table-cell>
          <table:table-cell office:value-type="float" office:value="1033" calcext:value-type="float">
            <text:p>1033</text:p>
          </table:table-cell>
          <table:table-cell office:value-type="float" office:value="10655" calcext:value-type="float">
            <text:p>10655</text:p>
          </table:table-cell>
          <table:table-cell office:value-type="string" calcext:value-type="string">
            <text:p>ERCC-00136</text:p>
          </table:table-cell>
          <table:table-cell office:value-type="float" office:value="1033" calcext:value-type="float">
            <text:p>1033</text:p>
          </table:table-cell>
          <table:table-cell office:value-type="float" office:value="9375" calcext:value-type="float">
            <text:p>9375</text:p>
          </table:table-cell>
          <table:table-cell office:value-type="string" calcext:value-type="string">
            <text:p>ERCC-00136</text:p>
          </table:table-cell>
          <table:table-cell office:value-type="float" office:value="1033" calcext:value-type="float">
            <text:p>1033</text:p>
          </table:table-cell>
          <table:table-cell office:value-type="float" office:value="10655" calcext:value-type="float">
            <text:p>10655</text:p>
          </table:table-cell>
          <table:table-cell office:value-type="string" calcext:value-type="string">
            <text:p>ERCC-00136</text:p>
          </table:table-cell>
          <table:table-cell office:value-type="float" office:value="1033" calcext:value-type="float">
            <text:p>1033</text:p>
          </table:table-cell>
          <table:table-cell office:value-type="float" office:value="9375" calcext:value-type="float">
            <text:p>937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37</text:p>
          </table:table-cell>
          <table:table-cell office:value-type="float" office:value="537" calcext:value-type="float">
            <text:p>5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137</text:p>
          </table:table-cell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37</text:p>
          </table:table-cell>
          <table:table-cell office:value-type="float" office:value="537" calcext:value-type="float">
            <text:p>5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137</text:p>
          </table:table-cell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38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3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38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3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4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4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4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4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43</text:p>
          </table:table-cell>
          <table:table-cell office:value-type="float" office:value="784" calcext:value-type="float">
            <text:p>7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RCC-00143</text:p>
          </table:table-cell>
          <table:table-cell office:value-type="float" office:value="784" calcext:value-type="float">
            <text:p>78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RCC-00143</text:p>
          </table:table-cell>
          <table:table-cell office:value-type="float" office:value="784" calcext:value-type="float">
            <text:p>7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RCC-00143</text:p>
          </table:table-cell>
          <table:table-cell office:value-type="float" office:value="784" calcext:value-type="float">
            <text:p>7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44</text:p>
          </table:table-cell>
          <table:table-cell office:value-type="float" office:value="538" calcext:value-type="float">
            <text:p>53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RCC-00144</text:p>
          </table:table-cell>
          <table:table-cell office:value-type="float" office:value="538" calcext:value-type="float">
            <text:p>5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RCC-00144</text:p>
          </table:table-cell>
          <table:table-cell office:value-type="float" office:value="538" calcext:value-type="float">
            <text:p>53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RCC-00144</text:p>
          </table:table-cell>
          <table:table-cell office:value-type="float" office:value="538" calcext:value-type="float">
            <text:p>5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45</text:p>
          </table:table-cell>
          <table:table-cell office:value-type="float" office:value="1042" calcext:value-type="float">
            <text:p>1042</text:p>
          </table:table-cell>
          <table:table-cell office:value-type="float" office:value="4822" calcext:value-type="float">
            <text:p>4822</text:p>
          </table:table-cell>
          <table:table-cell office:value-type="string" calcext:value-type="string">
            <text:p>ERCC-00145</text:p>
          </table:table-cell>
          <table:table-cell office:value-type="float" office:value="1042" calcext:value-type="float">
            <text:p>1042</text:p>
          </table:table-cell>
          <table:table-cell office:value-type="float" office:value="3866" calcext:value-type="float">
            <text:p>3866</text:p>
          </table:table-cell>
          <table:table-cell office:value-type="string" calcext:value-type="string">
            <text:p>ERCC-00145</text:p>
          </table:table-cell>
          <table:table-cell office:value-type="float" office:value="1042" calcext:value-type="float">
            <text:p>104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ERCC-00145</text:p>
          </table:table-cell>
          <table:table-cell office:value-type="float" office:value="1042" calcext:value-type="float">
            <text:p>1042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47</text:p>
          </table:table-cell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147</text:p>
          </table:table-cell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147</text:p>
          </table:table-cell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147</text:p>
          </table:table-cell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48</text:p>
          </table:table-cell>
          <table:table-cell office:value-type="float" office:value="494" calcext:value-type="float">
            <text:p>49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RCC-00148</text:p>
          </table:table-cell>
          <table:table-cell office:value-type="float" office:value="494" calcext:value-type="float">
            <text:p>4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RCC-00148</text:p>
          </table:table-cell>
          <table:table-cell office:value-type="float" office:value="494" calcext:value-type="float">
            <text:p>49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RCC-00148</text:p>
          </table:table-cell>
          <table:table-cell office:value-type="float" office:value="494" calcext:value-type="float">
            <text:p>49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50</text:p>
          </table:table-cell>
          <table:table-cell office:value-type="float" office:value="743" calcext:value-type="float">
            <text:p>7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CC-00150</text:p>
          </table:table-cell>
          <table:table-cell office:value-type="float" office:value="743" calcext:value-type="float">
            <text:p>7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CC-00150</text:p>
          </table:table-cell>
          <table:table-cell office:value-type="float" office:value="743" calcext:value-type="float">
            <text:p>7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RCC-00150</text:p>
          </table:table-cell>
          <table:table-cell office:value-type="float" office:value="743" calcext:value-type="float">
            <text:p>7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54</text:p>
          </table:table-cell>
          <table:table-cell office:value-type="float" office:value="537" calcext:value-type="float">
            <text:p>53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RCC-00154</text:p>
          </table:table-cell>
          <table:table-cell office:value-type="float" office:value="537" calcext:value-type="float">
            <text:p>5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RCC-00154</text:p>
          </table:table-cell>
          <table:table-cell office:value-type="float" office:value="537" calcext:value-type="float">
            <text:p>53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RCC-00154</text:p>
          </table:table-cell>
          <table:table-cell office:value-type="float" office:value="537" calcext:value-type="float">
            <text:p>5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5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5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5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5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57</text:p>
          </table:table-cell>
          <table:table-cell office:value-type="float" office:value="1019" calcext:value-type="float">
            <text:p>10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RCC-00157</text:p>
          </table:table-cell>
          <table:table-cell office:value-type="float" office:value="1019" calcext:value-type="float">
            <text:p>10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RCC-00157</text:p>
          </table:table-cell>
          <table:table-cell office:value-type="float" office:value="1019" calcext:value-type="float">
            <text:p>10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RCC-00157</text:p>
          </table:table-cell>
          <table:table-cell office:value-type="float" office:value="1019" calcext:value-type="float">
            <text:p>101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58</text:p>
          </table:table-cell>
          <table:table-cell office:value-type="float" office:value="1027" calcext:value-type="float">
            <text:p>10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158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158</text:p>
          </table:table-cell>
          <table:table-cell office:value-type="float" office:value="1027" calcext:value-type="float">
            <text:p>10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CC-00158</text:p>
          </table:table-cell>
          <table:table-cell office:value-type="float" office:value="1027" calcext:value-type="float">
            <text:p>1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60</text:p>
          </table:table-cell>
          <table:table-cell office:value-type="float" office:value="743" calcext:value-type="float">
            <text:p>74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RCC-00160</text:p>
          </table:table-cell>
          <table:table-cell office:value-type="float" office:value="743" calcext:value-type="float">
            <text:p>74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RCC-00160</text:p>
          </table:table-cell>
          <table:table-cell office:value-type="float" office:value="743" calcext:value-type="float">
            <text:p>74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RCC-00160</text:p>
          </table:table-cell>
          <table:table-cell office:value-type="float" office:value="743" calcext:value-type="float">
            <text:p>74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62</text:p>
          </table:table-cell>
          <table:table-cell office:value-type="float" office:value="523" calcext:value-type="float">
            <text:p>52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RCC-00162</text:p>
          </table:table-cell>
          <table:table-cell office:value-type="float" office:value="523" calcext:value-type="float">
            <text:p>523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ERCC-00162</text:p>
          </table:table-cell>
          <table:table-cell office:value-type="float" office:value="523" calcext:value-type="float">
            <text:p>52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RCC-00162</text:p>
          </table:table-cell>
          <table:table-cell office:value-type="float" office:value="523" calcext:value-type="float">
            <text:p>523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63</text:p>
          </table:table-cell>
          <table:table-cell office:value-type="float" office:value="543" calcext:value-type="float">
            <text:p>54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RCC-00163</text:p>
          </table:table-cell>
          <table:table-cell office:value-type="float" office:value="543" calcext:value-type="float">
            <text:p>54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RCC-00163</text:p>
          </table:table-cell>
          <table:table-cell office:value-type="float" office:value="543" calcext:value-type="float">
            <text:p>54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RCC-00163</text:p>
          </table:table-cell>
          <table:table-cell office:value-type="float" office:value="543" calcext:value-type="float">
            <text:p>54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64</text:p>
          </table:table-cell>
          <table:table-cell office:value-type="float" office:value="1022" calcext:value-type="float">
            <text:p>1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164</text:p>
          </table:table-cell>
          <table:table-cell office:value-type="float" office:value="1022" calcext:value-type="float">
            <text:p>10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CC-00164</text:p>
          </table:table-cell>
          <table:table-cell office:value-type="float" office:value="1022" calcext:value-type="float">
            <text:p>1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164</text:p>
          </table:table-cell>
          <table:table-cell office:value-type="float" office:value="1022" calcext:value-type="float">
            <text:p>10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65</text:p>
          </table:table-cell>
          <table:table-cell office:value-type="float" office:value="872" calcext:value-type="float">
            <text:p>87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ERCC-00165</text:p>
          </table:table-cell>
          <table:table-cell office:value-type="float" office:value="872" calcext:value-type="float">
            <text:p>87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ERCC-00165</text:p>
          </table:table-cell>
          <table:table-cell office:value-type="float" office:value="872" calcext:value-type="float">
            <text:p>872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ERCC-00165</text:p>
          </table:table-cell>
          <table:table-cell office:value-type="float" office:value="872" calcext:value-type="float">
            <text:p>87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68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CC-00168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168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CC-00168</text:p>
          </table:table-cell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70</text:p>
          </table:table-cell>
          <table:table-cell office:value-type="float" office:value="1023" calcext:value-type="float">
            <text:p>102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RCC-00170</text:p>
          </table:table-cell>
          <table:table-cell office:value-type="float" office:value="1023" calcext:value-type="float">
            <text:p>102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RCC-00170</text:p>
          </table:table-cell>
          <table:table-cell office:value-type="float" office:value="1023" calcext:value-type="float">
            <text:p>102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RCC-00170</text:p>
          </table:table-cell>
          <table:table-cell office:value-type="float" office:value="1023" calcext:value-type="float">
            <text:p>102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71</text:p>
          </table:table-cell>
          <table:table-cell office:value-type="float" office:value="505" calcext:value-type="float">
            <text:p>505</text:p>
          </table:table-cell>
          <table:table-cell office:value-type="float" office:value="28283" calcext:value-type="float">
            <text:p>28283</text:p>
          </table:table-cell>
          <table:table-cell office:value-type="string" calcext:value-type="string">
            <text:p>ERCC-00171</text:p>
          </table:table-cell>
          <table:table-cell office:value-type="float" office:value="505" calcext:value-type="float">
            <text:p>505</text:p>
          </table:table-cell>
          <table:table-cell office:value-type="float" office:value="23857" calcext:value-type="float">
            <text:p>23857</text:p>
          </table:table-cell>
          <table:table-cell office:value-type="string" calcext:value-type="string">
            <text:p>ERCC-00171</text:p>
          </table:table-cell>
          <table:table-cell office:value-type="float" office:value="505" calcext:value-type="float">
            <text:p>505</text:p>
          </table:table-cell>
          <table:table-cell office:value-type="float" office:value="28281" calcext:value-type="float">
            <text:p>28281</text:p>
          </table:table-cell>
          <table:table-cell office:value-type="string" calcext:value-type="string">
            <text:p>ERCC-00171</text:p>
          </table:table-cell>
          <table:table-cell office:value-type="float" office:value="505" calcext:value-type="float">
            <text:p>505</text:p>
          </table:table-cell>
          <table:table-cell office:value-type="float" office:value="23857" calcext:value-type="float">
            <text:p>2385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</text:p>
          </table:table-cell>
          <table:table-cell office:value-type="float" office:value="267910886" calcext:value-type="float">
            <text:p>267910886</text:p>
          </table:table-cell>
          <table:table-cell office:value-type="float" office:value="3328557" calcext:value-type="float">
            <text:p>3328557</text:p>
          </table:table-cell>
          <table:table-cell office:value-type="string" calcext:value-type="string">
            <text:p>chr1</text:p>
          </table:table-cell>
          <table:table-cell office:value-type="float" office:value="267910886" calcext:value-type="float">
            <text:p>267910886</text:p>
          </table:table-cell>
          <table:table-cell office:value-type="float" office:value="2801940" calcext:value-type="float">
            <text:p>2801940</text:p>
          </table:table-cell>
          <table:table-cell office:value-type="string" calcext:value-type="string">
            <text:p>chr1</text:p>
          </table:table-cell>
          <table:table-cell office:value-type="float" office:value="282763074" calcext:value-type="float">
            <text:p>282763074</text:p>
          </table:table-cell>
          <table:table-cell office:value-type="float" office:value="3596644" calcext:value-type="float">
            <text:p>3596644</text:p>
          </table:table-cell>
          <table:table-cell office:value-type="string" calcext:value-type="string">
            <text:p>chr1</text:p>
          </table:table-cell>
          <table:table-cell office:value-type="float" office:value="282763074" calcext:value-type="float">
            <text:p>282763074</text:p>
          </table:table-cell>
          <table:table-cell office:value-type="float" office:value="3049653" calcext:value-type="float">
            <text:p>304965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0</text:p>
          </table:table-cell>
          <table:table-cell office:value-type="float" office:value="110718848" calcext:value-type="float">
            <text:p>110718848</text:p>
          </table:table-cell>
          <table:table-cell office:value-type="float" office:value="1604774" calcext:value-type="float">
            <text:p>1604774</text:p>
          </table:table-cell>
          <table:table-cell office:value-type="string" calcext:value-type="string">
            <text:p>chr10</text:p>
          </table:table-cell>
          <table:table-cell office:value-type="float" office:value="110718848" calcext:value-type="float">
            <text:p>110718848</text:p>
          </table:table-cell>
          <table:table-cell office:value-type="float" office:value="1357908" calcext:value-type="float">
            <text:p>1357908</text:p>
          </table:table-cell>
          <table:table-cell office:value-type="string" calcext:value-type="string">
            <text:p>chr10</text:p>
          </table:table-cell>
          <table:table-cell office:value-type="float" office:value="112626471" calcext:value-type="float">
            <text:p>112626471</text:p>
          </table:table-cell>
          <table:table-cell office:value-type="float" office:value="1733268" calcext:value-type="float">
            <text:p>1733268</text:p>
          </table:table-cell>
          <table:table-cell office:value-type="string" calcext:value-type="string">
            <text:p>chr10</text:p>
          </table:table-cell>
          <table:table-cell office:value-type="float" office:value="112626471" calcext:value-type="float">
            <text:p>112626471</text:p>
          </table:table-cell>
          <table:table-cell office:value-type="float" office:value="1466253" calcext:value-type="float">
            <text:p>146625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1</text:p>
          </table:table-cell>
          <table:table-cell office:value-type="float" office:value="87759784" calcext:value-type="float">
            <text:p>87759784</text:p>
          </table:table-cell>
          <table:table-cell office:value-type="float" office:value="890658" calcext:value-type="float">
            <text:p>890658</text:p>
          </table:table-cell>
          <table:table-cell office:value-type="string" calcext:value-type="string">
            <text:p>chr11</text:p>
          </table:table-cell>
          <table:table-cell office:value-type="float" office:value="87759784" calcext:value-type="float">
            <text:p>87759784</text:p>
          </table:table-cell>
          <table:table-cell office:value-type="float" office:value="750381" calcext:value-type="float">
            <text:p>750381</text:p>
          </table:table-cell>
          <table:table-cell office:value-type="string" calcext:value-type="string">
            <text:p>chr11</text:p>
          </table:table-cell>
          <table:table-cell office:value-type="float" office:value="90463843" calcext:value-type="float">
            <text:p>90463843</text:p>
          </table:table-cell>
          <table:table-cell office:value-type="float" office:value="906526" calcext:value-type="float">
            <text:p>906526</text:p>
          </table:table-cell>
          <table:table-cell office:value-type="string" calcext:value-type="string">
            <text:p>chr11</text:p>
          </table:table-cell>
          <table:table-cell office:value-type="float" office:value="90463843" calcext:value-type="float">
            <text:p>90463843</text:p>
          </table:table-cell>
          <table:table-cell office:value-type="float" office:value="764223" calcext:value-type="float">
            <text:p>76422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2</text:p>
          </table:table-cell>
          <table:table-cell office:value-type="float" office:value="46782294" calcext:value-type="float">
            <text:p>46782294</text:p>
          </table:table-cell>
          <table:table-cell office:value-type="float" office:value="791105" calcext:value-type="float">
            <text:p>791105</text:p>
          </table:table-cell>
          <table:table-cell office:value-type="string" calcext:value-type="string">
            <text:p>chr12</text:p>
          </table:table-cell>
          <table:table-cell office:value-type="float" office:value="46782294" calcext:value-type="float">
            <text:p>46782294</text:p>
          </table:table-cell>
          <table:table-cell office:value-type="float" office:value="679517" calcext:value-type="float">
            <text:p>679517</text:p>
          </table:table-cell>
          <table:table-cell office:value-type="string" calcext:value-type="string">
            <text:p>chr12</text:p>
          </table:table-cell>
          <table:table-cell office:value-type="float" office:value="52716770" calcext:value-type="float">
            <text:p>52716770</text:p>
          </table:table-cell>
          <table:table-cell office:value-type="float" office:value="870424" calcext:value-type="float">
            <text:p>870424</text:p>
          </table:table-cell>
          <table:table-cell office:value-type="string" calcext:value-type="string">
            <text:p>chr12</text:p>
          </table:table-cell>
          <table:table-cell office:value-type="float" office:value="52716770" calcext:value-type="float">
            <text:p>52716770</text:p>
          </table:table-cell>
          <table:table-cell office:value-type="float" office:value="750170" calcext:value-type="float">
            <text:p>75017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3</text:p>
          </table:table-cell>
          <table:table-cell office:value-type="float" office:value="111154910" calcext:value-type="float">
            <text:p>111154910</text:p>
          </table:table-cell>
          <table:table-cell office:value-type="float" office:value="920733" calcext:value-type="float">
            <text:p>920733</text:p>
          </table:table-cell>
          <table:table-cell office:value-type="string" calcext:value-type="string">
            <text:p>chr13</text:p>
          </table:table-cell>
          <table:table-cell office:value-type="float" office:value="111154910" calcext:value-type="float">
            <text:p>111154910</text:p>
          </table:table-cell>
          <table:table-cell office:value-type="float" office:value="795925" calcext:value-type="float">
            <text:p>795925</text:p>
          </table:table-cell>
          <table:table-cell office:value-type="string" calcext:value-type="string">
            <text:p>chr13</text:p>
          </table:table-cell>
          <table:table-cell office:value-type="float" office:value="114033958" calcext:value-type="float">
            <text:p>114033958</text:p>
          </table:table-cell>
          <table:table-cell office:value-type="float" office:value="1008341" calcext:value-type="float">
            <text:p>1008341</text:p>
          </table:table-cell>
          <table:table-cell office:value-type="string" calcext:value-type="string">
            <text:p>chr13</text:p>
          </table:table-cell>
          <table:table-cell office:value-type="float" office:value="114033958" calcext:value-type="float">
            <text:p>114033958</text:p>
          </table:table-cell>
          <table:table-cell office:value-type="float" office:value="874590" calcext:value-type="float">
            <text:p>87459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4</text:p>
          </table:table-cell>
          <table:table-cell office:value-type="float" office:value="112194335" calcext:value-type="float">
            <text:p>112194335</text:p>
          </table:table-cell>
          <table:table-cell office:value-type="float" office:value="3515423" calcext:value-type="float">
            <text:p>3515423</text:p>
          </table:table-cell>
          <table:table-cell office:value-type="string" calcext:value-type="string">
            <text:p>chr14</text:p>
          </table:table-cell>
          <table:table-cell office:value-type="float" office:value="112194335" calcext:value-type="float">
            <text:p>112194335</text:p>
          </table:table-cell>
          <table:table-cell office:value-type="float" office:value="3045325" calcext:value-type="float">
            <text:p>3045325</text:p>
          </table:table-cell>
          <table:table-cell office:value-type="string" calcext:value-type="string">
            <text:p>chr14</text:p>
          </table:table-cell>
          <table:table-cell office:value-type="float" office:value="115493446" calcext:value-type="float">
            <text:p>115493446</text:p>
          </table:table-cell>
          <table:table-cell office:value-type="float" office:value="3677272" calcext:value-type="float">
            <text:p>3677272</text:p>
          </table:table-cell>
          <table:table-cell office:value-type="string" calcext:value-type="string">
            <text:p>chr14</text:p>
          </table:table-cell>
          <table:table-cell office:value-type="float" office:value="115493446" calcext:value-type="float">
            <text:p>115493446</text:p>
          </table:table-cell>
          <table:table-cell office:value-type="float" office:value="3180147" calcext:value-type="float">
            <text:p>318014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5</text:p>
          </table:table-cell>
          <table:table-cell office:value-type="float" office:value="109758846" calcext:value-type="float">
            <text:p>109758846</text:p>
          </table:table-cell>
          <table:table-cell office:value-type="float" office:value="530565" calcext:value-type="float">
            <text:p>530565</text:p>
          </table:table-cell>
          <table:table-cell office:value-type="string" calcext:value-type="string">
            <text:p>chr15</text:p>
          </table:table-cell>
          <table:table-cell office:value-type="float" office:value="109758846" calcext:value-type="float">
            <text:p>109758846</text:p>
          </table:table-cell>
          <table:table-cell office:value-type="float" office:value="453539" calcext:value-type="float">
            <text:p>453539</text:p>
          </table:table-cell>
          <table:table-cell office:value-type="string" calcext:value-type="string">
            <text:p>chr15</text:p>
          </table:table-cell>
          <table:table-cell office:value-type="float" office:value="111246239" calcext:value-type="float">
            <text:p>111246239</text:p>
          </table:table-cell>
          <table:table-cell office:value-type="float" office:value="550210" calcext:value-type="float">
            <text:p>550210</text:p>
          </table:table-cell>
          <table:table-cell office:value-type="string" calcext:value-type="string">
            <text:p>chr15</text:p>
          </table:table-cell>
          <table:table-cell office:value-type="float" office:value="111246239" calcext:value-type="float">
            <text:p>111246239</text:p>
          </table:table-cell>
          <table:table-cell office:value-type="float" office:value="472165" calcext:value-type="float">
            <text:p>47216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6</text:p>
          </table:table-cell>
          <table:table-cell office:value-type="float" office:value="90238779" calcext:value-type="float">
            <text:p>90238779</text:p>
          </table:table-cell>
          <table:table-cell office:value-type="float" office:value="850037" calcext:value-type="float">
            <text:p>850037</text:p>
          </table:table-cell>
          <table:table-cell office:value-type="string" calcext:value-type="string">
            <text:p>chr16</text:p>
          </table:table-cell>
          <table:table-cell office:value-type="float" office:value="90238779" calcext:value-type="float">
            <text:p>90238779</text:p>
          </table:table-cell>
          <table:table-cell office:value-type="float" office:value="729362" calcext:value-type="float">
            <text:p>729362</text:p>
          </table:table-cell>
          <table:table-cell office:value-type="string" calcext:value-type="string">
            <text:p>chr16</text:p>
          </table:table-cell>
          <table:table-cell office:value-type="float" office:value="90668790" calcext:value-type="float">
            <text:p>90668790</text:p>
          </table:table-cell>
          <table:table-cell office:value-type="float" office:value="882284" calcext:value-type="float">
            <text:p>882284</text:p>
          </table:table-cell>
          <table:table-cell office:value-type="string" calcext:value-type="string">
            <text:p>chr16</text:p>
          </table:table-cell>
          <table:table-cell office:value-type="float" office:value="90668790" calcext:value-type="float">
            <text:p>90668790</text:p>
          </table:table-cell>
          <table:table-cell office:value-type="float" office:value="759289" calcext:value-type="float">
            <text:p>75928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7</text:p>
          </table:table-cell>
          <table:table-cell office:value-type="float" office:value="97296363" calcext:value-type="float">
            <text:p>97296363</text:p>
          </table:table-cell>
          <table:table-cell office:value-type="float" office:value="538393" calcext:value-type="float">
            <text:p>538393</text:p>
          </table:table-cell>
          <table:table-cell office:value-type="string" calcext:value-type="string">
            <text:p>chr17</text:p>
          </table:table-cell>
          <table:table-cell office:value-type="float" office:value="97296363" calcext:value-type="float">
            <text:p>97296363</text:p>
          </table:table-cell>
          <table:table-cell office:value-type="float" office:value="463244" calcext:value-type="float">
            <text:p>463244</text:p>
          </table:table-cell>
          <table:table-cell office:value-type="string" calcext:value-type="string">
            <text:p>chr17</text:p>
          </table:table-cell>
          <table:table-cell office:value-type="float" office:value="90843779" calcext:value-type="float">
            <text:p>90843779</text:p>
          </table:table-cell>
          <table:table-cell office:value-type="float" office:value="549117" calcext:value-type="float">
            <text:p>549117</text:p>
          </table:table-cell>
          <table:table-cell office:value-type="string" calcext:value-type="string">
            <text:p>chr17</text:p>
          </table:table-cell>
          <table:table-cell office:value-type="float" office:value="90843779" calcext:value-type="float">
            <text:p>90843779</text:p>
          </table:table-cell>
          <table:table-cell office:value-type="float" office:value="475063" calcext:value-type="float">
            <text:p>47506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8</text:p>
          </table:table-cell>
          <table:table-cell office:value-type="float" office:value="87265094" calcext:value-type="float">
            <text:p>87265094</text:p>
          </table:table-cell>
          <table:table-cell office:value-type="float" office:value="526514" calcext:value-type="float">
            <text:p>526514</text:p>
          </table:table-cell>
          <table:table-cell office:value-type="string" calcext:value-type="string">
            <text:p>chr18</text:p>
          </table:table-cell>
          <table:table-cell office:value-type="float" office:value="87265094" calcext:value-type="float">
            <text:p>87265094</text:p>
          </table:table-cell>
          <table:table-cell office:value-type="float" office:value="447803" calcext:value-type="float">
            <text:p>447803</text:p>
          </table:table-cell>
          <table:table-cell office:value-type="string" calcext:value-type="string">
            <text:p>chr18</text:p>
          </table:table-cell>
          <table:table-cell office:value-type="float" office:value="88201929" calcext:value-type="float">
            <text:p>88201929</text:p>
          </table:table-cell>
          <table:table-cell office:value-type="float" office:value="554089" calcext:value-type="float">
            <text:p>554089</text:p>
          </table:table-cell>
          <table:table-cell office:value-type="string" calcext:value-type="string">
            <text:p>chr18</text:p>
          </table:table-cell>
          <table:table-cell office:value-type="float" office:value="88201929" calcext:value-type="float">
            <text:p>88201929</text:p>
          </table:table-cell>
          <table:table-cell office:value-type="float" office:value="471894" calcext:value-type="float">
            <text:p>47189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9</text:p>
          </table:table-cell>
          <table:table-cell office:value-type="float" office:value="59218465" calcext:value-type="float">
            <text:p>59218465</text:p>
          </table:table-cell>
          <table:table-cell office:value-type="float" office:value="690623" calcext:value-type="float">
            <text:p>690623</text:p>
          </table:table-cell>
          <table:table-cell office:value-type="string" calcext:value-type="string">
            <text:p>chr19</text:p>
          </table:table-cell>
          <table:table-cell office:value-type="float" office:value="59218465" calcext:value-type="float">
            <text:p>59218465</text:p>
          </table:table-cell>
          <table:table-cell office:value-type="float" office:value="579793" calcext:value-type="float">
            <text:p>579793</text:p>
          </table:table-cell>
          <table:table-cell office:value-type="string" calcext:value-type="string">
            <text:p>chr19</text:p>
          </table:table-cell>
          <table:table-cell office:value-type="float" office:value="62275575" calcext:value-type="float">
            <text:p>62275575</text:p>
          </table:table-cell>
          <table:table-cell office:value-type="float" office:value="700968" calcext:value-type="float">
            <text:p>700968</text:p>
          </table:table-cell>
          <table:table-cell office:value-type="string" calcext:value-type="string">
            <text:p>chr19</text:p>
          </table:table-cell>
          <table:table-cell office:value-type="float" office:value="62275575" calcext:value-type="float">
            <text:p>62275575</text:p>
          </table:table-cell>
          <table:table-cell office:value-type="float" office:value="589908" calcext:value-type="float">
            <text:p>58990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2</text:p>
          </table:table-cell>
          <table:table-cell office:value-type="float" office:value="258207540" calcext:value-type="float">
            <text:p>258207540</text:p>
          </table:table-cell>
          <table:table-cell office:value-type="float" office:value="1996180" calcext:value-type="float">
            <text:p>1996180</text:p>
          </table:table-cell>
          <table:table-cell office:value-type="string" calcext:value-type="string">
            <text:p>chr2</text:p>
          </table:table-cell>
          <table:table-cell office:value-type="float" office:value="258207540" calcext:value-type="float">
            <text:p>258207540</text:p>
          </table:table-cell>
          <table:table-cell office:value-type="float" office:value="1717163" calcext:value-type="float">
            <text:p>1717163</text:p>
          </table:table-cell>
          <table:table-cell office:value-type="string" calcext:value-type="string">
            <text:p>chr2</text:p>
          </table:table-cell>
          <table:table-cell office:value-type="float" office:value="266435125" calcext:value-type="float">
            <text:p>266435125</text:p>
          </table:table-cell>
          <table:table-cell office:value-type="float" office:value="2102256" calcext:value-type="float">
            <text:p>2102256</text:p>
          </table:table-cell>
          <table:table-cell office:value-type="string" calcext:value-type="string">
            <text:p>chr2</text:p>
          </table:table-cell>
          <table:table-cell office:value-type="float" office:value="266435125" calcext:value-type="float">
            <text:p>266435125</text:p>
          </table:table-cell>
          <table:table-cell office:value-type="float" office:value="1817780" calcext:value-type="float">
            <text:p>181778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20</text:p>
          </table:table-cell>
          <table:table-cell office:value-type="float" office:value="55268282" calcext:value-type="float">
            <text:p>55268282</text:p>
          </table:table-cell>
          <table:table-cell office:value-type="float" office:value="546577" calcext:value-type="float">
            <text:p>546577</text:p>
          </table:table-cell>
          <table:table-cell office:value-type="string" calcext:value-type="string">
            <text:p>chr20</text:p>
          </table:table-cell>
          <table:table-cell office:value-type="float" office:value="55268282" calcext:value-type="float">
            <text:p>55268282</text:p>
          </table:table-cell>
          <table:table-cell office:value-type="float" office:value="449468" calcext:value-type="float">
            <text:p>449468</text:p>
          </table:table-cell>
          <table:table-cell office:value-type="string" calcext:value-type="string">
            <text:p>chr20</text:p>
          </table:table-cell>
          <table:table-cell office:value-type="float" office:value="56205956" calcext:value-type="float">
            <text:p>56205956</text:p>
          </table:table-cell>
          <table:table-cell office:value-type="float" office:value="753550" calcext:value-type="float">
            <text:p>753550</text:p>
          </table:table-cell>
          <table:table-cell office:value-type="string" calcext:value-type="string">
            <text:p>chr20</text:p>
          </table:table-cell>
          <table:table-cell office:value-type="float" office:value="56205956" calcext:value-type="float">
            <text:p>56205956</text:p>
          </table:table-cell>
          <table:table-cell office:value-type="float" office:value="626882" calcext:value-type="float">
            <text:p>62688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3</text:p>
          </table:table-cell>
          <table:table-cell office:value-type="float" office:value="171063335" calcext:value-type="float">
            <text:p>171063335</text:p>
          </table:table-cell>
          <table:table-cell office:value-type="float" office:value="1282118" calcext:value-type="float">
            <text:p>1282118</text:p>
          </table:table-cell>
          <table:table-cell office:value-type="string" calcext:value-type="string">
            <text:p>chr3</text:p>
          </table:table-cell>
          <table:table-cell office:value-type="float" office:value="171063335" calcext:value-type="float">
            <text:p>171063335</text:p>
          </table:table-cell>
          <table:table-cell office:value-type="float" office:value="1089875" calcext:value-type="float">
            <text:p>1089875</text:p>
          </table:table-cell>
          <table:table-cell office:value-type="string" calcext:value-type="string">
            <text:p>chr3</text:p>
          </table:table-cell>
          <table:table-cell office:value-type="float" office:value="177699992" calcext:value-type="float">
            <text:p>177699992</text:p>
          </table:table-cell>
          <table:table-cell office:value-type="float" office:value="1402352" calcext:value-type="float">
            <text:p>1402352</text:p>
          </table:table-cell>
          <table:table-cell office:value-type="string" calcext:value-type="string">
            <text:p>chr3</text:p>
          </table:table-cell>
          <table:table-cell office:value-type="float" office:value="177699992" calcext:value-type="float">
            <text:p>177699992</text:p>
          </table:table-cell>
          <table:table-cell office:value-type="float" office:value="1193618" calcext:value-type="float">
            <text:p>119361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4</text:p>
          </table:table-cell>
          <table:table-cell office:value-type="float" office:value="187126005" calcext:value-type="float">
            <text:p>187126005</text:p>
          </table:table-cell>
          <table:table-cell office:value-type="float" office:value="2087330" calcext:value-type="float">
            <text:p>2087330</text:p>
          </table:table-cell>
          <table:table-cell office:value-type="string" calcext:value-type="string">
            <text:p>chr4</text:p>
          </table:table-cell>
          <table:table-cell office:value-type="float" office:value="187126005" calcext:value-type="float">
            <text:p>187126005</text:p>
          </table:table-cell>
          <table:table-cell office:value-type="float" office:value="1831417" calcext:value-type="float">
            <text:p>1831417</text:p>
          </table:table-cell>
          <table:table-cell office:value-type="string" calcext:value-type="string">
            <text:p>chr4</text:p>
          </table:table-cell>
          <table:table-cell office:value-type="float" office:value="184226339" calcext:value-type="float">
            <text:p>184226339</text:p>
          </table:table-cell>
          <table:table-cell office:value-type="float" office:value="2171620" calcext:value-type="float">
            <text:p>2171620</text:p>
          </table:table-cell>
          <table:table-cell office:value-type="string" calcext:value-type="string">
            <text:p>chr4</text:p>
          </table:table-cell>
          <table:table-cell office:value-type="float" office:value="184226339" calcext:value-type="float">
            <text:p>184226339</text:p>
          </table:table-cell>
          <table:table-cell office:value-type="float" office:value="1921843" calcext:value-type="float">
            <text:p>192184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5</text:p>
          </table:table-cell>
          <table:table-cell office:value-type="float" office:value="173096209" calcext:value-type="float">
            <text:p>173096209</text:p>
          </table:table-cell>
          <table:table-cell office:value-type="float" office:value="2031091" calcext:value-type="float">
            <text:p>2031091</text:p>
          </table:table-cell>
          <table:table-cell office:value-type="string" calcext:value-type="string">
            <text:p>chr5</text:p>
          </table:table-cell>
          <table:table-cell office:value-type="float" office:value="173096209" calcext:value-type="float">
            <text:p>173096209</text:p>
          </table:table-cell>
          <table:table-cell office:value-type="float" office:value="1720169" calcext:value-type="float">
            <text:p>1720169</text:p>
          </table:table-cell>
          <table:table-cell office:value-type="string" calcext:value-type="string">
            <text:p>chr5</text:p>
          </table:table-cell>
          <table:table-cell office:value-type="float" office:value="173707219" calcext:value-type="float">
            <text:p>173707219</text:p>
          </table:table-cell>
          <table:table-cell office:value-type="float" office:value="2235889" calcext:value-type="float">
            <text:p>2235889</text:p>
          </table:table-cell>
          <table:table-cell office:value-type="string" calcext:value-type="string">
            <text:p>chr5</text:p>
          </table:table-cell>
          <table:table-cell office:value-type="float" office:value="173707219" calcext:value-type="float">
            <text:p>173707219</text:p>
          </table:table-cell>
          <table:table-cell office:value-type="float" office:value="1864123" calcext:value-type="float">
            <text:p>186412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6</text:p>
          </table:table-cell>
          <table:table-cell office:value-type="float" office:value="147636619" calcext:value-type="float">
            <text:p>147636619</text:p>
          </table:table-cell>
          <table:table-cell office:value-type="float" office:value="1267200" calcext:value-type="float">
            <text:p>1267200</text:p>
          </table:table-cell>
          <table:table-cell office:value-type="string" calcext:value-type="string">
            <text:p>chr6</text:p>
          </table:table-cell>
          <table:table-cell office:value-type="float" office:value="147636619" calcext:value-type="float">
            <text:p>147636619</text:p>
          </table:table-cell>
          <table:table-cell office:value-type="float" office:value="1097073" calcext:value-type="float">
            <text:p>1097073</text:p>
          </table:table-cell>
          <table:table-cell office:value-type="string" calcext:value-type="string">
            <text:p>chr6</text:p>
          </table:table-cell>
          <table:table-cell office:value-type="float" office:value="147991367" calcext:value-type="float">
            <text:p>147991367</text:p>
          </table:table-cell>
          <table:table-cell office:value-type="float" office:value="1380664" calcext:value-type="float">
            <text:p>1380664</text:p>
          </table:table-cell>
          <table:table-cell office:value-type="string" calcext:value-type="string">
            <text:p>chr6</text:p>
          </table:table-cell>
          <table:table-cell office:value-type="float" office:value="147991367" calcext:value-type="float">
            <text:p>147991367</text:p>
          </table:table-cell>
          <table:table-cell office:value-type="float" office:value="1200276" calcext:value-type="float">
            <text:p>120027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7</text:p>
          </table:table-cell>
          <table:table-cell office:value-type="float" office:value="143002779" calcext:value-type="float">
            <text:p>143002779</text:p>
          </table:table-cell>
          <table:table-cell office:value-type="float" office:value="1451807" calcext:value-type="float">
            <text:p>1451807</text:p>
          </table:table-cell>
          <table:table-cell office:value-type="string" calcext:value-type="string">
            <text:p>chr7</text:p>
          </table:table-cell>
          <table:table-cell office:value-type="float" office:value="143002779" calcext:value-type="float">
            <text:p>143002779</text:p>
          </table:table-cell>
          <table:table-cell office:value-type="float" office:value="1216341" calcext:value-type="float">
            <text:p>1216341</text:p>
          </table:table-cell>
          <table:table-cell office:value-type="string" calcext:value-type="string">
            <text:p>chr7</text:p>
          </table:table-cell>
          <table:table-cell office:value-type="float" office:value="145729302" calcext:value-type="float">
            <text:p>145729302</text:p>
          </table:table-cell>
          <table:table-cell office:value-type="float" office:value="1508832" calcext:value-type="float">
            <text:p>1508832</text:p>
          </table:table-cell>
          <table:table-cell office:value-type="string" calcext:value-type="string">
            <text:p>chr7</text:p>
          </table:table-cell>
          <table:table-cell office:value-type="float" office:value="145729302" calcext:value-type="float">
            <text:p>145729302</text:p>
          </table:table-cell>
          <table:table-cell office:value-type="float" office:value="1266971" calcext:value-type="float">
            <text:p>126697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8</text:p>
          </table:table-cell>
          <table:table-cell office:value-type="float" office:value="129041809" calcext:value-type="float">
            <text:p>129041809</text:p>
          </table:table-cell>
          <table:table-cell office:value-type="float" office:value="2434932" calcext:value-type="float">
            <text:p>2434932</text:p>
          </table:table-cell>
          <table:table-cell office:value-type="string" calcext:value-type="string">
            <text:p>chr8</text:p>
          </table:table-cell>
          <table:table-cell office:value-type="float" office:value="129041809" calcext:value-type="float">
            <text:p>129041809</text:p>
          </table:table-cell>
          <table:table-cell office:value-type="float" office:value="2085636" calcext:value-type="float">
            <text:p>2085636</text:p>
          </table:table-cell>
          <table:table-cell office:value-type="string" calcext:value-type="string">
            <text:p>chr8</text:p>
          </table:table-cell>
          <table:table-cell office:value-type="float" office:value="133307652" calcext:value-type="float">
            <text:p>133307652</text:p>
          </table:table-cell>
          <table:table-cell office:value-type="float" office:value="2495554" calcext:value-type="float">
            <text:p>2495554</text:p>
          </table:table-cell>
          <table:table-cell office:value-type="string" calcext:value-type="string">
            <text:p>chr8</text:p>
          </table:table-cell>
          <table:table-cell office:value-type="float" office:value="133307652" calcext:value-type="float">
            <text:p>133307652</text:p>
          </table:table-cell>
          <table:table-cell office:value-type="float" office:value="2114367" calcext:value-type="float">
            <text:p>211436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9</text:p>
          </table:table-cell>
          <table:table-cell office:value-type="float" office:value="113440463" calcext:value-type="float">
            <text:p>113440463</text:p>
          </table:table-cell>
          <table:table-cell office:value-type="float" office:value="763683" calcext:value-type="float">
            <text:p>763683</text:p>
          </table:table-cell>
          <table:table-cell office:value-type="string" calcext:value-type="string">
            <text:p>chr9</text:p>
          </table:table-cell>
          <table:table-cell office:value-type="float" office:value="113440463" calcext:value-type="float">
            <text:p>113440463</text:p>
          </table:table-cell>
          <table:table-cell office:value-type="float" office:value="653233" calcext:value-type="float">
            <text:p>653233</text:p>
          </table:table-cell>
          <table:table-cell office:value-type="string" calcext:value-type="string">
            <text:p>chr9</text:p>
          </table:table-cell>
          <table:table-cell office:value-type="float" office:value="122095297" calcext:value-type="float">
            <text:p>122095297</text:p>
          </table:table-cell>
          <table:table-cell office:value-type="float" office:value="1135950" calcext:value-type="float">
            <text:p>1135950</text:p>
          </table:table-cell>
          <table:table-cell office:value-type="string" calcext:value-type="string">
            <text:p>chr9</text:p>
          </table:table-cell>
          <table:table-cell office:value-type="float" office:value="122095297" calcext:value-type="float">
            <text:p>122095297</text:p>
          </table:table-cell>
          <table:table-cell office:value-type="float" office:value="970883" calcext:value-type="float">
            <text:p>97088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M</text:p>
          </table:table-cell>
          <table:table-cell office:value-type="float" office:value="16300" calcext:value-type="float">
            <text:p>16300</text:p>
          </table:table-cell>
          <table:table-cell office:value-type="float" office:value="2781620" calcext:value-type="float">
            <text:p>2781620</text:p>
          </table:table-cell>
          <table:table-cell office:value-type="string" calcext:value-type="string">
            <text:p>chrM</text:p>
          </table:table-cell>
          <table:table-cell office:value-type="float" office:value="16300" calcext:value-type="float">
            <text:p>16300</text:p>
          </table:table-cell>
          <table:table-cell office:value-type="float" office:value="2393613" calcext:value-type="float">
            <text:p>2393613</text:p>
          </table:table-cell>
          <table:table-cell office:value-type="string" calcext:value-type="string">
            <text:p>chrM</text:p>
          </table:table-cell>
          <table:table-cell office:value-type="float" office:value="16313" calcext:value-type="float">
            <text:p>16313</text:p>
          </table:table-cell>
          <table:table-cell office:value-type="float" office:value="2902692" calcext:value-type="float">
            <text:p>2902692</text:p>
          </table:table-cell>
          <table:table-cell office:value-type="string" calcext:value-type="string">
            <text:p>chrM</text:p>
          </table:table-cell>
          <table:table-cell office:value-type="float" office:value="16313" calcext:value-type="float">
            <text:p>16313</text:p>
          </table:table-cell>
          <table:table-cell office:value-type="float" office:value="2527663" calcext:value-type="float">
            <text:p>252766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X</text:p>
          </table:table-cell>
          <table:table-cell office:value-type="float" office:value="160699376" calcext:value-type="float">
            <text:p>160699376</text:p>
          </table:table-cell>
          <table:table-cell office:value-type="float" office:value="445932" calcext:value-type="float">
            <text:p>445932</text:p>
          </table:table-cell>
          <table:table-cell office:value-type="string" calcext:value-type="string">
            <text:p>chrX</text:p>
          </table:table-cell>
          <table:table-cell office:value-type="float" office:value="160699376" calcext:value-type="float">
            <text:p>160699376</text:p>
          </table:table-cell>
          <table:table-cell office:value-type="float" office:value="390378" calcext:value-type="float">
            <text:p>390378</text:p>
          </table:table-cell>
          <table:table-cell office:value-type="string" calcext:value-type="string">
            <text:p>chrX</text:p>
          </table:table-cell>
          <table:table-cell office:value-type="float" office:value="159970021" calcext:value-type="float">
            <text:p>159970021</text:p>
          </table:table-cell>
          <table:table-cell office:value-type="float" office:value="463111" calcext:value-type="float">
            <text:p>463111</text:p>
          </table:table-cell>
          <table:table-cell office:value-type="string" calcext:value-type="string">
            <text:p>chrX</text:p>
          </table:table-cell>
          <table:table-cell office:value-type="float" office:value="159970021" calcext:value-type="float">
            <text:p>159970021</text:p>
          </table:table-cell>
          <table:table-cell office:value-type="float" office:value="411043" calcext:value-type="float">
            <text:p>41104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rY</text:p>
          </table:table-cell>
          <table:table-cell office:value-type="float" office:value="3310458" calcext:value-type="float">
            <text:p>3310458</text:p>
          </table:table-cell>
          <table:table-cell office:value-type="float" office:value="5246" calcext:value-type="float">
            <text:p>5246</text:p>
          </table:table-cell>
          <table:table-cell office:value-type="string" calcext:value-type="string">
            <text:p>chrY</text:p>
          </table:table-cell>
          <table:table-cell office:value-type="float" office:value="3310458" calcext:value-type="float">
            <text:p>3310458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covered-table-cell table:style-name="ce9"/>
          <table:table-cell table:style-name="ce11" table:number-columns-repeated="6"/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Total mapped</text:p>
          </table:table-cell>
          <table:table-cell table:style-name="ce11" table:number-columns-repeated="2"/>
          <table:table-cell table:style-name="ce12" table:formula="of:=SUM([.D237:.D351])" office:value-type="float" office:value="32059329" calcext:value-type="float">
            <text:p>32059329</text:p>
          </table:table-cell>
          <table:table-cell table:style-name="ce11" table:number-columns-repeated="2"/>
          <table:table-cell table:style-name="ce12" table:formula="of:=SUM([.G237:.G351])" office:value-type="float" office:value="27420686" calcext:value-type="float">
            <text:p>27420686</text:p>
          </table:table-cell>
          <table:table-cell table:style-name="ce11" table:number-columns-repeated="2"/>
          <table:table-cell table:style-name="ce12" table:formula="of:=SUM([.J237:.J352])" office:value-type="float" office:value="34370261" calcext:value-type="float">
            <text:p>34370261</text:p>
          </table:table-cell>
          <table:table-cell table:style-name="ce11" table:number-columns-repeated="2"/>
          <table:table-cell table:style-name="ce12" table:formula="of:=SUM([.M237:.M352])" office:value-type="float" office:value="29445124" calcext:value-type="float">
            <text:p>29445124</text:p>
          </table:table-cell>
        </table:table-row>
        <table:table-row table:style-name="ro1">
          <table:table-cell table:style-name="ce5" office:value-type="float" office:value="8050" calcext:value-type="float" table:number-columns-spanned="1" table:number-rows-spanned="116">
            <text:p>8050</text:p>
          </table:table-cell>
          <table:table-cell table:style-name="ce6" office:value-type="string" calcext:value-type="string">
            <text:p>ERCC-00002</text:p>
          </table:table-cell>
          <table:table-cell table:style-name="ce6" office:value-type="float" office:value="1061" calcext:value-type="float">
            <text:p>1061</text:p>
          </table:table-cell>
          <table:table-cell table:style-name="ce6" office:value-type="float" office:value="118722" calcext:value-type="float">
            <text:p>118722</text:p>
          </table:table-cell>
          <table:table-cell table:style-name="ce6" office:value-type="string" calcext:value-type="string">
            <text:p>ERCC-00002</text:p>
          </table:table-cell>
          <table:table-cell table:style-name="ce6" office:value-type="float" office:value="1061" calcext:value-type="float">
            <text:p>1061</text:p>
          </table:table-cell>
          <table:table-cell table:style-name="ce6" office:value-type="float" office:value="103565" calcext:value-type="float">
            <text:p>103565</text:p>
          </table:table-cell>
          <table:table-cell table:style-name="ce6" office:value-type="string" calcext:value-type="string">
            <text:p>ERCC-00002</text:p>
          </table:table-cell>
          <table:table-cell table:style-name="ce6" office:value-type="float" office:value="1061" calcext:value-type="float">
            <text:p>1061</text:p>
          </table:table-cell>
          <table:table-cell table:style-name="ce6" office:value-type="float" office:value="118708" calcext:value-type="float">
            <text:p>118708</text:p>
          </table:table-cell>
          <table:table-cell table:style-name="ce6" office:value-type="string" calcext:value-type="string">
            <text:p>ERCC-00002</text:p>
          </table:table-cell>
          <table:table-cell table:style-name="ce6" office:value-type="float" office:value="1061" calcext:value-type="float">
            <text:p>1061</text:p>
          </table:table-cell>
          <table:table-cell table:style-name="ce6" office:value-type="float" office:value="103562" calcext:value-type="float">
            <text:p>10356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0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7568" calcext:value-type="float">
            <text:p>7568</text:p>
          </table:table-cell>
          <table:table-cell table:style-name="ce6" office:value-type="string" calcext:value-type="string">
            <text:p>ERCC-0000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6839" calcext:value-type="float">
            <text:p>6839</text:p>
          </table:table-cell>
          <table:table-cell table:style-name="ce6" office:value-type="string" calcext:value-type="string">
            <text:p>ERCC-0000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7564" calcext:value-type="float">
            <text:p>7564</text:p>
          </table:table-cell>
          <table:table-cell table:style-name="ce6" office:value-type="string" calcext:value-type="string">
            <text:p>ERCC-0000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6837" calcext:value-type="float">
            <text:p>683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04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7507" calcext:value-type="float">
            <text:p>27507</text:p>
          </table:table-cell>
          <table:table-cell table:style-name="ce6" office:value-type="string" calcext:value-type="string">
            <text:p>ERCC-00004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3024" calcext:value-type="float">
            <text:p>23024</text:p>
          </table:table-cell>
          <table:table-cell table:style-name="ce6" office:value-type="string" calcext:value-type="string">
            <text:p>ERCC-00004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7504" calcext:value-type="float">
            <text:p>27504</text:p>
          </table:table-cell>
          <table:table-cell table:style-name="ce6" office:value-type="string" calcext:value-type="string">
            <text:p>ERCC-00004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3024" calcext:value-type="float">
            <text:p>2302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09</text:p>
          </table:table-cell>
          <table:table-cell table:style-name="ce6" office:value-type="float" office:value="984" calcext:value-type="float">
            <text:p>984</text:p>
          </table:table-cell>
          <table:table-cell table:style-name="ce6" office:value-type="float" office:value="4550" calcext:value-type="float">
            <text:p>4550</text:p>
          </table:table-cell>
          <table:table-cell table:style-name="ce6" office:value-type="string" calcext:value-type="string">
            <text:p>ERCC-00009</text:p>
          </table:table-cell>
          <table:table-cell table:style-name="ce6" office:value-type="float" office:value="984" calcext:value-type="float">
            <text:p>984</text:p>
          </table:table-cell>
          <table:table-cell table:style-name="ce6" office:value-type="float" office:value="3863" calcext:value-type="float">
            <text:p>3863</text:p>
          </table:table-cell>
          <table:table-cell table:style-name="ce6" office:value-type="string" calcext:value-type="string">
            <text:p>ERCC-00009</text:p>
          </table:table-cell>
          <table:table-cell table:style-name="ce6" office:value-type="float" office:value="984" calcext:value-type="float">
            <text:p>984</text:p>
          </table:table-cell>
          <table:table-cell table:style-name="ce6" office:value-type="float" office:value="4550" calcext:value-type="float">
            <text:p>4550</text:p>
          </table:table-cell>
          <table:table-cell table:style-name="ce6" office:value-type="string" calcext:value-type="string">
            <text:p>ERCC-00009</text:p>
          </table:table-cell>
          <table:table-cell table:style-name="ce6" office:value-type="float" office:value="984" calcext:value-type="float">
            <text:p>984</text:p>
          </table:table-cell>
          <table:table-cell table:style-name="ce6" office:value-type="float" office:value="3863" calcext:value-type="float">
            <text:p>386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12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12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12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12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13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013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013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013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14</text:p>
          </table:table-cell>
          <table:table-cell table:style-name="ce6" office:value-type="float" office:value="1957" calcext:value-type="float">
            <text:p>195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RCC-00014</text:p>
          </table:table-cell>
          <table:table-cell table:style-name="ce6" office:value-type="float" office:value="1957" calcext:value-type="float">
            <text:p>195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RCC-00014</text:p>
          </table:table-cell>
          <table:table-cell table:style-name="ce6" office:value-type="float" office:value="1957" calcext:value-type="float">
            <text:p>1957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RCC-00014</text:p>
          </table:table-cell>
          <table:table-cell table:style-name="ce6" office:value-type="float" office:value="1957" calcext:value-type="float">
            <text:p>1957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16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16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016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16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1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ERCC-0001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ERCC-0001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ERCC-0001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22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1131" calcext:value-type="float">
            <text:p>1131</text:p>
          </table:table-cell>
          <table:table-cell table:style-name="ce6" office:value-type="string" calcext:value-type="string">
            <text:p>ERCC-00022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977" calcext:value-type="float">
            <text:p>977</text:p>
          </table:table-cell>
          <table:table-cell table:style-name="ce6" office:value-type="string" calcext:value-type="string">
            <text:p>ERCC-00022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1131" calcext:value-type="float">
            <text:p>1131</text:p>
          </table:table-cell>
          <table:table-cell table:style-name="ce6" office:value-type="string" calcext:value-type="string">
            <text:p>ERCC-00022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977" calcext:value-type="float">
            <text:p>97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24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24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24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24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25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string" calcext:value-type="string">
            <text:p>ERCC-00025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string" calcext:value-type="string">
            <text:p>ERCC-00025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string" calcext:value-type="string">
            <text:p>ERCC-00025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264" calcext:value-type="float">
            <text:p>26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28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RCC-00028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RCC-00028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ERCC-00028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26" calcext:value-type="float">
            <text:p>2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31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RCC-00031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RCC-00031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RCC-00031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33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RCC-00033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RCC-00033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ERCC-00033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12" calcext:value-type="float">
            <text:p>1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34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RCC-00034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ERCC-00034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RCC-00034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75" calcext:value-type="float">
            <text:p>7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35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563" calcext:value-type="float">
            <text:p>563</text:p>
          </table:table-cell>
          <table:table-cell table:style-name="ce6" office:value-type="string" calcext:value-type="string">
            <text:p>ERCC-00035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string" calcext:value-type="string">
            <text:p>ERCC-00035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563" calcext:value-type="float">
            <text:p>563</text:p>
          </table:table-cell>
          <table:table-cell table:style-name="ce6" office:value-type="string" calcext:value-type="string">
            <text:p>ERCC-00035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458" calcext:value-type="float">
            <text:p>45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39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RCC-00039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RCC-00039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RCC-00039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13" calcext:value-type="float">
            <text:p>1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0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40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40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40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1</text:p>
          </table:table-cell>
          <table:table-cell table:style-name="ce6" office:value-type="float" office:value="1122" calcext:value-type="float">
            <text:p>11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41</text:p>
          </table:table-cell>
          <table:table-cell table:style-name="ce6" office:value-type="float" office:value="1122" calcext:value-type="float">
            <text:p>11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41</text:p>
          </table:table-cell>
          <table:table-cell table:style-name="ce6" office:value-type="float" office:value="1122" calcext:value-type="float">
            <text:p>112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41</text:p>
          </table:table-cell>
          <table:table-cell table:style-name="ce6" office:value-type="float" office:value="1122" calcext:value-type="float">
            <text:p>1122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172" calcext:value-type="float">
            <text:p>3172</text:p>
          </table:table-cell>
          <table:table-cell table:style-name="ce6" office:value-type="string" calcext:value-type="string">
            <text:p>ERCC-0004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2907" calcext:value-type="float">
            <text:p>2907</text:p>
          </table:table-cell>
          <table:table-cell table:style-name="ce6" office:value-type="string" calcext:value-type="string">
            <text:p>ERCC-0004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172" calcext:value-type="float">
            <text:p>3172</text:p>
          </table:table-cell>
          <table:table-cell table:style-name="ce6" office:value-type="string" calcext:value-type="string">
            <text:p>ERCC-0004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2907" calcext:value-type="float">
            <text:p>290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825" calcext:value-type="float">
            <text:p>3825</text:p>
          </table:table-cell>
          <table:table-cell table:style-name="ce6" office:value-type="string" calcext:value-type="string">
            <text:p>ERCC-0004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418" calcext:value-type="float">
            <text:p>3418</text:p>
          </table:table-cell>
          <table:table-cell table:style-name="ce6" office:value-type="string" calcext:value-type="string">
            <text:p>ERCC-0004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825" calcext:value-type="float">
            <text:p>3825</text:p>
          </table:table-cell>
          <table:table-cell table:style-name="ce6" office:value-type="string" calcext:value-type="string">
            <text:p>ERCC-0004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3418" calcext:value-type="float">
            <text:p>341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4</text:p>
          </table:table-cell>
          <table:table-cell table:style-name="ce6" office:value-type="float" office:value="1156" calcext:value-type="float">
            <text:p>1156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string" calcext:value-type="string">
            <text:p>ERCC-00044</text:p>
          </table:table-cell>
          <table:table-cell table:style-name="ce6" office:value-type="float" office:value="1156" calcext:value-type="float">
            <text:p>1156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string" calcext:value-type="string">
            <text:p>ERCC-00044</text:p>
          </table:table-cell>
          <table:table-cell table:style-name="ce6" office:value-type="float" office:value="1156" calcext:value-type="float">
            <text:p>1156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string" calcext:value-type="string">
            <text:p>ERCC-00044</text:p>
          </table:table-cell>
          <table:table-cell table:style-name="ce6" office:value-type="float" office:value="1156" calcext:value-type="float">
            <text:p>1156</text:p>
          </table:table-cell>
          <table:table-cell table:style-name="ce6" office:value-type="float" office:value="265" calcext:value-type="float">
            <text:p>26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6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21206" calcext:value-type="float">
            <text:p>21206</text:p>
          </table:table-cell>
          <table:table-cell table:style-name="ce6" office:value-type="string" calcext:value-type="string">
            <text:p>ERCC-00046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18711" calcext:value-type="float">
            <text:p>18711</text:p>
          </table:table-cell>
          <table:table-cell table:style-name="ce6" office:value-type="string" calcext:value-type="string">
            <text:p>ERCC-00046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21206" calcext:value-type="float">
            <text:p>21206</text:p>
          </table:table-cell>
          <table:table-cell table:style-name="ce6" office:value-type="string" calcext:value-type="string">
            <text:p>ERCC-00046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18711" calcext:value-type="float">
            <text:p>1871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48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48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48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48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51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RCC-00051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ERCC-00051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ERCC-00051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51" calcext:value-type="float">
            <text:p>5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5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string" calcext:value-type="string">
            <text:p>ERCC-0005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string" calcext:value-type="string">
            <text:p>ERCC-0005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string" calcext:value-type="string">
            <text:p>ERCC-00053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197" calcext:value-type="float">
            <text:p>19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5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RCC-0005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ERCC-0005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ERCC-0005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23" calcext:value-type="float">
            <text:p>2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57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57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57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57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58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RCC-00058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058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RCC-00058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59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RCC-00059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ERCC-00059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string" calcext:value-type="string">
            <text:p>ERCC-00059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53" calcext:value-type="float">
            <text:p>5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60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1946" calcext:value-type="float">
            <text:p>1946</text:p>
          </table:table-cell>
          <table:table-cell table:style-name="ce6" office:value-type="string" calcext:value-type="string">
            <text:p>ERCC-00060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1712" calcext:value-type="float">
            <text:p>1712</text:p>
          </table:table-cell>
          <table:table-cell table:style-name="ce6" office:value-type="string" calcext:value-type="string">
            <text:p>ERCC-00060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ERCC-00060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1711" calcext:value-type="float">
            <text:p>171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61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61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61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61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6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454" calcext:value-type="float">
            <text:p>454</text:p>
          </table:table-cell>
          <table:table-cell table:style-name="ce6" office:value-type="string" calcext:value-type="string">
            <text:p>ERCC-0006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415" calcext:value-type="float">
            <text:p>415</text:p>
          </table:table-cell>
          <table:table-cell table:style-name="ce6" office:value-type="string" calcext:value-type="string">
            <text:p>ERCC-0006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454" calcext:value-type="float">
            <text:p>454</text:p>
          </table:table-cell>
          <table:table-cell table:style-name="ce6" office:value-type="string" calcext:value-type="string">
            <text:p>ERCC-00062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415" calcext:value-type="float">
            <text:p>41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67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067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067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067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69</text:p>
          </table:table-cell>
          <table:table-cell table:style-name="ce6" office:value-type="float" office:value="1137" calcext:value-type="float">
            <text:p>113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RCC-00069</text:p>
          </table:table-cell>
          <table:table-cell table:style-name="ce6" office:value-type="float" office:value="1137" calcext:value-type="float">
            <text:p>1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RCC-00069</text:p>
          </table:table-cell>
          <table:table-cell table:style-name="ce6" office:value-type="float" office:value="1137" calcext:value-type="float">
            <text:p>113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RCC-00069</text:p>
          </table:table-cell>
          <table:table-cell table:style-name="ce6" office:value-type="float" office:value="1137" calcext:value-type="float">
            <text:p>1137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1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string" calcext:value-type="string">
            <text:p>ERCC-00071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string" calcext:value-type="string">
            <text:p>ERCC-00071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string" calcext:value-type="string">
            <text:p>ERCC-00071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199" calcext:value-type="float">
            <text:p>19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3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73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73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73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4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76624" calcext:value-type="float">
            <text:p>76624</text:p>
          </table:table-cell>
          <table:table-cell table:style-name="ce6" office:value-type="string" calcext:value-type="string">
            <text:p>ERCC-00074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68291" calcext:value-type="float">
            <text:p>68291</text:p>
          </table:table-cell>
          <table:table-cell table:style-name="ce6" office:value-type="string" calcext:value-type="string">
            <text:p>ERCC-00074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76625" calcext:value-type="float">
            <text:p>76625</text:p>
          </table:table-cell>
          <table:table-cell table:style-name="ce6" office:value-type="string" calcext:value-type="string">
            <text:p>ERCC-00074</text:p>
          </table:table-cell>
          <table:table-cell table:style-name="ce6" office:value-type="float" office:value="522" calcext:value-type="float">
            <text:p>522</text:p>
          </table:table-cell>
          <table:table-cell table:style-name="ce6" office:value-type="float" office:value="68293" calcext:value-type="float">
            <text:p>6829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5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75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75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075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6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908" calcext:value-type="float">
            <text:p>908</text:p>
          </table:table-cell>
          <table:table-cell table:style-name="ce6" office:value-type="string" calcext:value-type="string">
            <text:p>ERCC-00076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661" calcext:value-type="float">
            <text:p>661</text:p>
          </table:table-cell>
          <table:table-cell table:style-name="ce6" office:value-type="string" calcext:value-type="string">
            <text:p>ERCC-00076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908" calcext:value-type="float">
            <text:p>908</text:p>
          </table:table-cell>
          <table:table-cell table:style-name="ce6" office:value-type="string" calcext:value-type="string">
            <text:p>ERCC-00076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661" calcext:value-type="float">
            <text:p>66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7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077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077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077</text:p>
          </table:table-cell>
          <table:table-cell table:style-name="ce6" office:value-type="float" office:value="273" calcext:value-type="float">
            <text:p>273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8</text:p>
          </table:table-cell>
          <table:table-cell table:style-name="ce6" office:value-type="float" office:value="993" calcext:value-type="float">
            <text:p>993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string" calcext:value-type="string">
            <text:p>ERCC-00078</text:p>
          </table:table-cell>
          <table:table-cell table:style-name="ce6" office:value-type="float" office:value="993" calcext:value-type="float">
            <text:p>993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string" calcext:value-type="string">
            <text:p>ERCC-00078</text:p>
          </table:table-cell>
          <table:table-cell table:style-name="ce6" office:value-type="float" office:value="993" calcext:value-type="float">
            <text:p>993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string" calcext:value-type="string">
            <text:p>ERCC-00078</text:p>
          </table:table-cell>
          <table:table-cell table:style-name="ce6" office:value-type="float" office:value="993" calcext:value-type="float">
            <text:p>993</text:p>
          </table:table-cell>
          <table:table-cell table:style-name="ce6" office:value-type="float" office:value="172" calcext:value-type="float">
            <text:p>17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7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string" calcext:value-type="string">
            <text:p>ERCC-0007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string" calcext:value-type="string">
            <text:p>ERCC-0007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string" calcext:value-type="string">
            <text:p>ERCC-00079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328" calcext:value-type="float">
            <text:p>32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81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81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81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81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8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8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8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08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84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string" calcext:value-type="string">
            <text:p>ERCC-00084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string" calcext:value-type="string">
            <text:p>ERCC-00084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string" calcext:value-type="string">
            <text:p>ERCC-00084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135" calcext:value-type="float">
            <text:p>13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85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RCC-00085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string" calcext:value-type="string">
            <text:p>ERCC-00085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ERCC-00085</text:p>
          </table:table-cell>
          <table:table-cell table:style-name="ce6" office:value-type="float" office:value="844" calcext:value-type="float">
            <text:p>844</text:p>
          </table:table-cell>
          <table:table-cell table:style-name="ce6" office:value-type="float" office:value="47" calcext:value-type="float">
            <text:p>4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86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86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86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86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92</text:p>
          </table:table-cell>
          <table:table-cell table:style-name="ce6" office:value-type="float" office:value="1124" calcext:value-type="float">
            <text:p>1124</text:p>
          </table:table-cell>
          <table:table-cell table:style-name="ce6" office:value-type="float" office:value="1723" calcext:value-type="float">
            <text:p>1723</text:p>
          </table:table-cell>
          <table:table-cell table:style-name="ce6" office:value-type="string" calcext:value-type="string">
            <text:p>ERCC-00092</text:p>
          </table:table-cell>
          <table:table-cell table:style-name="ce6" office:value-type="float" office:value="1124" calcext:value-type="float">
            <text:p>1124</text:p>
          </table:table-cell>
          <table:table-cell table:style-name="ce6" office:value-type="float" office:value="1398" calcext:value-type="float">
            <text:p>1398</text:p>
          </table:table-cell>
          <table:table-cell table:style-name="ce6" office:value-type="string" calcext:value-type="string">
            <text:p>ERCC-00092</text:p>
          </table:table-cell>
          <table:table-cell table:style-name="ce6" office:value-type="float" office:value="1124" calcext:value-type="float">
            <text:p>1124</text:p>
          </table:table-cell>
          <table:table-cell table:style-name="ce6" office:value-type="float" office:value="1723" calcext:value-type="float">
            <text:p>1723</text:p>
          </table:table-cell>
          <table:table-cell table:style-name="ce6" office:value-type="string" calcext:value-type="string">
            <text:p>ERCC-00092</text:p>
          </table:table-cell>
          <table:table-cell table:style-name="ce6" office:value-type="float" office:value="1124" calcext:value-type="float">
            <text:p>1124</text:p>
          </table:table-cell>
          <table:table-cell table:style-name="ce6" office:value-type="float" office:value="1398" calcext:value-type="float">
            <text:p>139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95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417" calcext:value-type="float">
            <text:p>417</text:p>
          </table:table-cell>
          <table:table-cell table:style-name="ce6" office:value-type="string" calcext:value-type="string">
            <text:p>ERCC-00095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string" calcext:value-type="string">
            <text:p>ERCC-00095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417" calcext:value-type="float">
            <text:p>417</text:p>
          </table:table-cell>
          <table:table-cell table:style-name="ce6" office:value-type="string" calcext:value-type="string">
            <text:p>ERCC-00095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372" calcext:value-type="float">
            <text:p>37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96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76386" calcext:value-type="float">
            <text:p>76386</text:p>
          </table:table-cell>
          <table:table-cell table:style-name="ce6" office:value-type="string" calcext:value-type="string">
            <text:p>ERCC-00096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61701" calcext:value-type="float">
            <text:p>61701</text:p>
          </table:table-cell>
          <table:table-cell table:style-name="ce6" office:value-type="string" calcext:value-type="string">
            <text:p>ERCC-00096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76384" calcext:value-type="float">
            <text:p>76384</text:p>
          </table:table-cell>
          <table:table-cell table:style-name="ce6" office:value-type="string" calcext:value-type="string">
            <text:p>ERCC-00096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61700" calcext:value-type="float">
            <text:p>6170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97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097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97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97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98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098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098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098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099</text:p>
          </table:table-cell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ERCC-00099</text:p>
          </table:table-cell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ERCC-00099</text:p>
          </table:table-cell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string" calcext:value-type="string">
            <text:p>ERCC-00099</text:p>
          </table:table-cell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90" calcext:value-type="float">
            <text:p>9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04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04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04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04</text:p>
          </table:table-cell>
          <table:table-cell table:style-name="ce6" office:value-type="float" office:value="2022" calcext:value-type="float">
            <text:p>202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08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6755" calcext:value-type="float">
            <text:p>6755</text:p>
          </table:table-cell>
          <table:table-cell table:style-name="ce6" office:value-type="string" calcext:value-type="string">
            <text:p>ERCC-00108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5466" calcext:value-type="float">
            <text:p>5466</text:p>
          </table:table-cell>
          <table:table-cell table:style-name="ce6" office:value-type="string" calcext:value-type="string">
            <text:p>ERCC-00108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6755" calcext:value-type="float">
            <text:p>6755</text:p>
          </table:table-cell>
          <table:table-cell table:style-name="ce6" office:value-type="string" calcext:value-type="string">
            <text:p>ERCC-00108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5466" calcext:value-type="float">
            <text:p>546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09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RCC-00109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109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RCC-00109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11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3440" calcext:value-type="float">
            <text:p>3440</text:p>
          </table:table-cell>
          <table:table-cell table:style-name="ce6" office:value-type="string" calcext:value-type="string">
            <text:p>ERCC-00111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3068" calcext:value-type="float">
            <text:p>3068</text:p>
          </table:table-cell>
          <table:table-cell table:style-name="ce6" office:value-type="string" calcext:value-type="string">
            <text:p>ERCC-00111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3440" calcext:value-type="float">
            <text:p>3440</text:p>
          </table:table-cell>
          <table:table-cell table:style-name="ce6" office:value-type="string" calcext:value-type="string">
            <text:p>ERCC-00111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3068" calcext:value-type="float">
            <text:p>306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12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513" calcext:value-type="float">
            <text:p>513</text:p>
          </table:table-cell>
          <table:table-cell table:style-name="ce6" office:value-type="string" calcext:value-type="string">
            <text:p>ERCC-00112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408" calcext:value-type="float">
            <text:p>408</text:p>
          </table:table-cell>
          <table:table-cell table:style-name="ce6" office:value-type="string" calcext:value-type="string">
            <text:p>ERCC-00112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513" calcext:value-type="float">
            <text:p>513</text:p>
          </table:table-cell>
          <table:table-cell table:style-name="ce6" office:value-type="string" calcext:value-type="string">
            <text:p>ERCC-00112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408" calcext:value-type="float">
            <text:p>40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13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23400" calcext:value-type="float">
            <text:p>23400</text:p>
          </table:table-cell>
          <table:table-cell table:style-name="ce6" office:value-type="string" calcext:value-type="string">
            <text:p>ERCC-00113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18614" calcext:value-type="float">
            <text:p>18614</text:p>
          </table:table-cell>
          <table:table-cell table:style-name="ce6" office:value-type="string" calcext:value-type="string">
            <text:p>ERCC-00113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23399" calcext:value-type="float">
            <text:p>23399</text:p>
          </table:table-cell>
          <table:table-cell table:style-name="ce6" office:value-type="string" calcext:value-type="string">
            <text:p>ERCC-00113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18614" calcext:value-type="float">
            <text:p>1861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16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1084" calcext:value-type="float">
            <text:p>1084</text:p>
          </table:table-cell>
          <table:table-cell table:style-name="ce6" office:value-type="string" calcext:value-type="string">
            <text:p>ERCC-00116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877" calcext:value-type="float">
            <text:p>877</text:p>
          </table:table-cell>
          <table:table-cell table:style-name="ce6" office:value-type="string" calcext:value-type="string">
            <text:p>ERCC-00116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1084" calcext:value-type="float">
            <text:p>1084</text:p>
          </table:table-cell>
          <table:table-cell table:style-name="ce6" office:value-type="string" calcext:value-type="string">
            <text:p>ERCC-00116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877" calcext:value-type="float">
            <text:p>87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17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20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20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20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20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2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12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2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2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26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RCC-00126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RCC-00126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ERCC-00126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30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67386" calcext:value-type="float">
            <text:p>167386</text:p>
          </table:table-cell>
          <table:table-cell table:style-name="ce6" office:value-type="string" calcext:value-type="string">
            <text:p>ERCC-00130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31397" calcext:value-type="float">
            <text:p>131397</text:p>
          </table:table-cell>
          <table:table-cell table:style-name="ce6" office:value-type="string" calcext:value-type="string">
            <text:p>ERCC-00130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67373" calcext:value-type="float">
            <text:p>167373</text:p>
          </table:table-cell>
          <table:table-cell table:style-name="ce6" office:value-type="string" calcext:value-type="string">
            <text:p>ERCC-00130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31393" calcext:value-type="float">
            <text:p>13139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31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681" calcext:value-type="float">
            <text:p>681</text:p>
          </table:table-cell>
          <table:table-cell table:style-name="ce6" office:value-type="string" calcext:value-type="string">
            <text:p>ERCC-00131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563" calcext:value-type="float">
            <text:p>563</text:p>
          </table:table-cell>
          <table:table-cell table:style-name="ce6" office:value-type="string" calcext:value-type="string">
            <text:p>ERCC-00131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681" calcext:value-type="float">
            <text:p>681</text:p>
          </table:table-cell>
          <table:table-cell table:style-name="ce6" office:value-type="string" calcext:value-type="string">
            <text:p>ERCC-00131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563" calcext:value-type="float">
            <text:p>56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3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3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3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34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36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float" office:value="7833" calcext:value-type="float">
            <text:p>7833</text:p>
          </table:table-cell>
          <table:table-cell table:style-name="ce6" office:value-type="string" calcext:value-type="string">
            <text:p>ERCC-00136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float" office:value="6705" calcext:value-type="float">
            <text:p>6705</text:p>
          </table:table-cell>
          <table:table-cell table:style-name="ce6" office:value-type="string" calcext:value-type="string">
            <text:p>ERCC-00136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float" office:value="7832" calcext:value-type="float">
            <text:p>7832</text:p>
          </table:table-cell>
          <table:table-cell table:style-name="ce6" office:value-type="string" calcext:value-type="string">
            <text:p>ERCC-00136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float" office:value="6704" calcext:value-type="float">
            <text:p>670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37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37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37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37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3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3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3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RCC-0013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42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42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42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42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43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RCC-00143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ERCC-00143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RCC-00143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11" calcext:value-type="float">
            <text:p>1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44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ERCC-00144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RCC-00144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string" calcext:value-type="string">
            <text:p>ERCC-00144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83" calcext:value-type="float">
            <text:p>8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45</text:p>
          </table:table-cell>
          <table:table-cell table:style-name="ce6" office:value-type="float" office:value="1042" calcext:value-type="float">
            <text:p>1042</text:p>
          </table:table-cell>
          <table:table-cell table:style-name="ce6" office:value-type="float" office:value="3699" calcext:value-type="float">
            <text:p>3699</text:p>
          </table:table-cell>
          <table:table-cell table:style-name="ce6" office:value-type="string" calcext:value-type="string">
            <text:p>ERCC-00145</text:p>
          </table:table-cell>
          <table:table-cell table:style-name="ce6" office:value-type="float" office:value="1042" calcext:value-type="float">
            <text:p>1042</text:p>
          </table:table-cell>
          <table:table-cell table:style-name="ce6" office:value-type="float" office:value="2906" calcext:value-type="float">
            <text:p>2906</text:p>
          </table:table-cell>
          <table:table-cell table:style-name="ce6" office:value-type="string" calcext:value-type="string">
            <text:p>ERCC-00145</text:p>
          </table:table-cell>
          <table:table-cell table:style-name="ce6" office:value-type="float" office:value="1042" calcext:value-type="float">
            <text:p>1042</text:p>
          </table:table-cell>
          <table:table-cell table:style-name="ce6" office:value-type="float" office:value="3698" calcext:value-type="float">
            <text:p>3698</text:p>
          </table:table-cell>
          <table:table-cell table:style-name="ce6" office:value-type="string" calcext:value-type="string">
            <text:p>ERCC-00145</text:p>
          </table:table-cell>
          <table:table-cell table:style-name="ce6" office:value-type="float" office:value="1042" calcext:value-type="float">
            <text:p>1042</text:p>
          </table:table-cell>
          <table:table-cell table:style-name="ce6" office:value-type="float" office:value="2905" calcext:value-type="float">
            <text:p>290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47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147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RCC-00147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147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48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RCC-00148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RCC-00148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string" calcext:value-type="string">
            <text:p>ERCC-00148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70" calcext:value-type="float">
            <text:p>7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5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RCC-0015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RCC-0015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RCC-0015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54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RCC-00154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ERCC-00154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ERCC-00154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33" calcext:value-type="float">
            <text:p>3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5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5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5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RCC-00156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57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RCC-00157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RCC-00157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string" calcext:value-type="string">
            <text:p>ERCC-00157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58</text:p>
          </table:table-cell>
          <table:table-cell table:style-name="ce6" office:value-type="float" office:value="1027" calcext:value-type="float">
            <text:p>10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58</text:p>
          </table:table-cell>
          <table:table-cell table:style-name="ce6" office:value-type="float" office:value="1027" calcext:value-type="float">
            <text:p>10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58</text:p>
          </table:table-cell>
          <table:table-cell table:style-name="ce6" office:value-type="float" office:value="1027" calcext:value-type="float">
            <text:p>102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58</text:p>
          </table:table-cell>
          <table:table-cell table:style-name="ce6" office:value-type="float" office:value="1027" calcext:value-type="float">
            <text:p>1027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6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RCC-0016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string" calcext:value-type="string">
            <text:p>ERCC-0016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ERCC-00160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62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string" calcext:value-type="string">
            <text:p>ERCC-00162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string" calcext:value-type="string">
            <text:p>ERCC-00162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string" calcext:value-type="string">
            <text:p>ERCC-00162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262" calcext:value-type="float">
            <text:p>26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6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RCC-0016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string" calcext:value-type="string">
            <text:p>ERCC-0016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ERCC-00163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67" calcext:value-type="float">
            <text:p>6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64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64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RCC-00164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RCC-00164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65</text:p>
          </table:table-cell>
          <table:table-cell table:style-name="ce6" office:value-type="float" office:value="872" calcext:value-type="float">
            <text:p>872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string" calcext:value-type="string">
            <text:p>ERCC-00165</text:p>
          </table:table-cell>
          <table:table-cell table:style-name="ce6" office:value-type="float" office:value="872" calcext:value-type="float">
            <text:p>872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string" calcext:value-type="string">
            <text:p>ERCC-00165</text:p>
          </table:table-cell>
          <table:table-cell table:style-name="ce6" office:value-type="float" office:value="872" calcext:value-type="float">
            <text:p>872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string" calcext:value-type="string">
            <text:p>ERCC-00165</text:p>
          </table:table-cell>
          <table:table-cell table:style-name="ce6" office:value-type="float" office:value="872" calcext:value-type="float">
            <text:p>872</text:p>
          </table:table-cell>
          <table:table-cell table:style-name="ce6" office:value-type="float" office:value="283" calcext:value-type="float">
            <text:p>28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6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RCC-0016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RCC-0016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RCC-00168</text:p>
          </table:table-cell>
          <table:table-cell table:style-name="ce6" office:value-type="float" office:value="1024" calcext:value-type="float">
            <text:p>1024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7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RCC-0017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string" calcext:value-type="string">
            <text:p>ERCC-0017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string" calcext:value-type="string">
            <text:p>ERCC-00170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83" calcext:value-type="float">
            <text:p>8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ERCC-00171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21144" calcext:value-type="float">
            <text:p>21144</text:p>
          </table:table-cell>
          <table:table-cell table:style-name="ce6" office:value-type="string" calcext:value-type="string">
            <text:p>ERCC-00171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17359" calcext:value-type="float">
            <text:p>17359</text:p>
          </table:table-cell>
          <table:table-cell table:style-name="ce6" office:value-type="string" calcext:value-type="string">
            <text:p>ERCC-00171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21141" calcext:value-type="float">
            <text:p>21141</text:p>
          </table:table-cell>
          <table:table-cell table:style-name="ce6" office:value-type="string" calcext:value-type="string">
            <text:p>ERCC-00171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17357" calcext:value-type="float">
            <text:p>1735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</text:p>
          </table:table-cell>
          <table:table-cell table:style-name="ce6" office:value-type="float" office:value="267910886" calcext:value-type="float">
            <text:p>267910886</text:p>
          </table:table-cell>
          <table:table-cell table:style-name="ce6" office:value-type="float" office:value="2850359" calcext:value-type="float">
            <text:p>2850359</text:p>
          </table:table-cell>
          <table:table-cell table:style-name="ce6" office:value-type="string" calcext:value-type="string">
            <text:p>chr1</text:p>
          </table:table-cell>
          <table:table-cell table:style-name="ce6" office:value-type="float" office:value="267910886" calcext:value-type="float">
            <text:p>267910886</text:p>
          </table:table-cell>
          <table:table-cell table:style-name="ce6" office:value-type="float" office:value="2350390" calcext:value-type="float">
            <text:p>2350390</text:p>
          </table:table-cell>
          <table:table-cell table:style-name="ce6" office:value-type="string" calcext:value-type="string">
            <text:p>chr1</text:p>
          </table:table-cell>
          <table:table-cell table:style-name="ce6" office:value-type="float" office:value="282763074" calcext:value-type="float">
            <text:p>282763074</text:p>
          </table:table-cell>
          <table:table-cell table:style-name="ce6" office:value-type="float" office:value="3107213" calcext:value-type="float">
            <text:p>3107213</text:p>
          </table:table-cell>
          <table:table-cell table:style-name="ce6" office:value-type="string" calcext:value-type="string">
            <text:p>chr1</text:p>
          </table:table-cell>
          <table:table-cell table:style-name="ce6" office:value-type="float" office:value="282763074" calcext:value-type="float">
            <text:p>282763074</text:p>
          </table:table-cell>
          <table:table-cell table:style-name="ce6" office:value-type="float" office:value="2592687" calcext:value-type="float">
            <text:p>259268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0</text:p>
          </table:table-cell>
          <table:table-cell table:style-name="ce6" office:value-type="float" office:value="110718848" calcext:value-type="float">
            <text:p>110718848</text:p>
          </table:table-cell>
          <table:table-cell table:style-name="ce6" office:value-type="float" office:value="1393704" calcext:value-type="float">
            <text:p>1393704</text:p>
          </table:table-cell>
          <table:table-cell table:style-name="ce6" office:value-type="string" calcext:value-type="string">
            <text:p>chr10</text:p>
          </table:table-cell>
          <table:table-cell table:style-name="ce6" office:value-type="float" office:value="110718848" calcext:value-type="float">
            <text:p>110718848</text:p>
          </table:table-cell>
          <table:table-cell table:style-name="ce6" office:value-type="float" office:value="1152619" calcext:value-type="float">
            <text:p>1152619</text:p>
          </table:table-cell>
          <table:table-cell table:style-name="ce6" office:value-type="string" calcext:value-type="string">
            <text:p>chr10</text:p>
          </table:table-cell>
          <table:table-cell table:style-name="ce6" office:value-type="float" office:value="112626471" calcext:value-type="float">
            <text:p>112626471</text:p>
          </table:table-cell>
          <table:table-cell table:style-name="ce6" office:value-type="float" office:value="1483281" calcext:value-type="float">
            <text:p>1483281</text:p>
          </table:table-cell>
          <table:table-cell table:style-name="ce6" office:value-type="string" calcext:value-type="string">
            <text:p>chr10</text:p>
          </table:table-cell>
          <table:table-cell table:style-name="ce6" office:value-type="float" office:value="112626471" calcext:value-type="float">
            <text:p>112626471</text:p>
          </table:table-cell>
          <table:table-cell table:style-name="ce6" office:value-type="float" office:value="1227538" calcext:value-type="float">
            <text:p>1227538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1</text:p>
          </table:table-cell>
          <table:table-cell table:style-name="ce6" office:value-type="float" office:value="87759784" calcext:value-type="float">
            <text:p>87759784</text:p>
          </table:table-cell>
          <table:table-cell table:style-name="ce6" office:value-type="float" office:value="825584" calcext:value-type="float">
            <text:p>825584</text:p>
          </table:table-cell>
          <table:table-cell table:style-name="ce6" office:value-type="string" calcext:value-type="string">
            <text:p>chr11</text:p>
          </table:table-cell>
          <table:table-cell table:style-name="ce6" office:value-type="float" office:value="87759784" calcext:value-type="float">
            <text:p>87759784</text:p>
          </table:table-cell>
          <table:table-cell table:style-name="ce6" office:value-type="float" office:value="675081" calcext:value-type="float">
            <text:p>675081</text:p>
          </table:table-cell>
          <table:table-cell table:style-name="ce6" office:value-type="string" calcext:value-type="string">
            <text:p>chr11</text:p>
          </table:table-cell>
          <table:table-cell table:style-name="ce6" office:value-type="float" office:value="90463843" calcext:value-type="float">
            <text:p>90463843</text:p>
          </table:table-cell>
          <table:table-cell table:style-name="ce6" office:value-type="float" office:value="838043" calcext:value-type="float">
            <text:p>838043</text:p>
          </table:table-cell>
          <table:table-cell table:style-name="ce6" office:value-type="string" calcext:value-type="string">
            <text:p>chr11</text:p>
          </table:table-cell>
          <table:table-cell table:style-name="ce6" office:value-type="float" office:value="90463843" calcext:value-type="float">
            <text:p>90463843</text:p>
          </table:table-cell>
          <table:table-cell table:style-name="ce6" office:value-type="float" office:value="685439" calcext:value-type="float">
            <text:p>68543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2</text:p>
          </table:table-cell>
          <table:table-cell table:style-name="ce6" office:value-type="float" office:value="46782294" calcext:value-type="float">
            <text:p>46782294</text:p>
          </table:table-cell>
          <table:table-cell table:style-name="ce6" office:value-type="float" office:value="682213" calcext:value-type="float">
            <text:p>682213</text:p>
          </table:table-cell>
          <table:table-cell table:style-name="ce6" office:value-type="string" calcext:value-type="string">
            <text:p>chr12</text:p>
          </table:table-cell>
          <table:table-cell table:style-name="ce6" office:value-type="float" office:value="46782294" calcext:value-type="float">
            <text:p>46782294</text:p>
          </table:table-cell>
          <table:table-cell table:style-name="ce6" office:value-type="float" office:value="572258" calcext:value-type="float">
            <text:p>572258</text:p>
          </table:table-cell>
          <table:table-cell table:style-name="ce6" office:value-type="string" calcext:value-type="string">
            <text:p>chr12</text:p>
          </table:table-cell>
          <table:table-cell table:style-name="ce6" office:value-type="float" office:value="52716770" calcext:value-type="float">
            <text:p>52716770</text:p>
          </table:table-cell>
          <table:table-cell table:style-name="ce6" office:value-type="float" office:value="733606" calcext:value-type="float">
            <text:p>733606</text:p>
          </table:table-cell>
          <table:table-cell table:style-name="ce6" office:value-type="string" calcext:value-type="string">
            <text:p>chr12</text:p>
          </table:table-cell>
          <table:table-cell table:style-name="ce6" office:value-type="float" office:value="52716770" calcext:value-type="float">
            <text:p>52716770</text:p>
          </table:table-cell>
          <table:table-cell table:style-name="ce6" office:value-type="float" office:value="617830" calcext:value-type="float">
            <text:p>617830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3</text:p>
          </table:table-cell>
          <table:table-cell table:style-name="ce6" office:value-type="float" office:value="111154910" calcext:value-type="float">
            <text:p>111154910</text:p>
          </table:table-cell>
          <table:table-cell table:style-name="ce6" office:value-type="float" office:value="874862" calcext:value-type="float">
            <text:p>874862</text:p>
          </table:table-cell>
          <table:table-cell table:style-name="ce6" office:value-type="string" calcext:value-type="string">
            <text:p>chr13</text:p>
          </table:table-cell>
          <table:table-cell table:style-name="ce6" office:value-type="float" office:value="111154910" calcext:value-type="float">
            <text:p>111154910</text:p>
          </table:table-cell>
          <table:table-cell table:style-name="ce6" office:value-type="float" office:value="740451" calcext:value-type="float">
            <text:p>740451</text:p>
          </table:table-cell>
          <table:table-cell table:style-name="ce6" office:value-type="string" calcext:value-type="string">
            <text:p>chr13</text:p>
          </table:table-cell>
          <table:table-cell table:style-name="ce6" office:value-type="float" office:value="114033958" calcext:value-type="float">
            <text:p>114033958</text:p>
          </table:table-cell>
          <table:table-cell table:style-name="ce6" office:value-type="float" office:value="943952" calcext:value-type="float">
            <text:p>943952</text:p>
          </table:table-cell>
          <table:table-cell table:style-name="ce6" office:value-type="string" calcext:value-type="string">
            <text:p>chr13</text:p>
          </table:table-cell>
          <table:table-cell table:style-name="ce6" office:value-type="float" office:value="114033958" calcext:value-type="float">
            <text:p>114033958</text:p>
          </table:table-cell>
          <table:table-cell table:style-name="ce6" office:value-type="float" office:value="801321" calcext:value-type="float">
            <text:p>801321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4</text:p>
          </table:table-cell>
          <table:table-cell table:style-name="ce6" office:value-type="float" office:value="112194335" calcext:value-type="float">
            <text:p>112194335</text:p>
          </table:table-cell>
          <table:table-cell table:style-name="ce6" office:value-type="float" office:value="3816747" calcext:value-type="float">
            <text:p>3816747</text:p>
          </table:table-cell>
          <table:table-cell table:style-name="ce6" office:value-type="string" calcext:value-type="string">
            <text:p>chr14</text:p>
          </table:table-cell>
          <table:table-cell table:style-name="ce6" office:value-type="float" office:value="112194335" calcext:value-type="float">
            <text:p>112194335</text:p>
          </table:table-cell>
          <table:table-cell table:style-name="ce6" office:value-type="float" office:value="3251216" calcext:value-type="float">
            <text:p>3251216</text:p>
          </table:table-cell>
          <table:table-cell table:style-name="ce6" office:value-type="string" calcext:value-type="string">
            <text:p>chr14</text:p>
          </table:table-cell>
          <table:table-cell table:style-name="ce6" office:value-type="float" office:value="115493446" calcext:value-type="float">
            <text:p>115493446</text:p>
          </table:table-cell>
          <table:table-cell table:style-name="ce6" office:value-type="float" office:value="3937906" calcext:value-type="float">
            <text:p>3937906</text:p>
          </table:table-cell>
          <table:table-cell table:style-name="ce6" office:value-type="string" calcext:value-type="string">
            <text:p>chr14</text:p>
          </table:table-cell>
          <table:table-cell table:style-name="ce6" office:value-type="float" office:value="115493446" calcext:value-type="float">
            <text:p>115493446</text:p>
          </table:table-cell>
          <table:table-cell table:style-name="ce6" office:value-type="float" office:value="3350245" calcext:value-type="float">
            <text:p>335024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5</text:p>
          </table:table-cell>
          <table:table-cell table:style-name="ce6" office:value-type="float" office:value="109758846" calcext:value-type="float">
            <text:p>109758846</text:p>
          </table:table-cell>
          <table:table-cell table:style-name="ce6" office:value-type="float" office:value="466520" calcext:value-type="float">
            <text:p>466520</text:p>
          </table:table-cell>
          <table:table-cell table:style-name="ce6" office:value-type="string" calcext:value-type="string">
            <text:p>chr15</text:p>
          </table:table-cell>
          <table:table-cell table:style-name="ce6" office:value-type="float" office:value="109758846" calcext:value-type="float">
            <text:p>109758846</text:p>
          </table:table-cell>
          <table:table-cell table:style-name="ce6" office:value-type="float" office:value="390926" calcext:value-type="float">
            <text:p>390926</text:p>
          </table:table-cell>
          <table:table-cell table:style-name="ce6" office:value-type="string" calcext:value-type="string">
            <text:p>chr15</text:p>
          </table:table-cell>
          <table:table-cell table:style-name="ce6" office:value-type="float" office:value="111246239" calcext:value-type="float">
            <text:p>111246239</text:p>
          </table:table-cell>
          <table:table-cell table:style-name="ce6" office:value-type="float" office:value="480376" calcext:value-type="float">
            <text:p>480376</text:p>
          </table:table-cell>
          <table:table-cell table:style-name="ce6" office:value-type="string" calcext:value-type="string">
            <text:p>chr15</text:p>
          </table:table-cell>
          <table:table-cell table:style-name="ce6" office:value-type="float" office:value="111246239" calcext:value-type="float">
            <text:p>111246239</text:p>
          </table:table-cell>
          <table:table-cell table:style-name="ce6" office:value-type="float" office:value="403444" calcext:value-type="float">
            <text:p>40344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6</text:p>
          </table:table-cell>
          <table:table-cell table:style-name="ce6" office:value-type="float" office:value="90238779" calcext:value-type="float">
            <text:p>90238779</text:p>
          </table:table-cell>
          <table:table-cell table:style-name="ce6" office:value-type="float" office:value="715007" calcext:value-type="float">
            <text:p>715007</text:p>
          </table:table-cell>
          <table:table-cell table:style-name="ce6" office:value-type="string" calcext:value-type="string">
            <text:p>chr16</text:p>
          </table:table-cell>
          <table:table-cell table:style-name="ce6" office:value-type="float" office:value="90238779" calcext:value-type="float">
            <text:p>90238779</text:p>
          </table:table-cell>
          <table:table-cell table:style-name="ce6" office:value-type="float" office:value="596975" calcext:value-type="float">
            <text:p>596975</text:p>
          </table:table-cell>
          <table:table-cell table:style-name="ce6" office:value-type="string" calcext:value-type="string">
            <text:p>chr16</text:p>
          </table:table-cell>
          <table:table-cell table:style-name="ce6" office:value-type="float" office:value="90668790" calcext:value-type="float">
            <text:p>90668790</text:p>
          </table:table-cell>
          <table:table-cell table:style-name="ce6" office:value-type="float" office:value="739434" calcext:value-type="float">
            <text:p>739434</text:p>
          </table:table-cell>
          <table:table-cell table:style-name="ce6" office:value-type="string" calcext:value-type="string">
            <text:p>chr16</text:p>
          </table:table-cell>
          <table:table-cell table:style-name="ce6" office:value-type="float" office:value="90668790" calcext:value-type="float">
            <text:p>90668790</text:p>
          </table:table-cell>
          <table:table-cell table:style-name="ce6" office:value-type="float" office:value="619613" calcext:value-type="float">
            <text:p>61961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7</text:p>
          </table:table-cell>
          <table:table-cell table:style-name="ce6" office:value-type="float" office:value="97296363" calcext:value-type="float">
            <text:p>97296363</text:p>
          </table:table-cell>
          <table:table-cell table:style-name="ce6" office:value-type="float" office:value="508787" calcext:value-type="float">
            <text:p>508787</text:p>
          </table:table-cell>
          <table:table-cell table:style-name="ce6" office:value-type="string" calcext:value-type="string">
            <text:p>chr17</text:p>
          </table:table-cell>
          <table:table-cell table:style-name="ce6" office:value-type="float" office:value="97296363" calcext:value-type="float">
            <text:p>97296363</text:p>
          </table:table-cell>
          <table:table-cell table:style-name="ce6" office:value-type="float" office:value="428329" calcext:value-type="float">
            <text:p>428329</text:p>
          </table:table-cell>
          <table:table-cell table:style-name="ce6" office:value-type="string" calcext:value-type="string">
            <text:p>chr17</text:p>
          </table:table-cell>
          <table:table-cell table:style-name="ce6" office:value-type="float" office:value="90843779" calcext:value-type="float">
            <text:p>90843779</text:p>
          </table:table-cell>
          <table:table-cell table:style-name="ce6" office:value-type="float" office:value="512970" calcext:value-type="float">
            <text:p>512970</text:p>
          </table:table-cell>
          <table:table-cell table:style-name="ce6" office:value-type="string" calcext:value-type="string">
            <text:p>chr17</text:p>
          </table:table-cell>
          <table:table-cell table:style-name="ce6" office:value-type="float" office:value="90843779" calcext:value-type="float">
            <text:p>90843779</text:p>
          </table:table-cell>
          <table:table-cell table:style-name="ce6" office:value-type="float" office:value="433706" calcext:value-type="float">
            <text:p>43370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8</text:p>
          </table:table-cell>
          <table:table-cell table:style-name="ce6" office:value-type="float" office:value="87265094" calcext:value-type="float">
            <text:p>87265094</text:p>
          </table:table-cell>
          <table:table-cell table:style-name="ce6" office:value-type="float" office:value="518939" calcext:value-type="float">
            <text:p>518939</text:p>
          </table:table-cell>
          <table:table-cell table:style-name="ce6" office:value-type="string" calcext:value-type="string">
            <text:p>chr18</text:p>
          </table:table-cell>
          <table:table-cell table:style-name="ce6" office:value-type="float" office:value="87265094" calcext:value-type="float">
            <text:p>87265094</text:p>
          </table:table-cell>
          <table:table-cell table:style-name="ce6" office:value-type="float" office:value="426717" calcext:value-type="float">
            <text:p>426717</text:p>
          </table:table-cell>
          <table:table-cell table:style-name="ce6" office:value-type="string" calcext:value-type="string">
            <text:p>chr18</text:p>
          </table:table-cell>
          <table:table-cell table:style-name="ce6" office:value-type="float" office:value="88201929" calcext:value-type="float">
            <text:p>88201929</text:p>
          </table:table-cell>
          <table:table-cell table:style-name="ce6" office:value-type="float" office:value="547195" calcext:value-type="float">
            <text:p>547195</text:p>
          </table:table-cell>
          <table:table-cell table:style-name="ce6" office:value-type="string" calcext:value-type="string">
            <text:p>chr18</text:p>
          </table:table-cell>
          <table:table-cell table:style-name="ce6" office:value-type="float" office:value="88201929" calcext:value-type="float">
            <text:p>88201929</text:p>
          </table:table-cell>
          <table:table-cell table:style-name="ce6" office:value-type="float" office:value="451352" calcext:value-type="float">
            <text:p>451352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19</text:p>
          </table:table-cell>
          <table:table-cell table:style-name="ce6" office:value-type="float" office:value="59218465" calcext:value-type="float">
            <text:p>59218465</text:p>
          </table:table-cell>
          <table:table-cell table:style-name="ce6" office:value-type="float" office:value="607220" calcext:value-type="float">
            <text:p>607220</text:p>
          </table:table-cell>
          <table:table-cell table:style-name="ce6" office:value-type="string" calcext:value-type="string">
            <text:p>chr19</text:p>
          </table:table-cell>
          <table:table-cell table:style-name="ce6" office:value-type="float" office:value="59218465" calcext:value-type="float">
            <text:p>59218465</text:p>
          </table:table-cell>
          <table:table-cell table:style-name="ce6" office:value-type="float" office:value="499357" calcext:value-type="float">
            <text:p>499357</text:p>
          </table:table-cell>
          <table:table-cell table:style-name="ce6" office:value-type="string" calcext:value-type="string">
            <text:p>chr19</text:p>
          </table:table-cell>
          <table:table-cell table:style-name="ce6" office:value-type="float" office:value="62275575" calcext:value-type="float">
            <text:p>62275575</text:p>
          </table:table-cell>
          <table:table-cell table:style-name="ce6" office:value-type="float" office:value="619199" calcext:value-type="float">
            <text:p>619199</text:p>
          </table:table-cell>
          <table:table-cell table:style-name="ce6" office:value-type="string" calcext:value-type="string">
            <text:p>chr19</text:p>
          </table:table-cell>
          <table:table-cell table:style-name="ce6" office:value-type="float" office:value="62275575" calcext:value-type="float">
            <text:p>62275575</text:p>
          </table:table-cell>
          <table:table-cell table:style-name="ce6" office:value-type="float" office:value="510573" calcext:value-type="float">
            <text:p>51057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2</text:p>
          </table:table-cell>
          <table:table-cell table:style-name="ce6" office:value-type="float" office:value="258207540" calcext:value-type="float">
            <text:p>258207540</text:p>
          </table:table-cell>
          <table:table-cell table:style-name="ce6" office:value-type="float" office:value="1784584" calcext:value-type="float">
            <text:p>1784584</text:p>
          </table:table-cell>
          <table:table-cell table:style-name="ce6" office:value-type="string" calcext:value-type="string">
            <text:p>chr2</text:p>
          </table:table-cell>
          <table:table-cell table:style-name="ce6" office:value-type="float" office:value="258207540" calcext:value-type="float">
            <text:p>258207540</text:p>
          </table:table-cell>
          <table:table-cell table:style-name="ce6" office:value-type="float" office:value="1511653" calcext:value-type="float">
            <text:p>1511653</text:p>
          </table:table-cell>
          <table:table-cell table:style-name="ce6" office:value-type="string" calcext:value-type="string">
            <text:p>chr2</text:p>
          </table:table-cell>
          <table:table-cell table:style-name="ce6" office:value-type="float" office:value="266435125" calcext:value-type="float">
            <text:p>266435125</text:p>
          </table:table-cell>
          <table:table-cell table:style-name="ce6" office:value-type="float" office:value="1874333" calcext:value-type="float">
            <text:p>1874333</text:p>
          </table:table-cell>
          <table:table-cell table:style-name="ce6" office:value-type="string" calcext:value-type="string">
            <text:p>chr2</text:p>
          </table:table-cell>
          <table:table-cell table:style-name="ce6" office:value-type="float" office:value="266435125" calcext:value-type="float">
            <text:p>266435125</text:p>
          </table:table-cell>
          <table:table-cell table:style-name="ce6" office:value-type="float" office:value="1596456" calcext:value-type="float">
            <text:p>159645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20</text:p>
          </table:table-cell>
          <table:table-cell table:style-name="ce6" office:value-type="float" office:value="55268282" calcext:value-type="float">
            <text:p>55268282</text:p>
          </table:table-cell>
          <table:table-cell table:style-name="ce6" office:value-type="float" office:value="491366" calcext:value-type="float">
            <text:p>491366</text:p>
          </table:table-cell>
          <table:table-cell table:style-name="ce6" office:value-type="string" calcext:value-type="string">
            <text:p>chr20</text:p>
          </table:table-cell>
          <table:table-cell table:style-name="ce6" office:value-type="float" office:value="55268282" calcext:value-type="float">
            <text:p>55268282</text:p>
          </table:table-cell>
          <table:table-cell table:style-name="ce6" office:value-type="float" office:value="394769" calcext:value-type="float">
            <text:p>394769</text:p>
          </table:table-cell>
          <table:table-cell table:style-name="ce6" office:value-type="string" calcext:value-type="string">
            <text:p>chr20</text:p>
          </table:table-cell>
          <table:table-cell table:style-name="ce6" office:value-type="float" office:value="56205956" calcext:value-type="float">
            <text:p>56205956</text:p>
          </table:table-cell>
          <table:table-cell table:style-name="ce6" office:value-type="float" office:value="620786" calcext:value-type="float">
            <text:p>620786</text:p>
          </table:table-cell>
          <table:table-cell table:style-name="ce6" office:value-type="string" calcext:value-type="string">
            <text:p>chr20</text:p>
          </table:table-cell>
          <table:table-cell table:style-name="ce6" office:value-type="float" office:value="56205956" calcext:value-type="float">
            <text:p>56205956</text:p>
          </table:table-cell>
          <table:table-cell table:style-name="ce6" office:value-type="float" office:value="503089" calcext:value-type="float">
            <text:p>503089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3</text:p>
          </table:table-cell>
          <table:table-cell table:style-name="ce6" office:value-type="float" office:value="171063335" calcext:value-type="float">
            <text:p>171063335</text:p>
          </table:table-cell>
          <table:table-cell table:style-name="ce6" office:value-type="float" office:value="1155352" calcext:value-type="float">
            <text:p>1155352</text:p>
          </table:table-cell>
          <table:table-cell table:style-name="ce6" office:value-type="string" calcext:value-type="string">
            <text:p>chr3</text:p>
          </table:table-cell>
          <table:table-cell table:style-name="ce6" office:value-type="float" office:value="171063335" calcext:value-type="float">
            <text:p>171063335</text:p>
          </table:table-cell>
          <table:table-cell table:style-name="ce6" office:value-type="float" office:value="965156" calcext:value-type="float">
            <text:p>965156</text:p>
          </table:table-cell>
          <table:table-cell table:style-name="ce6" office:value-type="string" calcext:value-type="string">
            <text:p>chr3</text:p>
          </table:table-cell>
          <table:table-cell table:style-name="ce6" office:value-type="float" office:value="177699992" calcext:value-type="float">
            <text:p>177699992</text:p>
          </table:table-cell>
          <table:table-cell table:style-name="ce6" office:value-type="float" office:value="1256839" calcext:value-type="float">
            <text:p>1256839</text:p>
          </table:table-cell>
          <table:table-cell table:style-name="ce6" office:value-type="string" calcext:value-type="string">
            <text:p>chr3</text:p>
          </table:table-cell>
          <table:table-cell table:style-name="ce6" office:value-type="float" office:value="177699992" calcext:value-type="float">
            <text:p>177699992</text:p>
          </table:table-cell>
          <table:table-cell table:style-name="ce6" office:value-type="float" office:value="1050854" calcext:value-type="float">
            <text:p>105085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4</text:p>
          </table:table-cell>
          <table:table-cell table:style-name="ce6" office:value-type="float" office:value="187126005" calcext:value-type="float">
            <text:p>187126005</text:p>
          </table:table-cell>
          <table:table-cell table:style-name="ce6" office:value-type="float" office:value="2005376" calcext:value-type="float">
            <text:p>2005376</text:p>
          </table:table-cell>
          <table:table-cell table:style-name="ce6" office:value-type="string" calcext:value-type="string">
            <text:p>chr4</text:p>
          </table:table-cell>
          <table:table-cell table:style-name="ce6" office:value-type="float" office:value="187126005" calcext:value-type="float">
            <text:p>187126005</text:p>
          </table:table-cell>
          <table:table-cell table:style-name="ce6" office:value-type="float" office:value="1723966" calcext:value-type="float">
            <text:p>1723966</text:p>
          </table:table-cell>
          <table:table-cell table:style-name="ce6" office:value-type="string" calcext:value-type="string">
            <text:p>chr4</text:p>
          </table:table-cell>
          <table:table-cell table:style-name="ce6" office:value-type="float" office:value="184226339" calcext:value-type="float">
            <text:p>184226339</text:p>
          </table:table-cell>
          <table:table-cell table:style-name="ce6" office:value-type="float" office:value="2085066" calcext:value-type="float">
            <text:p>2085066</text:p>
          </table:table-cell>
          <table:table-cell table:style-name="ce6" office:value-type="string" calcext:value-type="string">
            <text:p>chr4</text:p>
          </table:table-cell>
          <table:table-cell table:style-name="ce6" office:value-type="float" office:value="184226339" calcext:value-type="float">
            <text:p>184226339</text:p>
          </table:table-cell>
          <table:table-cell table:style-name="ce6" office:value-type="float" office:value="1810266" calcext:value-type="float">
            <text:p>181026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5</text:p>
          </table:table-cell>
          <table:table-cell table:style-name="ce6" office:value-type="float" office:value="173096209" calcext:value-type="float">
            <text:p>173096209</text:p>
          </table:table-cell>
          <table:table-cell table:style-name="ce6" office:value-type="float" office:value="1572610" calcext:value-type="float">
            <text:p>1572610</text:p>
          </table:table-cell>
          <table:table-cell table:style-name="ce6" office:value-type="string" calcext:value-type="string">
            <text:p>chr5</text:p>
          </table:table-cell>
          <table:table-cell table:style-name="ce6" office:value-type="float" office:value="173096209" calcext:value-type="float">
            <text:p>173096209</text:p>
          </table:table-cell>
          <table:table-cell table:style-name="ce6" office:value-type="float" office:value="1300526" calcext:value-type="float">
            <text:p>1300526</text:p>
          </table:table-cell>
          <table:table-cell table:style-name="ce6" office:value-type="string" calcext:value-type="string">
            <text:p>chr5</text:p>
          </table:table-cell>
          <table:table-cell table:style-name="ce6" office:value-type="float" office:value="173707219" calcext:value-type="float">
            <text:p>173707219</text:p>
          </table:table-cell>
          <table:table-cell table:style-name="ce6" office:value-type="float" office:value="1720093" calcext:value-type="float">
            <text:p>1720093</text:p>
          </table:table-cell>
          <table:table-cell table:style-name="ce6" office:value-type="string" calcext:value-type="string">
            <text:p>chr5</text:p>
          </table:table-cell>
          <table:table-cell table:style-name="ce6" office:value-type="float" office:value="173707219" calcext:value-type="float">
            <text:p>173707219</text:p>
          </table:table-cell>
          <table:table-cell table:style-name="ce6" office:value-type="float" office:value="1395393" calcext:value-type="float">
            <text:p>139539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6</text:p>
          </table:table-cell>
          <table:table-cell table:style-name="ce6" office:value-type="float" office:value="147636619" calcext:value-type="float">
            <text:p>147636619</text:p>
          </table:table-cell>
          <table:table-cell table:style-name="ce6" office:value-type="float" office:value="1282741" calcext:value-type="float">
            <text:p>1282741</text:p>
          </table:table-cell>
          <table:table-cell table:style-name="ce6" office:value-type="string" calcext:value-type="string">
            <text:p>chr6</text:p>
          </table:table-cell>
          <table:table-cell table:style-name="ce6" office:value-type="float" office:value="147636619" calcext:value-type="float">
            <text:p>147636619</text:p>
          </table:table-cell>
          <table:table-cell table:style-name="ce6" office:value-type="float" office:value="1091033" calcext:value-type="float">
            <text:p>1091033</text:p>
          </table:table-cell>
          <table:table-cell table:style-name="ce6" office:value-type="string" calcext:value-type="string">
            <text:p>chr6</text:p>
          </table:table-cell>
          <table:table-cell table:style-name="ce6" office:value-type="float" office:value="147991367" calcext:value-type="float">
            <text:p>147991367</text:p>
          </table:table-cell>
          <table:table-cell table:style-name="ce6" office:value-type="float" office:value="1378211" calcext:value-type="float">
            <text:p>1378211</text:p>
          </table:table-cell>
          <table:table-cell table:style-name="ce6" office:value-type="string" calcext:value-type="string">
            <text:p>chr6</text:p>
          </table:table-cell>
          <table:table-cell table:style-name="ce6" office:value-type="float" office:value="147991367" calcext:value-type="float">
            <text:p>147991367</text:p>
          </table:table-cell>
          <table:table-cell table:style-name="ce6" office:value-type="float" office:value="1175725" calcext:value-type="float">
            <text:p>1175725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7</text:p>
          </table:table-cell>
          <table:table-cell table:style-name="ce6" office:value-type="float" office:value="143002779" calcext:value-type="float">
            <text:p>143002779</text:p>
          </table:table-cell>
          <table:table-cell table:style-name="ce6" office:value-type="float" office:value="1288976" calcext:value-type="float">
            <text:p>1288976</text:p>
          </table:table-cell>
          <table:table-cell table:style-name="ce6" office:value-type="string" calcext:value-type="string">
            <text:p>chr7</text:p>
          </table:table-cell>
          <table:table-cell table:style-name="ce6" office:value-type="float" office:value="143002779" calcext:value-type="float">
            <text:p>143002779</text:p>
          </table:table-cell>
          <table:table-cell table:style-name="ce6" office:value-type="float" office:value="1057369" calcext:value-type="float">
            <text:p>1057369</text:p>
          </table:table-cell>
          <table:table-cell table:style-name="ce6" office:value-type="string" calcext:value-type="string">
            <text:p>chr7</text:p>
          </table:table-cell>
          <table:table-cell table:style-name="ce6" office:value-type="float" office:value="145729302" calcext:value-type="float">
            <text:p>145729302</text:p>
          </table:table-cell>
          <table:table-cell table:style-name="ce6" office:value-type="float" office:value="1334957" calcext:value-type="float">
            <text:p>1334957</text:p>
          </table:table-cell>
          <table:table-cell table:style-name="ce6" office:value-type="string" calcext:value-type="string">
            <text:p>chr7</text:p>
          </table:table-cell>
          <table:table-cell table:style-name="ce6" office:value-type="float" office:value="145729302" calcext:value-type="float">
            <text:p>145729302</text:p>
          </table:table-cell>
          <table:table-cell table:style-name="ce6" office:value-type="float" office:value="1097656" calcext:value-type="float">
            <text:p>109765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8</text:p>
          </table:table-cell>
          <table:table-cell table:style-name="ce6" office:value-type="float" office:value="129041809" calcext:value-type="float">
            <text:p>129041809</text:p>
          </table:table-cell>
          <table:table-cell table:style-name="ce6" office:value-type="float" office:value="2302048" calcext:value-type="float">
            <text:p>2302048</text:p>
          </table:table-cell>
          <table:table-cell table:style-name="ce6" office:value-type="string" calcext:value-type="string">
            <text:p>chr8</text:p>
          </table:table-cell>
          <table:table-cell table:style-name="ce6" office:value-type="float" office:value="129041809" calcext:value-type="float">
            <text:p>129041809</text:p>
          </table:table-cell>
          <table:table-cell table:style-name="ce6" office:value-type="float" office:value="1929877" calcext:value-type="float">
            <text:p>1929877</text:p>
          </table:table-cell>
          <table:table-cell table:style-name="ce6" office:value-type="string" calcext:value-type="string">
            <text:p>chr8</text:p>
          </table:table-cell>
          <table:table-cell table:style-name="ce6" office:value-type="float" office:value="133307652" calcext:value-type="float">
            <text:p>133307652</text:p>
          </table:table-cell>
          <table:table-cell table:style-name="ce6" office:value-type="float" office:value="2405097" calcext:value-type="float">
            <text:p>2405097</text:p>
          </table:table-cell>
          <table:table-cell table:style-name="ce6" office:value-type="string" calcext:value-type="string">
            <text:p>chr8</text:p>
          </table:table-cell>
          <table:table-cell table:style-name="ce6" office:value-type="float" office:value="133307652" calcext:value-type="float">
            <text:p>133307652</text:p>
          </table:table-cell>
          <table:table-cell table:style-name="ce6" office:value-type="float" office:value="1979793" calcext:value-type="float">
            <text:p>1979793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9</text:p>
          </table:table-cell>
          <table:table-cell table:style-name="ce6" office:value-type="float" office:value="113440463" calcext:value-type="float">
            <text:p>113440463</text:p>
          </table:table-cell>
          <table:table-cell table:style-name="ce6" office:value-type="float" office:value="672397" calcext:value-type="float">
            <text:p>672397</text:p>
          </table:table-cell>
          <table:table-cell table:style-name="ce6" office:value-type="string" calcext:value-type="string">
            <text:p>chr9</text:p>
          </table:table-cell>
          <table:table-cell table:style-name="ce6" office:value-type="float" office:value="113440463" calcext:value-type="float">
            <text:p>113440463</text:p>
          </table:table-cell>
          <table:table-cell table:style-name="ce6" office:value-type="float" office:value="563183" calcext:value-type="float">
            <text:p>563183</text:p>
          </table:table-cell>
          <table:table-cell table:style-name="ce6" office:value-type="string" calcext:value-type="string">
            <text:p>chr9</text:p>
          </table:table-cell>
          <table:table-cell table:style-name="ce6" office:value-type="float" office:value="122095297" calcext:value-type="float">
            <text:p>122095297</text:p>
          </table:table-cell>
          <table:table-cell table:style-name="ce6" office:value-type="float" office:value="1059413" calcext:value-type="float">
            <text:p>1059413</text:p>
          </table:table-cell>
          <table:table-cell table:style-name="ce6" office:value-type="string" calcext:value-type="string">
            <text:p>chr9</text:p>
          </table:table-cell>
          <table:table-cell table:style-name="ce6" office:value-type="float" office:value="122095297" calcext:value-type="float">
            <text:p>122095297</text:p>
          </table:table-cell>
          <table:table-cell table:style-name="ce6" office:value-type="float" office:value="887207" calcext:value-type="float">
            <text:p>88720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M</text:p>
          </table:table-cell>
          <table:table-cell table:style-name="ce6" office:value-type="float" office:value="16300" calcext:value-type="float">
            <text:p>16300</text:p>
          </table:table-cell>
          <table:table-cell table:style-name="ce6" office:value-type="float" office:value="1666657" calcext:value-type="float">
            <text:p>1666657</text:p>
          </table:table-cell>
          <table:table-cell table:style-name="ce6" office:value-type="string" calcext:value-type="string">
            <text:p>chrM</text:p>
          </table:table-cell>
          <table:table-cell table:style-name="ce6" office:value-type="float" office:value="16300" calcext:value-type="float">
            <text:p>16300</text:p>
          </table:table-cell>
          <table:table-cell table:style-name="ce6" office:value-type="float" office:value="1405442" calcext:value-type="float">
            <text:p>1405442</text:p>
          </table:table-cell>
          <table:table-cell table:style-name="ce6" office:value-type="string" calcext:value-type="string">
            <text:p>chrM</text:p>
          </table:table-cell>
          <table:table-cell table:style-name="ce6" office:value-type="float" office:value="16313" calcext:value-type="float">
            <text:p>16313</text:p>
          </table:table-cell>
          <table:table-cell table:style-name="ce6" office:value-type="float" office:value="1781721" calcext:value-type="float">
            <text:p>1781721</text:p>
          </table:table-cell>
          <table:table-cell table:style-name="ce6" office:value-type="string" calcext:value-type="string">
            <text:p>chrM</text:p>
          </table:table-cell>
          <table:table-cell table:style-name="ce6" office:value-type="float" office:value="16313" calcext:value-type="float">
            <text:p>16313</text:p>
          </table:table-cell>
          <table:table-cell table:style-name="ce6" office:value-type="float" office:value="1510744" calcext:value-type="float">
            <text:p>1510744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hrX</text:p>
          </table:table-cell>
          <table:table-cell table:style-name="ce6" office:value-type="float" office:value="160699376" calcext:value-type="float">
            <text:p>160699376</text:p>
          </table:table-cell>
          <table:table-cell table:style-name="ce6" office:value-type="float" office:value="409207" calcext:value-type="float">
            <text:p>409207</text:p>
          </table:table-cell>
          <table:table-cell table:style-name="ce6" office:value-type="string" calcext:value-type="string">
            <text:p>chrX</text:p>
          </table:table-cell>
          <table:table-cell table:style-name="ce6" office:value-type="float" office:value="160699376" calcext:value-type="float">
            <text:p>160699376</text:p>
          </table:table-cell>
          <table:table-cell table:style-name="ce6" office:value-type="float" office:value="351519" calcext:value-type="float">
            <text:p>351519</text:p>
          </table:table-cell>
          <table:table-cell table:style-name="ce6" office:value-type="string" calcext:value-type="string">
            <text:p>chrX</text:p>
          </table:table-cell>
          <table:table-cell table:style-name="ce6" office:value-type="float" office:value="159970021" calcext:value-type="float">
            <text:p>159970021</text:p>
          </table:table-cell>
          <table:table-cell table:style-name="ce6" office:value-type="float" office:value="429281" calcext:value-type="float">
            <text:p>429281</text:p>
          </table:table-cell>
          <table:table-cell table:style-name="ce6" office:value-type="string" calcext:value-type="string">
            <text:p>chrX</text:p>
          </table:table-cell>
          <table:table-cell table:style-name="ce6" office:value-type="float" office:value="159970021" calcext:value-type="float">
            <text:p>159970021</text:p>
          </table:table-cell>
          <table:table-cell table:style-name="ce6" office:value-type="float" office:value="370546" calcext:value-type="float">
            <text:p>370546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*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hrY</text:p>
          </table:table-cell>
          <table:table-cell table:style-name="ce6" office:value-type="float" office:value="3310458" calcext:value-type="float">
            <text:p>3310458</text:p>
          </table:table-cell>
          <table:table-cell table:style-name="ce6" office:value-type="float" office:value="5483" calcext:value-type="float">
            <text:p>5483</text:p>
          </table:table-cell>
          <table:table-cell table:style-name="ce6" office:value-type="string" calcext:value-type="string">
            <text:p>chrY</text:p>
          </table:table-cell>
          <table:table-cell table:style-name="ce6" office:value-type="float" office:value="3310458" calcext:value-type="float">
            <text:p>3310458</text:p>
          </table:table-cell>
          <table:table-cell table:style-name="ce6" office:value-type="float" office:value="4846" calcext:value-type="float">
            <text:p>4846</text:p>
          </table:table-cell>
        </table:table-row>
        <table:table-row table:style-name="ro1">
          <table:covered-table-cell table:style-name="ce10"/>
          <table:table-cell table:style-name="ce7" table:number-columns-repeated="6"/>
          <table:table-cell table:style-name="ce6" office:value-type="string" calcext:value-type="string">
            <text:p>*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*</text:p>
          </table:table-cell>
          <table:table-cell table:number-columns-repeated="2"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Total mapped</text:p>
          </table:table-cell>
          <table:table-cell table:style-name="ce7" table:number-columns-repeated="2"/>
          <table:table-cell table:style-name="ce12" table:formula="of:=SUM([.D354:.D468])" office:value-type="float" office:value="28477738" calcext:value-type="float">
            <text:p>28477738</text:p>
          </table:table-cell>
          <table:table-cell table:style-name="ce7"/>
          <table:table-cell table:style-name="ce11"/>
          <table:table-cell table:style-name="ce12" table:formula="of:=SUM([.G354:.G468])" office:value-type="float" office:value="23867655" calcext:value-type="float">
            <text:p>23867655</text:p>
          </table:table-cell>
          <table:table-cell table:style-name="ce7" table:number-columns-repeated="2"/>
          <table:table-cell table:style-name="ce12" table:formula="of:=SUM([.J354:.J469])" office:value-type="float" office:value="30480893" calcext:value-type="float">
            <text:p>30480893</text:p>
          </table:table-cell>
          <table:table-cell table:style-name="ce7" table:number-columns-repeated="2"/>
          <table:table-cell table:style-name="ce12" table:formula="of:=SUM([.M354:.M468])" office:value-type="float" office:value="25565153" calcext:value-type="float">
            <text:p>25565153</text:p>
          </table:table-cell>
        </table:table-row>
        <table:table-row table:style-name="ro1">
          <table:table-cell table:style-name="ce9" office:value-type="float" office:value="8059" calcext:value-type="float" table:number-columns-spanned="1" table:number-rows-spanned="116">
            <text:p>8059</text:p>
          </table:table-cell>
          <table:table-cell office:value-type="string" calcext:value-type="string">
            <text:p>ERCC-00002</text:p>
          </table:table-cell>
          <table:table-cell office:value-type="float" office:value="1061" calcext:value-type="float">
            <text:p>1061</text:p>
          </table:table-cell>
          <table:table-cell office:value-type="float" office:value="215170" calcext:value-type="float">
            <text:p>215170</text:p>
          </table:table-cell>
          <table:table-cell office:value-type="string" calcext:value-type="string">
            <text:p>ERCC-00002</text:p>
          </table:table-cell>
          <table:table-cell office:value-type="float" office:value="1061" calcext:value-type="float">
            <text:p>1061</text:p>
          </table:table-cell>
          <table:table-cell office:value-type="float" office:value="190130" calcext:value-type="float">
            <text:p>190130</text:p>
          </table:table-cell>
          <table:table-cell office:value-type="string" calcext:value-type="string">
            <text:p>ERCC-00002</text:p>
          </table:table-cell>
          <table:table-cell office:value-type="float" office:value="1061" calcext:value-type="float">
            <text:p>1061</text:p>
          </table:table-cell>
          <table:table-cell office:value-type="float" office:value="215165" calcext:value-type="float">
            <text:p>215165</text:p>
          </table:table-cell>
          <table:table-cell office:value-type="string" calcext:value-type="string">
            <text:p>ERCC-00002</text:p>
          </table:table-cell>
          <table:table-cell office:value-type="float" office:value="1061" calcext:value-type="float">
            <text:p>1061</text:p>
          </table:table-cell>
          <table:table-cell office:value-type="float" office:value="190128" calcext:value-type="float">
            <text:p>19012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03</text:p>
          </table:table-cell>
          <table:table-cell office:value-type="float" office:value="1023" calcext:value-type="float">
            <text:p>1023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ERCC-00003</text:p>
          </table:table-cell>
          <table:table-cell office:value-type="float" office:value="1023" calcext:value-type="float">
            <text:p>1023</text:p>
          </table:table-cell>
          <table:table-cell office:value-type="float" office:value="13813" calcext:value-type="float">
            <text:p>13813</text:p>
          </table:table-cell>
          <table:table-cell office:value-type="string" calcext:value-type="string">
            <text:p>ERCC-00003</text:p>
          </table:table-cell>
          <table:table-cell office:value-type="float" office:value="1023" calcext:value-type="float">
            <text:p>1023</text:p>
          </table:table-cell>
          <table:table-cell office:value-type="float" office:value="14647" calcext:value-type="float">
            <text:p>14647</text:p>
          </table:table-cell>
          <table:table-cell office:value-type="string" calcext:value-type="string">
            <text:p>ERCC-00003</text:p>
          </table:table-cell>
          <table:table-cell office:value-type="float" office:value="1023" calcext:value-type="float">
            <text:p>1023</text:p>
          </table:table-cell>
          <table:table-cell office:value-type="float" office:value="13813" calcext:value-type="float">
            <text:p>1381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04</text:p>
          </table:table-cell>
          <table:table-cell office:value-type="float" office:value="523" calcext:value-type="float">
            <text:p>523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ERCC-00004</text:p>
          </table:table-cell>
          <table:table-cell office:value-type="float" office:value="523" calcext:value-type="float">
            <text:p>523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ERCC-00004</text:p>
          </table:table-cell>
          <table:table-cell office:value-type="float" office:value="523" calcext:value-type="float">
            <text:p>523</text:p>
          </table:table-cell>
          <table:table-cell office:value-type="float" office:value="6844" calcext:value-type="float">
            <text:p>6844</text:p>
          </table:table-cell>
          <table:table-cell office:value-type="string" calcext:value-type="string">
            <text:p>ERCC-00004</text:p>
          </table:table-cell>
          <table:table-cell office:value-type="float" office:value="523" calcext:value-type="float">
            <text:p>523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09</text:p>
          </table:table-cell>
          <table:table-cell office:value-type="float" office:value="984" calcext:value-type="float">
            <text:p>984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ERCC-00009</text:p>
          </table:table-cell>
          <table:table-cell office:value-type="float" office:value="984" calcext:value-type="float">
            <text:p>984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ERCC-00009</text:p>
          </table:table-cell>
          <table:table-cell office:value-type="float" office:value="984" calcext:value-type="float">
            <text:p>984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ERCC-00009</text:p>
          </table:table-cell>
          <table:table-cell office:value-type="float" office:value="984" calcext:value-type="float">
            <text:p>984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12</text:p>
          </table:table-cell>
          <table:table-cell office:value-type="float" office:value="994" calcext:value-type="float">
            <text:p>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012</text:p>
          </table:table-cell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12</text:p>
          </table:table-cell>
          <table:table-cell office:value-type="float" office:value="994" calcext:value-type="float">
            <text:p>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012</text:p>
          </table:table-cell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13</text:p>
          </table:table-cell>
          <table:table-cell office:value-type="float" office:value="808" calcext:value-type="float">
            <text:p>8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CC-00013</text:p>
          </table:table-cell>
          <table:table-cell office:value-type="float" office:value="808" calcext:value-type="float">
            <text:p>8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CC-00013</text:p>
          </table:table-cell>
          <table:table-cell office:value-type="float" office:value="808" calcext:value-type="float">
            <text:p>8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RCC-00013</text:p>
          </table:table-cell>
          <table:table-cell office:value-type="float" office:value="808" calcext:value-type="float">
            <text:p>8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14</text:p>
          </table:table-cell>
          <table:table-cell office:value-type="float" office:value="1957" calcext:value-type="float">
            <text:p>19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RCC-00014</text:p>
          </table:table-cell>
          <table:table-cell office:value-type="float" office:value="1957" calcext:value-type="float">
            <text:p>19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CC-00014</text:p>
          </table:table-cell>
          <table:table-cell office:value-type="float" office:value="1957" calcext:value-type="float">
            <text:p>19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RCC-00014</text:p>
          </table:table-cell>
          <table:table-cell office:value-type="float" office:value="1957" calcext:value-type="float">
            <text:p>195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16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16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6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16</text:p>
          </table:table-cell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19</text:p>
          </table:table-cell>
          <table:table-cell office:value-type="float" office:value="644" calcext:value-type="float">
            <text:p>6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RCC-00019</text:p>
          </table:table-cell>
          <table:table-cell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RCC-00019</text:p>
          </table:table-cell>
          <table:table-cell office:value-type="float" office:value="644" calcext:value-type="float">
            <text:p>6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RCC-00019</text:p>
          </table:table-cell>
          <table:table-cell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22</text:p>
          </table:table-cell>
          <table:table-cell office:value-type="float" office:value="751" calcext:value-type="float">
            <text:p>751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ERCC-00022</text:p>
          </table:table-cell>
          <table:table-cell office:value-type="float" office:value="751" calcext:value-type="float">
            <text:p>751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ERCC-00022</text:p>
          </table:table-cell>
          <table:table-cell office:value-type="float" office:value="751" calcext:value-type="float">
            <text:p>751</text:p>
          </table:table-cell>
          <table:table-cell office:value-type="float" office:value="2052" calcext:value-type="float">
            <text:p>2052</text:p>
          </table:table-cell>
          <table:table-cell office:value-type="string" calcext:value-type="string">
            <text:p>ERCC-00022</text:p>
          </table:table-cell>
          <table:table-cell office:value-type="float" office:value="751" calcext:value-type="float">
            <text:p>751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24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2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24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2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25</text:p>
          </table:table-cell>
          <table:table-cell office:value-type="float" office:value="1994" calcext:value-type="float">
            <text:p>199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RCC-00025</text:p>
          </table:table-cell>
          <table:table-cell office:value-type="float" office:value="1994" calcext:value-type="float">
            <text:p>199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RCC-00025</text:p>
          </table:table-cell>
          <table:table-cell office:value-type="float" office:value="1994" calcext:value-type="float">
            <text:p>199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RCC-00025</text:p>
          </table:table-cell>
          <table:table-cell office:value-type="float" office:value="1994" calcext:value-type="float">
            <text:p>199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28</text:p>
          </table:table-cell>
          <table:table-cell office:value-type="float" office:value="1130" calcext:value-type="float">
            <text:p>11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CC-00028</text:p>
          </table:table-cell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28</text:p>
          </table:table-cell>
          <table:table-cell office:value-type="float" office:value="1130" calcext:value-type="float">
            <text:p>1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028</text:p>
          </table:table-cell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31</text:p>
          </table:table-cell>
          <table:table-cell office:value-type="float" office:value="1138" calcext:value-type="float">
            <text:p>11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CC-00031</text:p>
          </table:table-cell>
          <table:table-cell office:value-type="float" office:value="1138" calcext:value-type="float">
            <text:p>11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CC-00031</text:p>
          </table:table-cell>
          <table:table-cell office:value-type="float" office:value="1138" calcext:value-type="float">
            <text:p>11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031</text:p>
          </table:table-cell>
          <table:table-cell office:value-type="float" office:value="1138" calcext:value-type="float">
            <text:p>1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33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33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33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33</text:p>
          </table:table-cell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34</text:p>
          </table:table-cell>
          <table:table-cell office:value-type="float" office:value="1019" calcext:value-type="float">
            <text:p>101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RCC-00034</text:p>
          </table:table-cell>
          <table:table-cell office:value-type="float" office:value="1019" calcext:value-type="float">
            <text:p>101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RCC-00034</text:p>
          </table:table-cell>
          <table:table-cell office:value-type="float" office:value="1019" calcext:value-type="float">
            <text:p>101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RCC-00034</text:p>
          </table:table-cell>
          <table:table-cell office:value-type="float" office:value="1019" calcext:value-type="float">
            <text:p>10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35</text:p>
          </table:table-cell>
          <table:table-cell office:value-type="float" office:value="1130" calcext:value-type="float">
            <text:p>113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ERCC-00035</text:p>
          </table:table-cell>
          <table:table-cell office:value-type="float" office:value="1130" calcext:value-type="float">
            <text:p>113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ERCC-00035</text:p>
          </table:table-cell>
          <table:table-cell office:value-type="float" office:value="1130" calcext:value-type="float">
            <text:p>1130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ERCC-00035</text:p>
          </table:table-cell>
          <table:table-cell office:value-type="float" office:value="1130" calcext:value-type="float">
            <text:p>113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39</text:p>
          </table:table-cell>
          <table:table-cell office:value-type="float" office:value="740" calcext:value-type="float">
            <text:p>7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RCC-00039</text:p>
          </table:table-cell>
          <table:table-cell office:value-type="float" office:value="740" calcext:value-type="float">
            <text:p>7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CC-00039</text:p>
          </table:table-cell>
          <table:table-cell office:value-type="float" office:value="740" calcext:value-type="float">
            <text:p>7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RCC-00039</text:p>
          </table:table-cell>
          <table:table-cell office:value-type="float" office:value="740" calcext:value-type="float">
            <text:p>7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0</text:p>
          </table:table-cell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040</text:p>
          </table:table-cell>
          <table:table-cell office:value-type="float" office:value="744" calcext:value-type="float">
            <text:p>7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40</text:p>
          </table:table-cell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40</text:p>
          </table:table-cell>
          <table:table-cell office:value-type="float" office:value="744" calcext:value-type="float">
            <text:p>7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1</text:p>
          </table:table-cell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41</text:p>
          </table:table-cell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41</text:p>
          </table:table-cell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41</text:p>
          </table:table-cell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2</text:p>
          </table:table-cell>
          <table:table-cell office:value-type="float" office:value="1023" calcext:value-type="float">
            <text:p>1023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ERCC-00042</text:p>
          </table:table-cell>
          <table:table-cell office:value-type="float" office:value="1023" calcext:value-type="float">
            <text:p>1023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ERCC-00042</text:p>
          </table:table-cell>
          <table:table-cell office:value-type="float" office:value="1023" calcext:value-type="float">
            <text:p>1023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ERCC-00042</text:p>
          </table:table-cell>
          <table:table-cell office:value-type="float" office:value="1023" calcext:value-type="float">
            <text:p>1023</text:p>
          </table:table-cell>
          <table:table-cell office:value-type="float" office:value="3039" calcext:value-type="float">
            <text:p>303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3</text:p>
          </table:table-cell>
          <table:table-cell office:value-type="float" office:value="1023" calcext:value-type="float">
            <text:p>1023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ERCC-00043</text:p>
          </table:table-cell>
          <table:table-cell office:value-type="float" office:value="1023" calcext:value-type="float">
            <text:p>1023</text:p>
          </table:table-cell>
          <table:table-cell office:value-type="float" office:value="6734" calcext:value-type="float">
            <text:p>6734</text:p>
          </table:table-cell>
          <table:table-cell office:value-type="string" calcext:value-type="string">
            <text:p>ERCC-00043</text:p>
          </table:table-cell>
          <table:table-cell office:value-type="float" office:value="1023" calcext:value-type="float">
            <text:p>1023</text:p>
          </table:table-cell>
          <table:table-cell office:value-type="float" office:value="7249" calcext:value-type="float">
            <text:p>7249</text:p>
          </table:table-cell>
          <table:table-cell office:value-type="string" calcext:value-type="string">
            <text:p>ERCC-00043</text:p>
          </table:table-cell>
          <table:table-cell office:value-type="float" office:value="1023" calcext:value-type="float">
            <text:p>1023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4</text:p>
          </table:table-cell>
          <table:table-cell office:value-type="float" office:value="1156" calcext:value-type="float">
            <text:p>115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RCC-00044</text:p>
          </table:table-cell>
          <table:table-cell office:value-type="float" office:value="1156" calcext:value-type="float">
            <text:p>115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ERCC-00044</text:p>
          </table:table-cell>
          <table:table-cell office:value-type="float" office:value="1156" calcext:value-type="float">
            <text:p>115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RCC-00044</text:p>
          </table:table-cell>
          <table:table-cell office:value-type="float" office:value="1156" calcext:value-type="float">
            <text:p>115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6</text:p>
          </table:table-cell>
          <table:table-cell office:value-type="float" office:value="522" calcext:value-type="float">
            <text:p>522</text:p>
          </table:table-cell>
          <table:table-cell office:value-type="float" office:value="41562" calcext:value-type="float">
            <text:p>41562</text:p>
          </table:table-cell>
          <table:table-cell office:value-type="string" calcext:value-type="string">
            <text:p>ERCC-00046</text:p>
          </table:table-cell>
          <table:table-cell office:value-type="float" office:value="522" calcext:value-type="float">
            <text:p>522</text:p>
          </table:table-cell>
          <table:table-cell office:value-type="float" office:value="38407" calcext:value-type="float">
            <text:p>38407</text:p>
          </table:table-cell>
          <table:table-cell office:value-type="string" calcext:value-type="string">
            <text:p>ERCC-00046</text:p>
          </table:table-cell>
          <table:table-cell office:value-type="float" office:value="522" calcext:value-type="float">
            <text:p>522</text:p>
          </table:table-cell>
          <table:table-cell office:value-type="float" office:value="41561" calcext:value-type="float">
            <text:p>41561</text:p>
          </table:table-cell>
          <table:table-cell office:value-type="string" calcext:value-type="string">
            <text:p>ERCC-00046</text:p>
          </table:table-cell>
          <table:table-cell office:value-type="float" office:value="522" calcext:value-type="float">
            <text:p>522</text:p>
          </table:table-cell>
          <table:table-cell office:value-type="float" office:value="38406" calcext:value-type="float">
            <text:p>3840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48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48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48</text:p>
          </table:table-cell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48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51</text:p>
          </table:table-cell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RCC-00051</text:p>
          </table:table-cell>
          <table:table-cell office:value-type="float" office:value="274" calcext:value-type="float">
            <text:p>2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RCC-00051</text:p>
          </table:table-cell>
          <table:table-cell office:value-type="float" office:value="274" calcext:value-type="float">
            <text:p>2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RCC-00051</text:p>
          </table:table-cell>
          <table:table-cell office:value-type="float" office:value="274" calcext:value-type="float">
            <text:p>27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53</text:p>
          </table:table-cell>
          <table:table-cell office:value-type="float" office:value="1023" calcext:value-type="float">
            <text:p>102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ERCC-00053</text:p>
          </table:table-cell>
          <table:table-cell office:value-type="float" office:value="1023" calcext:value-type="float">
            <text:p>102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RCC-00053</text:p>
          </table:table-cell>
          <table:table-cell office:value-type="float" office:value="1023" calcext:value-type="float">
            <text:p>102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RCC-00053</text:p>
          </table:table-cell>
          <table:table-cell office:value-type="float" office:value="1023" calcext:value-type="float">
            <text:p>102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54</text:p>
          </table:table-cell>
          <table:table-cell office:value-type="float" office:value="274" calcext:value-type="float">
            <text:p>2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RCC-00054</text:p>
          </table:table-cell>
          <table:table-cell office:value-type="float" office:value="274" calcext:value-type="float">
            <text:p>27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RCC-00054</text:p>
          </table:table-cell>
          <table:table-cell office:value-type="float" office:value="274" calcext:value-type="float">
            <text:p>2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RCC-00054</text:p>
          </table:table-cell>
          <table:table-cell office:value-type="float" office:value="274" calcext:value-type="float">
            <text:p>2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57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57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57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57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58</text:p>
          </table:table-cell>
          <table:table-cell office:value-type="float" office:value="1136" calcext:value-type="float">
            <text:p>11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CC-00058</text:p>
          </table:table-cell>
          <table:table-cell office:value-type="float" office:value="1136" calcext:value-type="float">
            <text:p>11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CC-00058</text:p>
          </table:table-cell>
          <table:table-cell office:value-type="float" office:value="1136" calcext:value-type="float">
            <text:p>11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CC-00058</text:p>
          </table:table-cell>
          <table:table-cell office:value-type="float" office:value="1136" calcext:value-type="float">
            <text:p>11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59</text:p>
          </table:table-cell>
          <table:table-cell office:value-type="float" office:value="525" calcext:value-type="float">
            <text:p>52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RCC-00059</text:p>
          </table:table-cell>
          <table:table-cell office:value-type="float" office:value="525" calcext:value-type="float">
            <text:p>52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RCC-00059</text:p>
          </table:table-cell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RCC-00059</text:p>
          </table:table-cell>
          <table:table-cell office:value-type="float" office:value="525" calcext:value-type="float">
            <text:p>52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60</text:p>
          </table:table-cell>
          <table:table-cell office:value-type="float" office:value="523" calcext:value-type="float">
            <text:p>523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ERCC-00060</text:p>
          </table:table-cell>
          <table:table-cell office:value-type="float" office:value="523" calcext:value-type="float">
            <text:p>523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ERCC-00060</text:p>
          </table:table-cell>
          <table:table-cell office:value-type="float" office:value="523" calcext:value-type="float">
            <text:p>523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ERCC-00060</text:p>
          </table:table-cell>
          <table:table-cell office:value-type="float" office:value="523" calcext:value-type="float">
            <text:p>523</text:p>
          </table:table-cell>
          <table:table-cell office:value-type="float" office:value="1591" calcext:value-type="float">
            <text:p>159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61</text:p>
          </table:table-cell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61</text:p>
          </table:table-cell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61</text:p>
          </table:table-cell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61</text:p>
          </table:table-cell>
          <table:table-cell office:value-type="float" office:value="1136" calcext:value-type="float">
            <text:p>1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62</text:p>
          </table:table-cell>
          <table:table-cell office:value-type="float" office:value="1023" calcext:value-type="float">
            <text:p>102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RCC-00062</text:p>
          </table:table-cell>
          <table:table-cell office:value-type="float" office:value="1023" calcext:value-type="float">
            <text:p>102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RCC-00062</text:p>
          </table:table-cell>
          <table:table-cell office:value-type="float" office:value="1023" calcext:value-type="float">
            <text:p>102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RCC-00062</text:p>
          </table:table-cell>
          <table:table-cell office:value-type="float" office:value="1023" calcext:value-type="float">
            <text:p>102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67</text:p>
          </table:table-cell>
          <table:table-cell office:value-type="float" office:value="644" calcext:value-type="float">
            <text:p>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CC-00067</text:p>
          </table:table-cell>
          <table:table-cell office:value-type="float" office:value="644" calcext:value-type="float">
            <text:p>6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RCC-00067</text:p>
          </table:table-cell>
          <table:table-cell office:value-type="float" office:value="644" calcext:value-type="float">
            <text:p>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RCC-00067</text:p>
          </table:table-cell>
          <table:table-cell office:value-type="float" office:value="644" calcext:value-type="float">
            <text:p>6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69</text:p>
          </table:table-cell>
          <table:table-cell office:value-type="float" office:value="1137" calcext:value-type="float">
            <text:p>11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RCC-00069</text:p>
          </table:table-cell>
          <table:table-cell office:value-type="float" office:value="1137" calcext:value-type="float">
            <text:p>11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RCC-00069</text:p>
          </table:table-cell>
          <table:table-cell office:value-type="float" office:value="1137" calcext:value-type="float">
            <text:p>113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RCC-00069</text:p>
          </table:table-cell>
          <table:table-cell office:value-type="float" office:value="1137" calcext:value-type="float">
            <text:p>1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1</text:p>
          </table:table-cell>
          <table:table-cell office:value-type="float" office:value="642" calcext:value-type="float">
            <text:p>64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RCC-00071</text:p>
          </table:table-cell>
          <table:table-cell office:value-type="float" office:value="642" calcext:value-type="float">
            <text:p>64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ERCC-00071</text:p>
          </table:table-cell>
          <table:table-cell office:value-type="float" office:value="642" calcext:value-type="float">
            <text:p>64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ERCC-00071</text:p>
          </table:table-cell>
          <table:table-cell office:value-type="float" office:value="642" calcext:value-type="float">
            <text:p>64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3</text:p>
          </table:table-cell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073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73</text:p>
          </table:table-cell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073</text:p>
          </table:table-cell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4</text:p>
          </table:table-cell>
          <table:table-cell office:value-type="float" office:value="522" calcext:value-type="float">
            <text:p>522</text:p>
          </table:table-cell>
          <table:table-cell office:value-type="float" office:value="110800" calcext:value-type="float">
            <text:p>110800</text:p>
          </table:table-cell>
          <table:table-cell office:value-type="string" calcext:value-type="string">
            <text:p>ERCC-00074</text:p>
          </table:table-cell>
          <table:table-cell office:value-type="float" office:value="522" calcext:value-type="float">
            <text:p>522</text:p>
          </table:table-cell>
          <table:table-cell office:value-type="float" office:value="104121" calcext:value-type="float">
            <text:p>104121</text:p>
          </table:table-cell>
          <table:table-cell office:value-type="string" calcext:value-type="string">
            <text:p>ERCC-00074</text:p>
          </table:table-cell>
          <table:table-cell office:value-type="float" office:value="522" calcext:value-type="float">
            <text:p>522</text:p>
          </table:table-cell>
          <table:table-cell office:value-type="float" office:value="110794" calcext:value-type="float">
            <text:p>110794</text:p>
          </table:table-cell>
          <table:table-cell office:value-type="string" calcext:value-type="string">
            <text:p>ERCC-00074</text:p>
          </table:table-cell>
          <table:table-cell office:value-type="float" office:value="522" calcext:value-type="float">
            <text:p>522</text:p>
          </table:table-cell>
          <table:table-cell office:value-type="float" office:value="104118" calcext:value-type="float">
            <text:p>10411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5</text:p>
          </table:table-cell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75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75</text:p>
          </table:table-cell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75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6</text:p>
          </table:table-cell>
          <table:table-cell office:value-type="float" office:value="642" calcext:value-type="float">
            <text:p>642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ERCC-00076</text:p>
          </table:table-cell>
          <table:table-cell office:value-type="float" office:value="642" calcext:value-type="float">
            <text:p>642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ERCC-00076</text:p>
          </table:table-cell>
          <table:table-cell office:value-type="float" office:value="642" calcext:value-type="float">
            <text:p>642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ERCC-00076</text:p>
          </table:table-cell>
          <table:table-cell office:value-type="float" office:value="642" calcext:value-type="float">
            <text:p>642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7</text:p>
          </table:table-cell>
          <table:table-cell office:value-type="float" office:value="273" calcext:value-type="float">
            <text:p>2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CC-00077</text:p>
          </table:table-cell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RCC-00077</text:p>
          </table:table-cell>
          <table:table-cell office:value-type="float" office:value="273" calcext:value-type="float">
            <text:p>27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CC-00077</text:p>
          </table:table-cell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8</text:p>
          </table:table-cell>
          <table:table-cell office:value-type="float" office:value="993" calcext:value-type="float">
            <text:p>99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ERCC-00078</text:p>
          </table:table-cell>
          <table:table-cell office:value-type="float" office:value="993" calcext:value-type="float">
            <text:p>99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ERCC-00078</text:p>
          </table:table-cell>
          <table:table-cell office:value-type="float" office:value="993" calcext:value-type="float">
            <text:p>99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ERCC-00078</text:p>
          </table:table-cell>
          <table:table-cell office:value-type="float" office:value="993" calcext:value-type="float">
            <text:p>993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79</text:p>
          </table:table-cell>
          <table:table-cell office:value-type="float" office:value="644" calcext:value-type="float">
            <text:p>64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ERCC-00079</text:p>
          </table:table-cell>
          <table:table-cell office:value-type="float" office:value="644" calcext:value-type="float">
            <text:p>644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RCC-00079</text:p>
          </table:table-cell>
          <table:table-cell office:value-type="float" office:value="644" calcext:value-type="float">
            <text:p>644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ERCC-00079</text:p>
          </table:table-cell>
          <table:table-cell office:value-type="float" office:value="644" calcext:value-type="float">
            <text:p>64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8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1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81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1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8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8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84</text:p>
          </table:table-cell>
          <table:table-cell office:value-type="float" office:value="994" calcext:value-type="float">
            <text:p>9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RCC-00084</text:p>
          </table:table-cell>
          <table:table-cell office:value-type="float" office:value="994" calcext:value-type="float">
            <text:p>994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ERCC-00084</text:p>
          </table:table-cell>
          <table:table-cell office:value-type="float" office:value="994" calcext:value-type="float">
            <text:p>9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RCC-00084</text:p>
          </table:table-cell>
          <table:table-cell office:value-type="float" office:value="994" calcext:value-type="float">
            <text:p>99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85</text:p>
          </table:table-cell>
          <table:table-cell office:value-type="float" office:value="844" calcext:value-type="float">
            <text:p>8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CC-00085</text:p>
          </table:table-cell>
          <table:table-cell office:value-type="float" office:value="844" calcext:value-type="float">
            <text:p>8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CC-00085</text:p>
          </table:table-cell>
          <table:table-cell office:value-type="float" office:value="844" calcext:value-type="float">
            <text:p>8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CC-00085</text:p>
          </table:table-cell>
          <table:table-cell office:value-type="float" office:value="844" calcext:value-type="float">
            <text:p>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86</text:p>
          </table:table-cell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086</text:p>
          </table:table-cell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86</text:p>
          </table:table-cell>
          <table:table-cell office:value-type="float" office:value="1020" calcext:value-type="float">
            <text:p>1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086</text:p>
          </table:table-cell>
          <table:table-cell office:value-type="float" office:value="1020" calcext:value-type="float">
            <text:p>1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92</text:p>
          </table:table-cell>
          <table:table-cell office:value-type="float" office:value="1124" calcext:value-type="float">
            <text:p>112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RCC-00092</text:p>
          </table:table-cell>
          <table:table-cell office:value-type="float" office:value="1124" calcext:value-type="float">
            <text:p>112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ERCC-00092</text:p>
          </table:table-cell>
          <table:table-cell office:value-type="float" office:value="1124" calcext:value-type="float">
            <text:p>112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ERCC-00092</text:p>
          </table:table-cell>
          <table:table-cell office:value-type="float" office:value="1124" calcext:value-type="float">
            <text:p>112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95</text:p>
          </table:table-cell>
          <table:table-cell office:value-type="float" office:value="521" calcext:value-type="float">
            <text:p>52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RCC-00095</text:p>
          </table:table-cell>
          <table:table-cell office:value-type="float" office:value="521" calcext:value-type="float">
            <text:p>52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RCC-00095</text:p>
          </table:table-cell>
          <table:table-cell office:value-type="float" office:value="521" calcext:value-type="float">
            <text:p>5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RCC-00095</text:p>
          </table:table-cell>
          <table:table-cell office:value-type="float" office:value="521" calcext:value-type="float">
            <text:p>52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96</text:p>
          </table:table-cell>
          <table:table-cell office:value-type="float" office:value="1107" calcext:value-type="float">
            <text:p>1107</text:p>
          </table:table-cell>
          <table:table-cell office:value-type="float" office:value="71234" calcext:value-type="float">
            <text:p>71234</text:p>
          </table:table-cell>
          <table:table-cell office:value-type="string" calcext:value-type="string">
            <text:p>ERCC-00096</text:p>
          </table:table-cell>
          <table:table-cell office:value-type="float" office:value="1107" calcext:value-type="float">
            <text:p>1107</text:p>
          </table:table-cell>
          <table:table-cell office:value-type="float" office:value="59037" calcext:value-type="float">
            <text:p>59037</text:p>
          </table:table-cell>
          <table:table-cell office:value-type="string" calcext:value-type="string">
            <text:p>ERCC-00096</text:p>
          </table:table-cell>
          <table:table-cell office:value-type="float" office:value="1107" calcext:value-type="float">
            <text:p>1107</text:p>
          </table:table-cell>
          <table:table-cell office:value-type="float" office:value="71232" calcext:value-type="float">
            <text:p>71232</text:p>
          </table:table-cell>
          <table:table-cell office:value-type="string" calcext:value-type="string">
            <text:p>ERCC-00096</text:p>
          </table:table-cell>
          <table:table-cell office:value-type="float" office:value="1107" calcext:value-type="float">
            <text:p>1107</text:p>
          </table:table-cell>
          <table:table-cell office:value-type="float" office:value="59036" calcext:value-type="float">
            <text:p>5903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97</text:p>
          </table:table-cell>
          <table:table-cell office:value-type="float" office:value="523" calcext:value-type="float">
            <text:p>5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097</text:p>
          </table:table-cell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097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097</text:p>
          </table:table-cell>
          <table:table-cell office:value-type="float" office:value="523" calcext:value-type="float">
            <text:p>5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98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98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098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098</text:p>
          </table:table-cell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099</text:p>
          </table:table-cell>
          <table:table-cell office:value-type="float" office:value="1350" calcext:value-type="float">
            <text:p>135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ERCC-00099</text:p>
          </table:table-cell>
          <table:table-cell office:value-type="float" office:value="1350" calcext:value-type="float">
            <text:p>135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RCC-00099</text:p>
          </table:table-cell>
          <table:table-cell office:value-type="float" office:value="1350" calcext:value-type="float">
            <text:p>135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RCC-00099</text:p>
          </table:table-cell>
          <table:table-cell office:value-type="float" office:value="1350" calcext:value-type="float">
            <text:p>135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0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0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04</text:p>
          </table:table-cell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04</text:p>
          </table:table-cell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08</text:p>
          </table:table-cell>
          <table:table-cell office:value-type="float" office:value="1022" calcext:value-type="float">
            <text:p>1022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ERCC-00108</text:p>
          </table:table-cell>
          <table:table-cell office:value-type="float" office:value="1022" calcext:value-type="float">
            <text:p>1022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ERCC-00108</text:p>
          </table:table-cell>
          <table:table-cell office:value-type="float" office:value="1022" calcext:value-type="float">
            <text:p>1022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ERCC-00108</text:p>
          </table:table-cell>
          <table:table-cell office:value-type="float" office:value="1022" calcext:value-type="float">
            <text:p>1022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09</text:p>
          </table:table-cell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109</text:p>
          </table:table-cell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109</text:p>
          </table:table-cell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109</text:p>
          </table:table-cell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11</text:p>
          </table:table-cell>
          <table:table-cell office:value-type="float" office:value="994" calcext:value-type="float">
            <text:p>994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ERCC-00111</text:p>
          </table:table-cell>
          <table:table-cell office:value-type="float" office:value="994" calcext:value-type="float">
            <text:p>994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ERCC-00111</text:p>
          </table:table-cell>
          <table:table-cell office:value-type="float" office:value="994" calcext:value-type="float">
            <text:p>994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ERCC-00111</text:p>
          </table:table-cell>
          <table:table-cell office:value-type="float" office:value="994" calcext:value-type="float">
            <text:p>994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12</text:p>
          </table:table-cell>
          <table:table-cell office:value-type="float" office:value="1136" calcext:value-type="float">
            <text:p>1136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ERCC-00112</text:p>
          </table:table-cell>
          <table:table-cell office:value-type="float" office:value="1136" calcext:value-type="float">
            <text:p>1136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ERCC-00112</text:p>
          </table:table-cell>
          <table:table-cell office:value-type="float" office:value="1136" calcext:value-type="float">
            <text:p>1136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ERCC-00112</text:p>
          </table:table-cell>
          <table:table-cell office:value-type="float" office:value="1136" calcext:value-type="float">
            <text:p>1136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13</text:p>
          </table:table-cell>
          <table:table-cell office:value-type="float" office:value="840" calcext:value-type="float">
            <text:p>840</text:p>
          </table:table-cell>
          <table:table-cell office:value-type="float" office:value="31141" calcext:value-type="float">
            <text:p>31141</text:p>
          </table:table-cell>
          <table:table-cell office:value-type="string" calcext:value-type="string">
            <text:p>ERCC-00113</text:p>
          </table:table-cell>
          <table:table-cell office:value-type="float" office:value="840" calcext:value-type="float">
            <text:p>840</text:p>
          </table:table-cell>
          <table:table-cell office:value-type="float" office:value="25560" calcext:value-type="float">
            <text:p>25560</text:p>
          </table:table-cell>
          <table:table-cell office:value-type="string" calcext:value-type="string">
            <text:p>ERCC-00113</text:p>
          </table:table-cell>
          <table:table-cell office:value-type="float" office:value="840" calcext:value-type="float">
            <text:p>840</text:p>
          </table:table-cell>
          <table:table-cell office:value-type="float" office:value="31141" calcext:value-type="float">
            <text:p>31141</text:p>
          </table:table-cell>
          <table:table-cell office:value-type="string" calcext:value-type="string">
            <text:p>ERCC-00113</text:p>
          </table:table-cell>
          <table:table-cell office:value-type="float" office:value="840" calcext:value-type="float">
            <text:p>840</text:p>
          </table:table-cell>
          <table:table-cell office:value-type="float" office:value="25559" calcext:value-type="float">
            <text:p>2555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16</text:p>
          </table:table-cell>
          <table:table-cell office:value-type="float" office:value="1991" calcext:value-type="float">
            <text:p>19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RCC-00116</text:p>
          </table:table-cell>
          <table:table-cell office:value-type="float" office:value="1991" calcext:value-type="float">
            <text:p>199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RCC-00116</text:p>
          </table:table-cell>
          <table:table-cell office:value-type="float" office:value="1991" calcext:value-type="float">
            <text:p>199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RCC-00116</text:p>
          </table:table-cell>
          <table:table-cell office:value-type="float" office:value="1991" calcext:value-type="float">
            <text:p>199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17</text:p>
          </table:table-cell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20</text:p>
          </table:table-cell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120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CC-00120</text:p>
          </table:table-cell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CC-00120</text:p>
          </table:table-cell>
          <table:table-cell office:value-type="float" office:value="536" calcext:value-type="float">
            <text:p>5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23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2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2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23</text:p>
          </table:table-cell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26</text:p>
          </table:table-cell>
          <table:table-cell office:value-type="float" office:value="1118" calcext:value-type="float">
            <text:p>11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RCC-00126</text:p>
          </table:table-cell>
          <table:table-cell office:value-type="float" office:value="1118" calcext:value-type="float">
            <text:p>11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RCC-00126</text:p>
          </table:table-cell>
          <table:table-cell office:value-type="float" office:value="1118" calcext:value-type="float">
            <text:p>11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CC-00126</text:p>
          </table:table-cell>
          <table:table-cell office:value-type="float" office:value="1118" calcext:value-type="float">
            <text:p>11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30</text:p>
          </table:table-cell>
          <table:table-cell office:value-type="float" office:value="1059" calcext:value-type="float">
            <text:p>1059</text:p>
          </table:table-cell>
          <table:table-cell office:value-type="float" office:value="38471" calcext:value-type="float">
            <text:p>38471</text:p>
          </table:table-cell>
          <table:table-cell office:value-type="string" calcext:value-type="string">
            <text:p>ERCC-00130</text:p>
          </table:table-cell>
          <table:table-cell office:value-type="float" office:value="1059" calcext:value-type="float">
            <text:p>1059</text:p>
          </table:table-cell>
          <table:table-cell office:value-type="float" office:value="30836" calcext:value-type="float">
            <text:p>30836</text:p>
          </table:table-cell>
          <table:table-cell office:value-type="string" calcext:value-type="string">
            <text:p>ERCC-00130</text:p>
          </table:table-cell>
          <table:table-cell office:value-type="float" office:value="1059" calcext:value-type="float">
            <text:p>1059</text:p>
          </table:table-cell>
          <table:table-cell office:value-type="float" office:value="38470" calcext:value-type="float">
            <text:p>38470</text:p>
          </table:table-cell>
          <table:table-cell office:value-type="string" calcext:value-type="string">
            <text:p>ERCC-00130</text:p>
          </table:table-cell>
          <table:table-cell office:value-type="float" office:value="1059" calcext:value-type="float">
            <text:p>1059</text:p>
          </table:table-cell>
          <table:table-cell office:value-type="float" office:value="30837" calcext:value-type="float">
            <text:p>3083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31</text:p>
          </table:table-cell>
          <table:table-cell office:value-type="float" office:value="771" calcext:value-type="float">
            <text:p>77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RCC-00131</text:p>
          </table:table-cell>
          <table:table-cell office:value-type="float" office:value="771" calcext:value-type="float">
            <text:p>77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RCC-00131</text:p>
          </table:table-cell>
          <table:table-cell office:value-type="float" office:value="771" calcext:value-type="float">
            <text:p>77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RCC-00131</text:p>
          </table:table-cell>
          <table:table-cell office:value-type="float" office:value="771" calcext:value-type="float">
            <text:p>77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34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3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34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3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36</text:p>
          </table:table-cell>
          <table:table-cell office:value-type="float" office:value="1033" calcext:value-type="float">
            <text:p>10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RCC-00136</text:p>
          </table:table-cell>
          <table:table-cell office:value-type="float" office:value="1033" calcext:value-type="float">
            <text:p>1033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ERCC-00136</text:p>
          </table:table-cell>
          <table:table-cell office:value-type="float" office:value="1033" calcext:value-type="float">
            <text:p>10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RCC-00136</text:p>
          </table:table-cell>
          <table:table-cell office:value-type="float" office:value="1033" calcext:value-type="float">
            <text:p>1033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37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137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37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137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38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3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38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CC-00138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4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4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4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42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43</text:p>
          </table:table-cell>
          <table:table-cell office:value-type="float" office:value="784" calcext:value-type="float">
            <text:p>7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RCC-00143</text:p>
          </table:table-cell>
          <table:table-cell office:value-type="float" office:value="784" calcext:value-type="float">
            <text:p>78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RCC-00143</text:p>
          </table:table-cell>
          <table:table-cell office:value-type="float" office:value="784" calcext:value-type="float">
            <text:p>7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RCC-00143</text:p>
          </table:table-cell>
          <table:table-cell office:value-type="float" office:value="784" calcext:value-type="float">
            <text:p>7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44</text:p>
          </table:table-cell>
          <table:table-cell office:value-type="float" office:value="538" calcext:value-type="float">
            <text:p>5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RCC-00144</text:p>
          </table:table-cell>
          <table:table-cell office:value-type="float" office:value="538" calcext:value-type="float">
            <text:p>5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RCC-00144</text:p>
          </table:table-cell>
          <table:table-cell office:value-type="float" office:value="538" calcext:value-type="float">
            <text:p>5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RCC-00144</text:p>
          </table:table-cell>
          <table:table-cell office:value-type="float" office:value="538" calcext:value-type="float">
            <text:p>5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45</text:p>
          </table:table-cell>
          <table:table-cell office:value-type="float" office:value="1042" calcext:value-type="float">
            <text:p>1042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ERCC-00145</text:p>
          </table:table-cell>
          <table:table-cell office:value-type="float" office:value="1042" calcext:value-type="float">
            <text:p>1042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ERCC-00145</text:p>
          </table:table-cell>
          <table:table-cell office:value-type="float" office:value="1042" calcext:value-type="float">
            <text:p>1042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ERCC-00145</text:p>
          </table:table-cell>
          <table:table-cell office:value-type="float" office:value="1042" calcext:value-type="float">
            <text:p>1042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47</text:p>
          </table:table-cell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147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47</text:p>
          </table:table-cell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147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48</text:p>
          </table:table-cell>
          <table:table-cell office:value-type="float" office:value="494" calcext:value-type="float">
            <text:p>4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RCC-00148</text:p>
          </table:table-cell>
          <table:table-cell office:value-type="float" office:value="494" calcext:value-type="float">
            <text:p>4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RCC-00148</text:p>
          </table:table-cell>
          <table:table-cell office:value-type="float" office:value="494" calcext:value-type="float">
            <text:p>49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RCC-00148</text:p>
          </table:table-cell>
          <table:table-cell office:value-type="float" office:value="494" calcext:value-type="float">
            <text:p>4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50</text:p>
          </table:table-cell>
          <table:table-cell office:value-type="float" office:value="743" calcext:value-type="float">
            <text:p>7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150</text:p>
          </table:table-cell>
          <table:table-cell office:value-type="float" office:value="743" calcext:value-type="float">
            <text:p>7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CC-00150</text:p>
          </table:table-cell>
          <table:table-cell office:value-type="float" office:value="743" calcext:value-type="float">
            <text:p>7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RCC-00150</text:p>
          </table:table-cell>
          <table:table-cell office:value-type="float" office:value="743" calcext:value-type="float">
            <text:p>7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54</text:p>
          </table:table-cell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CC-00154</text:p>
          </table:table-cell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RCC-00154</text:p>
          </table:table-cell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CC-00154</text:p>
          </table:table-cell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5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5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5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CC-00156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57</text:p>
          </table:table-cell>
          <table:table-cell office:value-type="float" office:value="1019" calcext:value-type="float">
            <text:p>101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RCC-00157</text:p>
          </table:table-cell>
          <table:table-cell office:value-type="float" office:value="1019" calcext:value-type="float">
            <text:p>10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RCC-00157</text:p>
          </table:table-cell>
          <table:table-cell office:value-type="float" office:value="1019" calcext:value-type="float">
            <text:p>101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RCC-00157</text:p>
          </table:table-cell>
          <table:table-cell office:value-type="float" office:value="1019" calcext:value-type="float">
            <text:p>101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58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158</text:p>
          </table:table-cell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58</text:p>
          </table:table-cell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CC-00158</text:p>
          </table:table-cell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60</text:p>
          </table:table-cell>
          <table:table-cell office:value-type="float" office:value="743" calcext:value-type="float">
            <text:p>74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RCC-00160</text:p>
          </table:table-cell>
          <table:table-cell office:value-type="float" office:value="743" calcext:value-type="float">
            <text:p>74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RCC-00160</text:p>
          </table:table-cell>
          <table:table-cell office:value-type="float" office:value="743" calcext:value-type="float">
            <text:p>7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RCC-00160</text:p>
          </table:table-cell>
          <table:table-cell office:value-type="float" office:value="743" calcext:value-type="float">
            <text:p>74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62</text:p>
          </table:table-cell>
          <table:table-cell office:value-type="float" office:value="523" calcext:value-type="float">
            <text:p>523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RCC-00162</text:p>
          </table:table-cell>
          <table:table-cell office:value-type="float" office:value="523" calcext:value-type="float">
            <text:p>52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ERCC-00162</text:p>
          </table:table-cell>
          <table:table-cell office:value-type="float" office:value="523" calcext:value-type="float">
            <text:p>523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RCC-00162</text:p>
          </table:table-cell>
          <table:table-cell office:value-type="float" office:value="523" calcext:value-type="float">
            <text:p>52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63</text:p>
          </table:table-cell>
          <table:table-cell office:value-type="float" office:value="543" calcext:value-type="float">
            <text:p>54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RCC-00163</text:p>
          </table:table-cell>
          <table:table-cell office:value-type="float" office:value="543" calcext:value-type="float">
            <text:p>54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RCC-00163</text:p>
          </table:table-cell>
          <table:table-cell office:value-type="float" office:value="543" calcext:value-type="float">
            <text:p>54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RCC-00163</text:p>
          </table:table-cell>
          <table:table-cell office:value-type="float" office:value="543" calcext:value-type="float">
            <text:p>54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64</text:p>
          </table:table-cell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64</text:p>
          </table:table-cell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64</text:p>
          </table:table-cell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CC-00164</text:p>
          </table:table-cell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65</text:p>
          </table:table-cell>
          <table:table-cell office:value-type="float" office:value="872" calcext:value-type="float">
            <text:p>872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RCC-00165</text:p>
          </table:table-cell>
          <table:table-cell office:value-type="float" office:value="872" calcext:value-type="float">
            <text:p>872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ERCC-00165</text:p>
          </table:table-cell>
          <table:table-cell office:value-type="float" office:value="872" calcext:value-type="float">
            <text:p>872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RCC-00165</text:p>
          </table:table-cell>
          <table:table-cell office:value-type="float" office:value="872" calcext:value-type="float">
            <text:p>87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68</text:p>
          </table:table-cell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CC-00168</text:p>
          </table:table-cell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CC-00168</text:p>
          </table:table-cell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RCC-00168</text:p>
          </table:table-cell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70</text:p>
          </table:table-cell>
          <table:table-cell office:value-type="float" office:value="1023" calcext:value-type="float">
            <text:p>10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RCC-00170</text:p>
          </table:table-cell>
          <table:table-cell office:value-type="float" office:value="1023" calcext:value-type="float">
            <text:p>10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CC-00170</text:p>
          </table:table-cell>
          <table:table-cell office:value-type="float" office:value="1023" calcext:value-type="float">
            <text:p>10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RCC-00170</text:p>
          </table:table-cell>
          <table:table-cell office:value-type="float" office:value="1023" calcext:value-type="float">
            <text:p>10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ERCC-00171</text:p>
          </table:table-cell>
          <table:table-cell office:value-type="float" office:value="505" calcext:value-type="float">
            <text:p>505</text:p>
          </table:table-cell>
          <table:table-cell office:value-type="float" office:value="18358" calcext:value-type="float">
            <text:p>18358</text:p>
          </table:table-cell>
          <table:table-cell office:value-type="string" calcext:value-type="string">
            <text:p>ERCC-00171</text:p>
          </table:table-cell>
          <table:table-cell office:value-type="float" office:value="505" calcext:value-type="float">
            <text:p>505</text:p>
          </table:table-cell>
          <table:table-cell office:value-type="float" office:value="15391" calcext:value-type="float">
            <text:p>15391</text:p>
          </table:table-cell>
          <table:table-cell office:value-type="string" calcext:value-type="string">
            <text:p>ERCC-00171</text:p>
          </table:table-cell>
          <table:table-cell office:value-type="float" office:value="505" calcext:value-type="float">
            <text:p>505</text:p>
          </table:table-cell>
          <table:table-cell office:value-type="float" office:value="18358" calcext:value-type="float">
            <text:p>18358</text:p>
          </table:table-cell>
          <table:table-cell office:value-type="string" calcext:value-type="string">
            <text:p>ERCC-00171</text:p>
          </table:table-cell>
          <table:table-cell office:value-type="float" office:value="505" calcext:value-type="float">
            <text:p>505</text:p>
          </table:table-cell>
          <table:table-cell office:value-type="float" office:value="15391" calcext:value-type="float">
            <text:p>1539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</text:p>
          </table:table-cell>
          <table:table-cell office:value-type="float" office:value="267910886" calcext:value-type="float">
            <text:p>267910886</text:p>
          </table:table-cell>
          <table:table-cell office:value-type="float" office:value="2597945" calcext:value-type="float">
            <text:p>2597945</text:p>
          </table:table-cell>
          <table:table-cell office:value-type="string" calcext:value-type="string">
            <text:p>chr1</text:p>
          </table:table-cell>
          <table:table-cell office:value-type="float" office:value="267910886" calcext:value-type="float">
            <text:p>267910886</text:p>
          </table:table-cell>
          <table:table-cell office:value-type="float" office:value="2213470" calcext:value-type="float">
            <text:p>2213470</text:p>
          </table:table-cell>
          <table:table-cell office:value-type="string" calcext:value-type="string">
            <text:p>chr1</text:p>
          </table:table-cell>
          <table:table-cell office:value-type="float" office:value="282763074" calcext:value-type="float">
            <text:p>282763074</text:p>
          </table:table-cell>
          <table:table-cell office:value-type="float" office:value="2781378" calcext:value-type="float">
            <text:p>2781378</text:p>
          </table:table-cell>
          <table:table-cell office:value-type="string" calcext:value-type="string">
            <text:p>chr1</text:p>
          </table:table-cell>
          <table:table-cell office:value-type="float" office:value="282763074" calcext:value-type="float">
            <text:p>282763074</text:p>
          </table:table-cell>
          <table:table-cell office:value-type="float" office:value="2381595" calcext:value-type="float">
            <text:p>238159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0</text:p>
          </table:table-cell>
          <table:table-cell office:value-type="float" office:value="110718848" calcext:value-type="float">
            <text:p>110718848</text:p>
          </table:table-cell>
          <table:table-cell office:value-type="float" office:value="1185460" calcext:value-type="float">
            <text:p>1185460</text:p>
          </table:table-cell>
          <table:table-cell office:value-type="string" calcext:value-type="string">
            <text:p>chr10</text:p>
          </table:table-cell>
          <table:table-cell office:value-type="float" office:value="110718848" calcext:value-type="float">
            <text:p>110718848</text:p>
          </table:table-cell>
          <table:table-cell office:value-type="float" office:value="1012030" calcext:value-type="float">
            <text:p>1012030</text:p>
          </table:table-cell>
          <table:table-cell office:value-type="string" calcext:value-type="string">
            <text:p>chr10</text:p>
          </table:table-cell>
          <table:table-cell office:value-type="float" office:value="112626471" calcext:value-type="float">
            <text:p>112626471</text:p>
          </table:table-cell>
          <table:table-cell office:value-type="float" office:value="1290663" calcext:value-type="float">
            <text:p>1290663</text:p>
          </table:table-cell>
          <table:table-cell office:value-type="string" calcext:value-type="string">
            <text:p>chr10</text:p>
          </table:table-cell>
          <table:table-cell office:value-type="float" office:value="112626471" calcext:value-type="float">
            <text:p>112626471</text:p>
          </table:table-cell>
          <table:table-cell office:value-type="float" office:value="1101203" calcext:value-type="float">
            <text:p>110120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1</text:p>
          </table:table-cell>
          <table:table-cell office:value-type="float" office:value="87759784" calcext:value-type="float">
            <text:p>87759784</text:p>
          </table:table-cell>
          <table:table-cell office:value-type="float" office:value="707650" calcext:value-type="float">
            <text:p>707650</text:p>
          </table:table-cell>
          <table:table-cell office:value-type="string" calcext:value-type="string">
            <text:p>chr11</text:p>
          </table:table-cell>
          <table:table-cell office:value-type="float" office:value="87759784" calcext:value-type="float">
            <text:p>87759784</text:p>
          </table:table-cell>
          <table:table-cell office:value-type="float" office:value="600143" calcext:value-type="float">
            <text:p>600143</text:p>
          </table:table-cell>
          <table:table-cell office:value-type="string" calcext:value-type="string">
            <text:p>chr11</text:p>
          </table:table-cell>
          <table:table-cell office:value-type="float" office:value="90463843" calcext:value-type="float">
            <text:p>90463843</text:p>
          </table:table-cell>
          <table:table-cell office:value-type="float" office:value="722061" calcext:value-type="float">
            <text:p>722061</text:p>
          </table:table-cell>
          <table:table-cell office:value-type="string" calcext:value-type="string">
            <text:p>chr11</text:p>
          </table:table-cell>
          <table:table-cell office:value-type="float" office:value="90463843" calcext:value-type="float">
            <text:p>90463843</text:p>
          </table:table-cell>
          <table:table-cell office:value-type="float" office:value="612529" calcext:value-type="float">
            <text:p>61252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2</text:p>
          </table:table-cell>
          <table:table-cell office:value-type="float" office:value="46782294" calcext:value-type="float">
            <text:p>46782294</text:p>
          </table:table-cell>
          <table:table-cell office:value-type="float" office:value="560259" calcext:value-type="float">
            <text:p>560259</text:p>
          </table:table-cell>
          <table:table-cell office:value-type="string" calcext:value-type="string">
            <text:p>chr12</text:p>
          </table:table-cell>
          <table:table-cell office:value-type="float" office:value="46782294" calcext:value-type="float">
            <text:p>46782294</text:p>
          </table:table-cell>
          <table:table-cell office:value-type="float" office:value="482030" calcext:value-type="float">
            <text:p>482030</text:p>
          </table:table-cell>
          <table:table-cell office:value-type="string" calcext:value-type="string">
            <text:p>chr12</text:p>
          </table:table-cell>
          <table:table-cell office:value-type="float" office:value="52716770" calcext:value-type="float">
            <text:p>52716770</text:p>
          </table:table-cell>
          <table:table-cell office:value-type="float" office:value="630019" calcext:value-type="float">
            <text:p>630019</text:p>
          </table:table-cell>
          <table:table-cell office:value-type="string" calcext:value-type="string">
            <text:p>chr12</text:p>
          </table:table-cell>
          <table:table-cell office:value-type="float" office:value="52716770" calcext:value-type="float">
            <text:p>52716770</text:p>
          </table:table-cell>
          <table:table-cell office:value-type="float" office:value="544055" calcext:value-type="float">
            <text:p>54405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3</text:p>
          </table:table-cell>
          <table:table-cell office:value-type="float" office:value="111154910" calcext:value-type="float">
            <text:p>111154910</text:p>
          </table:table-cell>
          <table:table-cell office:value-type="float" office:value="651852" calcext:value-type="float">
            <text:p>651852</text:p>
          </table:table-cell>
          <table:table-cell office:value-type="string" calcext:value-type="string">
            <text:p>chr13</text:p>
          </table:table-cell>
          <table:table-cell office:value-type="float" office:value="111154910" calcext:value-type="float">
            <text:p>111154910</text:p>
          </table:table-cell>
          <table:table-cell office:value-type="float" office:value="567512" calcext:value-type="float">
            <text:p>567512</text:p>
          </table:table-cell>
          <table:table-cell office:value-type="string" calcext:value-type="string">
            <text:p>chr13</text:p>
          </table:table-cell>
          <table:table-cell office:value-type="float" office:value="114033958" calcext:value-type="float">
            <text:p>114033958</text:p>
          </table:table-cell>
          <table:table-cell office:value-type="float" office:value="718571" calcext:value-type="float">
            <text:p>718571</text:p>
          </table:table-cell>
          <table:table-cell office:value-type="string" calcext:value-type="string">
            <text:p>chr13</text:p>
          </table:table-cell>
          <table:table-cell office:value-type="float" office:value="114033958" calcext:value-type="float">
            <text:p>114033958</text:p>
          </table:table-cell>
          <table:table-cell office:value-type="float" office:value="626296" calcext:value-type="float">
            <text:p>62629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4</text:p>
          </table:table-cell>
          <table:table-cell office:value-type="float" office:value="112194335" calcext:value-type="float">
            <text:p>112194335</text:p>
          </table:table-cell>
          <table:table-cell office:value-type="float" office:value="2416436" calcext:value-type="float">
            <text:p>2416436</text:p>
          </table:table-cell>
          <table:table-cell office:value-type="string" calcext:value-type="string">
            <text:p>chr14</text:p>
          </table:table-cell>
          <table:table-cell office:value-type="float" office:value="112194335" calcext:value-type="float">
            <text:p>112194335</text:p>
          </table:table-cell>
          <table:table-cell office:value-type="float" office:value="2128733" calcext:value-type="float">
            <text:p>2128733</text:p>
          </table:table-cell>
          <table:table-cell office:value-type="string" calcext:value-type="string">
            <text:p>chr14</text:p>
          </table:table-cell>
          <table:table-cell office:value-type="float" office:value="115493446" calcext:value-type="float">
            <text:p>115493446</text:p>
          </table:table-cell>
          <table:table-cell office:value-type="float" office:value="2586608" calcext:value-type="float">
            <text:p>2586608</text:p>
          </table:table-cell>
          <table:table-cell office:value-type="string" calcext:value-type="string">
            <text:p>chr14</text:p>
          </table:table-cell>
          <table:table-cell office:value-type="float" office:value="115493446" calcext:value-type="float">
            <text:p>115493446</text:p>
          </table:table-cell>
          <table:table-cell office:value-type="float" office:value="2267152" calcext:value-type="float">
            <text:p>226715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5</text:p>
          </table:table-cell>
          <table:table-cell office:value-type="float" office:value="109758846" calcext:value-type="float">
            <text:p>109758846</text:p>
          </table:table-cell>
          <table:table-cell office:value-type="float" office:value="398516" calcext:value-type="float">
            <text:p>398516</text:p>
          </table:table-cell>
          <table:table-cell office:value-type="string" calcext:value-type="string">
            <text:p>chr15</text:p>
          </table:table-cell>
          <table:table-cell office:value-type="float" office:value="109758846" calcext:value-type="float">
            <text:p>109758846</text:p>
          </table:table-cell>
          <table:table-cell office:value-type="float" office:value="344522" calcext:value-type="float">
            <text:p>344522</text:p>
          </table:table-cell>
          <table:table-cell office:value-type="string" calcext:value-type="string">
            <text:p>chr15</text:p>
          </table:table-cell>
          <table:table-cell office:value-type="float" office:value="111246239" calcext:value-type="float">
            <text:p>111246239</text:p>
          </table:table-cell>
          <table:table-cell office:value-type="float" office:value="413692" calcext:value-type="float">
            <text:p>413692</text:p>
          </table:table-cell>
          <table:table-cell office:value-type="string" calcext:value-type="string">
            <text:p>chr15</text:p>
          </table:table-cell>
          <table:table-cell office:value-type="float" office:value="111246239" calcext:value-type="float">
            <text:p>111246239</text:p>
          </table:table-cell>
          <table:table-cell office:value-type="float" office:value="358707" calcext:value-type="float">
            <text:p>35870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6</text:p>
          </table:table-cell>
          <table:table-cell office:value-type="float" office:value="90238779" calcext:value-type="float">
            <text:p>90238779</text:p>
          </table:table-cell>
          <table:table-cell office:value-type="float" office:value="617381" calcext:value-type="float">
            <text:p>617381</text:p>
          </table:table-cell>
          <table:table-cell office:value-type="string" calcext:value-type="string">
            <text:p>chr16</text:p>
          </table:table-cell>
          <table:table-cell office:value-type="float" office:value="90238779" calcext:value-type="float">
            <text:p>90238779</text:p>
          </table:table-cell>
          <table:table-cell office:value-type="float" office:value="533956" calcext:value-type="float">
            <text:p>533956</text:p>
          </table:table-cell>
          <table:table-cell office:value-type="string" calcext:value-type="string">
            <text:p>chr16</text:p>
          </table:table-cell>
          <table:table-cell office:value-type="float" office:value="90668790" calcext:value-type="float">
            <text:p>90668790</text:p>
          </table:table-cell>
          <table:table-cell office:value-type="float" office:value="640241" calcext:value-type="float">
            <text:p>640241</text:p>
          </table:table-cell>
          <table:table-cell office:value-type="string" calcext:value-type="string">
            <text:p>chr16</text:p>
          </table:table-cell>
          <table:table-cell office:value-type="float" office:value="90668790" calcext:value-type="float">
            <text:p>90668790</text:p>
          </table:table-cell>
          <table:table-cell office:value-type="float" office:value="555527" calcext:value-type="float">
            <text:p>55552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7</text:p>
          </table:table-cell>
          <table:table-cell office:value-type="float" office:value="97296363" calcext:value-type="float">
            <text:p>97296363</text:p>
          </table:table-cell>
          <table:table-cell office:value-type="float" office:value="415749" calcext:value-type="float">
            <text:p>415749</text:p>
          </table:table-cell>
          <table:table-cell office:value-type="string" calcext:value-type="string">
            <text:p>chr17</text:p>
          </table:table-cell>
          <table:table-cell office:value-type="float" office:value="97296363" calcext:value-type="float">
            <text:p>97296363</text:p>
          </table:table-cell>
          <table:table-cell office:value-type="float" office:value="360821" calcext:value-type="float">
            <text:p>360821</text:p>
          </table:table-cell>
          <table:table-cell office:value-type="string" calcext:value-type="string">
            <text:p>chr17</text:p>
          </table:table-cell>
          <table:table-cell office:value-type="float" office:value="90843779" calcext:value-type="float">
            <text:p>90843779</text:p>
          </table:table-cell>
          <table:table-cell office:value-type="float" office:value="427943" calcext:value-type="float">
            <text:p>427943</text:p>
          </table:table-cell>
          <table:table-cell office:value-type="string" calcext:value-type="string">
            <text:p>chr17</text:p>
          </table:table-cell>
          <table:table-cell office:value-type="float" office:value="90843779" calcext:value-type="float">
            <text:p>90843779</text:p>
          </table:table-cell>
          <table:table-cell office:value-type="float" office:value="373147" calcext:value-type="float">
            <text:p>37314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8</text:p>
          </table:table-cell>
          <table:table-cell office:value-type="float" office:value="87265094" calcext:value-type="float">
            <text:p>87265094</text:p>
          </table:table-cell>
          <table:table-cell office:value-type="float" office:value="376687" calcext:value-type="float">
            <text:p>376687</text:p>
          </table:table-cell>
          <table:table-cell office:value-type="string" calcext:value-type="string">
            <text:p>chr18</text:p>
          </table:table-cell>
          <table:table-cell office:value-type="float" office:value="87265094" calcext:value-type="float">
            <text:p>87265094</text:p>
          </table:table-cell>
          <table:table-cell office:value-type="float" office:value="324901" calcext:value-type="float">
            <text:p>324901</text:p>
          </table:table-cell>
          <table:table-cell office:value-type="string" calcext:value-type="string">
            <text:p>chr18</text:p>
          </table:table-cell>
          <table:table-cell office:value-type="float" office:value="88201929" calcext:value-type="float">
            <text:p>88201929</text:p>
          </table:table-cell>
          <table:table-cell office:value-type="float" office:value="396119" calcext:value-type="float">
            <text:p>396119</text:p>
          </table:table-cell>
          <table:table-cell office:value-type="string" calcext:value-type="string">
            <text:p>chr18</text:p>
          </table:table-cell>
          <table:table-cell office:value-type="float" office:value="88201929" calcext:value-type="float">
            <text:p>88201929</text:p>
          </table:table-cell>
          <table:table-cell office:value-type="float" office:value="342112" calcext:value-type="float">
            <text:p>342112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19</text:p>
          </table:table-cell>
          <table:table-cell office:value-type="float" office:value="59218465" calcext:value-type="float">
            <text:p>59218465</text:p>
          </table:table-cell>
          <table:table-cell office:value-type="float" office:value="508248" calcext:value-type="float">
            <text:p>508248</text:p>
          </table:table-cell>
          <table:table-cell office:value-type="string" calcext:value-type="string">
            <text:p>chr19</text:p>
          </table:table-cell>
          <table:table-cell office:value-type="float" office:value="59218465" calcext:value-type="float">
            <text:p>59218465</text:p>
          </table:table-cell>
          <table:table-cell office:value-type="float" office:value="430614" calcext:value-type="float">
            <text:p>430614</text:p>
          </table:table-cell>
          <table:table-cell office:value-type="string" calcext:value-type="string">
            <text:p>chr19</text:p>
          </table:table-cell>
          <table:table-cell office:value-type="float" office:value="62275575" calcext:value-type="float">
            <text:p>62275575</text:p>
          </table:table-cell>
          <table:table-cell office:value-type="float" office:value="514775" calcext:value-type="float">
            <text:p>514775</text:p>
          </table:table-cell>
          <table:table-cell office:value-type="string" calcext:value-type="string">
            <text:p>chr19</text:p>
          </table:table-cell>
          <table:table-cell office:value-type="float" office:value="62275575" calcext:value-type="float">
            <text:p>62275575</text:p>
          </table:table-cell>
          <table:table-cell office:value-type="float" office:value="437589" calcext:value-type="float">
            <text:p>43758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2</text:p>
          </table:table-cell>
          <table:table-cell office:value-type="float" office:value="258207540" calcext:value-type="float">
            <text:p>258207540</text:p>
          </table:table-cell>
          <table:table-cell office:value-type="float" office:value="1488660" calcext:value-type="float">
            <text:p>1488660</text:p>
          </table:table-cell>
          <table:table-cell office:value-type="string" calcext:value-type="string">
            <text:p>chr2</text:p>
          </table:table-cell>
          <table:table-cell office:value-type="float" office:value="258207540" calcext:value-type="float">
            <text:p>258207540</text:p>
          </table:table-cell>
          <table:table-cell office:value-type="float" office:value="1291944" calcext:value-type="float">
            <text:p>1291944</text:p>
          </table:table-cell>
          <table:table-cell office:value-type="string" calcext:value-type="string">
            <text:p>chr2</text:p>
          </table:table-cell>
          <table:table-cell office:value-type="float" office:value="266435125" calcext:value-type="float">
            <text:p>266435125</text:p>
          </table:table-cell>
          <table:table-cell office:value-type="float" office:value="1566410" calcext:value-type="float">
            <text:p>1566410</text:p>
          </table:table-cell>
          <table:table-cell office:value-type="string" calcext:value-type="string">
            <text:p>chr2</text:p>
          </table:table-cell>
          <table:table-cell office:value-type="float" office:value="266435125" calcext:value-type="float">
            <text:p>266435125</text:p>
          </table:table-cell>
          <table:table-cell office:value-type="float" office:value="1366466" calcext:value-type="float">
            <text:p>136646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20</text:p>
          </table:table-cell>
          <table:table-cell office:value-type="float" office:value="55268282" calcext:value-type="float">
            <text:p>55268282</text:p>
          </table:table-cell>
          <table:table-cell office:value-type="float" office:value="398274" calcext:value-type="float">
            <text:p>398274</text:p>
          </table:table-cell>
          <table:table-cell office:value-type="string" calcext:value-type="string">
            <text:p>chr20</text:p>
          </table:table-cell>
          <table:table-cell office:value-type="float" office:value="55268282" calcext:value-type="float">
            <text:p>55268282</text:p>
          </table:table-cell>
          <table:table-cell office:value-type="float" office:value="330958" calcext:value-type="float">
            <text:p>330958</text:p>
          </table:table-cell>
          <table:table-cell office:value-type="string" calcext:value-type="string">
            <text:p>chr20</text:p>
          </table:table-cell>
          <table:table-cell office:value-type="float" office:value="56205956" calcext:value-type="float">
            <text:p>56205956</text:p>
          </table:table-cell>
          <table:table-cell office:value-type="float" office:value="556737" calcext:value-type="float">
            <text:p>556737</text:p>
          </table:table-cell>
          <table:table-cell office:value-type="string" calcext:value-type="string">
            <text:p>chr20</text:p>
          </table:table-cell>
          <table:table-cell office:value-type="float" office:value="56205956" calcext:value-type="float">
            <text:p>56205956</text:p>
          </table:table-cell>
          <table:table-cell office:value-type="float" office:value="468093" calcext:value-type="float">
            <text:p>46809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3</text:p>
          </table:table-cell>
          <table:table-cell office:value-type="float" office:value="171063335" calcext:value-type="float">
            <text:p>171063335</text:p>
          </table:table-cell>
          <table:table-cell office:value-type="float" office:value="980422" calcext:value-type="float">
            <text:p>980422</text:p>
          </table:table-cell>
          <table:table-cell office:value-type="string" calcext:value-type="string">
            <text:p>chr3</text:p>
          </table:table-cell>
          <table:table-cell office:value-type="float" office:value="171063335" calcext:value-type="float">
            <text:p>171063335</text:p>
          </table:table-cell>
          <table:table-cell office:value-type="float" office:value="841448" calcext:value-type="float">
            <text:p>841448</text:p>
          </table:table-cell>
          <table:table-cell office:value-type="string" calcext:value-type="string">
            <text:p>chr3</text:p>
          </table:table-cell>
          <table:table-cell office:value-type="float" office:value="177699992" calcext:value-type="float">
            <text:p>177699992</text:p>
          </table:table-cell>
          <table:table-cell office:value-type="float" office:value="1078861" calcext:value-type="float">
            <text:p>1078861</text:p>
          </table:table-cell>
          <table:table-cell office:value-type="string" calcext:value-type="string">
            <text:p>chr3</text:p>
          </table:table-cell>
          <table:table-cell office:value-type="float" office:value="177699992" calcext:value-type="float">
            <text:p>177699992</text:p>
          </table:table-cell>
          <table:table-cell office:value-type="float" office:value="927540" calcext:value-type="float">
            <text:p>92754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4</text:p>
          </table:table-cell>
          <table:table-cell office:value-type="float" office:value="187126005" calcext:value-type="float">
            <text:p>187126005</text:p>
          </table:table-cell>
          <table:table-cell office:value-type="float" office:value="1369239" calcext:value-type="float">
            <text:p>1369239</text:p>
          </table:table-cell>
          <table:table-cell office:value-type="string" calcext:value-type="string">
            <text:p>chr4</text:p>
          </table:table-cell>
          <table:table-cell office:value-type="float" office:value="187126005" calcext:value-type="float">
            <text:p>187126005</text:p>
          </table:table-cell>
          <table:table-cell office:value-type="float" office:value="1210241" calcext:value-type="float">
            <text:p>1210241</text:p>
          </table:table-cell>
          <table:table-cell office:value-type="string" calcext:value-type="string">
            <text:p>chr4</text:p>
          </table:table-cell>
          <table:table-cell office:value-type="float" office:value="184226339" calcext:value-type="float">
            <text:p>184226339</text:p>
          </table:table-cell>
          <table:table-cell office:value-type="float" office:value="1430343" calcext:value-type="float">
            <text:p>1430343</text:p>
          </table:table-cell>
          <table:table-cell office:value-type="string" calcext:value-type="string">
            <text:p>chr4</text:p>
          </table:table-cell>
          <table:table-cell office:value-type="float" office:value="184226339" calcext:value-type="float">
            <text:p>184226339</text:p>
          </table:table-cell>
          <table:table-cell office:value-type="float" office:value="1274746" calcext:value-type="float">
            <text:p>1274746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5</text:p>
          </table:table-cell>
          <table:table-cell office:value-type="float" office:value="173096209" calcext:value-type="float">
            <text:p>173096209</text:p>
          </table:table-cell>
          <table:table-cell office:value-type="float" office:value="1375568" calcext:value-type="float">
            <text:p>1375568</text:p>
          </table:table-cell>
          <table:table-cell office:value-type="string" calcext:value-type="string">
            <text:p>chr5</text:p>
          </table:table-cell>
          <table:table-cell office:value-type="float" office:value="173096209" calcext:value-type="float">
            <text:p>173096209</text:p>
          </table:table-cell>
          <table:table-cell office:value-type="float" office:value="1183961" calcext:value-type="float">
            <text:p>1183961</text:p>
          </table:table-cell>
          <table:table-cell office:value-type="string" calcext:value-type="string">
            <text:p>chr5</text:p>
          </table:table-cell>
          <table:table-cell office:value-type="float" office:value="173707219" calcext:value-type="float">
            <text:p>173707219</text:p>
          </table:table-cell>
          <table:table-cell office:value-type="float" office:value="1552966" calcext:value-type="float">
            <text:p>1552966</text:p>
          </table:table-cell>
          <table:table-cell office:value-type="string" calcext:value-type="string">
            <text:p>chr5</text:p>
          </table:table-cell>
          <table:table-cell office:value-type="float" office:value="173707219" calcext:value-type="float">
            <text:p>173707219</text:p>
          </table:table-cell>
          <table:table-cell office:value-type="float" office:value="1322854" calcext:value-type="float">
            <text:p>1322854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6</text:p>
          </table:table-cell>
          <table:table-cell office:value-type="float" office:value="147636619" calcext:value-type="float">
            <text:p>147636619</text:p>
          </table:table-cell>
          <table:table-cell office:value-type="float" office:value="989915" calcext:value-type="float">
            <text:p>989915</text:p>
          </table:table-cell>
          <table:table-cell office:value-type="string" calcext:value-type="string">
            <text:p>chr6</text:p>
          </table:table-cell>
          <table:table-cell office:value-type="float" office:value="147636619" calcext:value-type="float">
            <text:p>147636619</text:p>
          </table:table-cell>
          <table:table-cell office:value-type="float" office:value="868435" calcext:value-type="float">
            <text:p>868435</text:p>
          </table:table-cell>
          <table:table-cell office:value-type="string" calcext:value-type="string">
            <text:p>chr6</text:p>
          </table:table-cell>
          <table:table-cell office:value-type="float" office:value="147991367" calcext:value-type="float">
            <text:p>147991367</text:p>
          </table:table-cell>
          <table:table-cell office:value-type="float" office:value="1075266" calcext:value-type="float">
            <text:p>1075266</text:p>
          </table:table-cell>
          <table:table-cell office:value-type="string" calcext:value-type="string">
            <text:p>chr6</text:p>
          </table:table-cell>
          <table:table-cell office:value-type="float" office:value="147991367" calcext:value-type="float">
            <text:p>147991367</text:p>
          </table:table-cell>
          <table:table-cell office:value-type="float" office:value="948567" calcext:value-type="float">
            <text:p>948567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7</text:p>
          </table:table-cell>
          <table:table-cell office:value-type="float" office:value="143002779" calcext:value-type="float">
            <text:p>143002779</text:p>
          </table:table-cell>
          <table:table-cell office:value-type="float" office:value="1073805" calcext:value-type="float">
            <text:p>1073805</text:p>
          </table:table-cell>
          <table:table-cell office:value-type="string" calcext:value-type="string">
            <text:p>chr7</text:p>
          </table:table-cell>
          <table:table-cell office:value-type="float" office:value="143002779" calcext:value-type="float">
            <text:p>143002779</text:p>
          </table:table-cell>
          <table:table-cell office:value-type="float" office:value="906153" calcext:value-type="float">
            <text:p>906153</text:p>
          </table:table-cell>
          <table:table-cell office:value-type="string" calcext:value-type="string">
            <text:p>chr7</text:p>
          </table:table-cell>
          <table:table-cell office:value-type="float" office:value="145729302" calcext:value-type="float">
            <text:p>145729302</text:p>
          </table:table-cell>
          <table:table-cell office:value-type="float" office:value="1118075" calcext:value-type="float">
            <text:p>1118075</text:p>
          </table:table-cell>
          <table:table-cell office:value-type="string" calcext:value-type="string">
            <text:p>chr7</text:p>
          </table:table-cell>
          <table:table-cell office:value-type="float" office:value="145729302" calcext:value-type="float">
            <text:p>145729302</text:p>
          </table:table-cell>
          <table:table-cell office:value-type="float" office:value="945519" calcext:value-type="float">
            <text:p>94551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8</text:p>
          </table:table-cell>
          <table:table-cell office:value-type="float" office:value="129041809" calcext:value-type="float">
            <text:p>129041809</text:p>
          </table:table-cell>
          <table:table-cell office:value-type="float" office:value="1563447" calcext:value-type="float">
            <text:p>1563447</text:p>
          </table:table-cell>
          <table:table-cell office:value-type="string" calcext:value-type="string">
            <text:p>chr8</text:p>
          </table:table-cell>
          <table:table-cell office:value-type="float" office:value="129041809" calcext:value-type="float">
            <text:p>129041809</text:p>
          </table:table-cell>
          <table:table-cell office:value-type="float" office:value="1346289" calcext:value-type="float">
            <text:p>1346289</text:p>
          </table:table-cell>
          <table:table-cell office:value-type="string" calcext:value-type="string">
            <text:p>chr8</text:p>
          </table:table-cell>
          <table:table-cell office:value-type="float" office:value="133307652" calcext:value-type="float">
            <text:p>133307652</text:p>
          </table:table-cell>
          <table:table-cell office:value-type="float" office:value="1662979" calcext:value-type="float">
            <text:p>1662979</text:p>
          </table:table-cell>
          <table:table-cell office:value-type="string" calcext:value-type="string">
            <text:p>chr8</text:p>
          </table:table-cell>
          <table:table-cell office:value-type="float" office:value="133307652" calcext:value-type="float">
            <text:p>133307652</text:p>
          </table:table-cell>
          <table:table-cell office:value-type="float" office:value="1425460" calcext:value-type="float">
            <text:p>142546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9</text:p>
          </table:table-cell>
          <table:table-cell office:value-type="float" office:value="113440463" calcext:value-type="float">
            <text:p>113440463</text:p>
          </table:table-cell>
          <table:table-cell office:value-type="float" office:value="617794" calcext:value-type="float">
            <text:p>617794</text:p>
          </table:table-cell>
          <table:table-cell office:value-type="string" calcext:value-type="string">
            <text:p>chr9</text:p>
          </table:table-cell>
          <table:table-cell office:value-type="float" office:value="113440463" calcext:value-type="float">
            <text:p>113440463</text:p>
          </table:table-cell>
          <table:table-cell office:value-type="float" office:value="533801" calcext:value-type="float">
            <text:p>533801</text:p>
          </table:table-cell>
          <table:table-cell office:value-type="string" calcext:value-type="string">
            <text:p>chr9</text:p>
          </table:table-cell>
          <table:table-cell office:value-type="float" office:value="122095297" calcext:value-type="float">
            <text:p>122095297</text:p>
          </table:table-cell>
          <table:table-cell office:value-type="float" office:value="810148" calcext:value-type="float">
            <text:p>810148</text:p>
          </table:table-cell>
          <table:table-cell office:value-type="string" calcext:value-type="string">
            <text:p>chr9</text:p>
          </table:table-cell>
          <table:table-cell office:value-type="float" office:value="122095297" calcext:value-type="float">
            <text:p>122095297</text:p>
          </table:table-cell>
          <table:table-cell office:value-type="float" office:value="699850" calcext:value-type="float">
            <text:p>699850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M</text:p>
          </table:table-cell>
          <table:table-cell office:value-type="float" office:value="16300" calcext:value-type="float">
            <text:p>16300</text:p>
          </table:table-cell>
          <table:table-cell office:value-type="float" office:value="2091995" calcext:value-type="float">
            <text:p>2091995</text:p>
          </table:table-cell>
          <table:table-cell office:value-type="string" calcext:value-type="string">
            <text:p>chrM</text:p>
          </table:table-cell>
          <table:table-cell office:value-type="float" office:value="16300" calcext:value-type="float">
            <text:p>16300</text:p>
          </table:table-cell>
          <table:table-cell office:value-type="float" office:value="1825972" calcext:value-type="float">
            <text:p>1825972</text:p>
          </table:table-cell>
          <table:table-cell office:value-type="string" calcext:value-type="string">
            <text:p>chrM</text:p>
          </table:table-cell>
          <table:table-cell office:value-type="float" office:value="16313" calcext:value-type="float">
            <text:p>16313</text:p>
          </table:table-cell>
          <table:table-cell office:value-type="float" office:value="2208897" calcext:value-type="float">
            <text:p>2208897</text:p>
          </table:table-cell>
          <table:table-cell office:value-type="string" calcext:value-type="string">
            <text:p>chrM</text:p>
          </table:table-cell>
          <table:table-cell office:value-type="float" office:value="16313" calcext:value-type="float">
            <text:p>16313</text:p>
          </table:table-cell>
          <table:table-cell office:value-type="float" office:value="1940125" calcext:value-type="float">
            <text:p>1940125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chrX</text:p>
          </table:table-cell>
          <table:table-cell office:value-type="float" office:value="160699376" calcext:value-type="float">
            <text:p>160699376</text:p>
          </table:table-cell>
          <table:table-cell office:value-type="float" office:value="346923" calcext:value-type="float">
            <text:p>346923</text:p>
          </table:table-cell>
          <table:table-cell office:value-type="string" calcext:value-type="string">
            <text:p>chrX</text:p>
          </table:table-cell>
          <table:table-cell office:value-type="float" office:value="160699376" calcext:value-type="float">
            <text:p>160699376</text:p>
          </table:table-cell>
          <table:table-cell office:value-type="float" office:value="308584" calcext:value-type="float">
            <text:p>308584</text:p>
          </table:table-cell>
          <table:table-cell office:value-type="string" calcext:value-type="string">
            <text:p>chrX</text:p>
          </table:table-cell>
          <table:table-cell office:value-type="float" office:value="159970021" calcext:value-type="float">
            <text:p>159970021</text:p>
          </table:table-cell>
          <table:table-cell office:value-type="float" office:value="360052" calcext:value-type="float">
            <text:p>360052</text:p>
          </table:table-cell>
          <table:table-cell office:value-type="string" calcext:value-type="string">
            <text:p>chrX</text:p>
          </table:table-cell>
          <table:table-cell office:value-type="float" office:value="159970021" calcext:value-type="float">
            <text:p>159970021</text:p>
          </table:table-cell>
          <table:table-cell office:value-type="float" office:value="322353" calcext:value-type="float">
            <text:p>322353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rY</text:p>
          </table:table-cell>
          <table:table-cell office:value-type="float" office:value="3310458" calcext:value-type="float">
            <text:p>3310458</text:p>
          </table:table-cell>
          <table:table-cell office:value-type="float" office:value="4481" calcext:value-type="float">
            <text:p>4481</text:p>
          </table:table-cell>
          <table:table-cell office:value-type="string" calcext:value-type="string">
            <text:p>chrY</text:p>
          </table:table-cell>
          <table:table-cell office:value-type="float" office:value="3310458" calcext:value-type="float">
            <text:p>3310458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covered-table-cell table:style-name="Default"/>
          <table:table-cell table:style-name="Default" table:number-columns-repeated="6"/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otal mapped</text:p>
          </table:table-cell>
          <table:table-cell table:style-name="Default" table:number-columns-repeated="2"/>
          <table:table-cell table:style-name="ce12" table:formula="of:=SUM([.D471:.D585])" office:value-type="float" office:value="23320938" calcext:value-type="float">
            <text:p>23320938</text:p>
          </table:table-cell>
          <table:table-cell table:style-name="Default" table:number-columns-repeated="2"/>
          <table:table-cell table:style-name="ce12" table:formula="of:=SUM([.G471:.G585])" office:value-type="float" office:value="20165427" calcext:value-type="float">
            <text:p>20165427</text:p>
          </table:table-cell>
          <table:table-cell table:style-name="Default" table:number-columns-repeated="2"/>
          <table:table-cell table:style-name="ce12" table:formula="of:=SUM([.J471:.J586])" office:value-type="float" office:value="25135960" calcext:value-type="float">
            <text:p>25135960</text:p>
          </table:table-cell>
          <table:table-cell table:style-name="Default" table:number-columns-repeated="2"/>
          <table:table-cell table:style-name="ce12" table:formula="of:=SUM([.M471:.M586])" office:value-type="float" office:value="21764527" calcext:value-type="float">
            <text:p>21764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02:43:07.824280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4:49:39.731288077</meta:creation-date>
    <dc:date>2017-07-25T03:11:45.408748482</dc:date>
    <meta:editing-duration>PT1H7M44S</meta:editing-duration>
    <meta:editing-cycles>12</meta:editing-cycles>
    <meta:generator>LibreOffice/5.1.6.2$Linux_X86_64 LibreOffice_project/10m0$Build-2</meta:generator>
    <meta:document-statistic meta:table-count="1" meta:cell-count="6976" meta:object-count="0"/>
  </office:meta>
</office:document-meta>
</file>